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Sans1" svg:font-family="'Liberation Sans'" style:font-family-generic="swiss"/>
    <style:font-face style:name="Noto Sans Devanagari1" svg:font-family="'Noto Sans Devanaga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0.6799in" style:rel-column-width="6433*"/>
    </style:style>
    <style:style style:name="Table2.B" style:family="table-column">
      <style:table-column-properties style:column-width="0.666in" style:rel-column-width="6302*"/>
    </style:style>
    <style:style style:name="Table2.C" style:family="table-column">
      <style:table-column-properties style:column-width="5.5792in" style:rel-column-width="5280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0.9208in" style:rel-column-width="8714*"/>
    </style:style>
    <style:style style:name="Table1.B" style:family="table-column">
      <style:table-column-properties style:column-width="1.0792in" style:rel-column-width="10212*"/>
    </style:style>
    <style:style style:name="Table1.C" style:family="table-column">
      <style:table-column-properties style:column-width="0.75in" style:rel-column-width="7097*"/>
    </style:style>
    <style:style style:name="Table1.D" style:family="table-column">
      <style:table-column-properties style:column-width="0.875in" style:rel-column-width="8280*"/>
    </style:style>
    <style:style style:name="Table1.E" style:family="table-column">
      <style:table-column-properties style:column-width="0.625in" style:rel-column-width="5914*"/>
    </style:style>
    <style:style style:name="Table1.F" style:family="table-column">
      <style:table-column-properties style:column-width="1.25in" style:rel-column-width="11829*"/>
    </style:style>
    <style:style style:name="Table1.G" style:family="table-column">
      <style:table-column-properties style:column-width="1.4257in" style:rel-column-width="13489*"/>
    </style:style>
    <style:style style:name="Table1.A1" style:family="table-cell">
      <style:table-cell-properties fo:padding="0in" fo:border="none" style:writing-mode="page"/>
    </style:style>
    <style:style style:name="Table1.C1" style:family="table-cell">
      <style:table-cell-properties style:vertical-align="middle" fo:padding="0in" fo:border="none" style:writing-mode="page"/>
    </style:style>
    <style:style style:name="Table5" style:family="table">
      <style:table-properties style:width="6.925in" table:align="margins" fo:background-color="transparent">
        <style:background-image/>
      </style:table-properties>
    </style:style>
    <style:style style:name="Table5.A" style:family="table-column">
      <style:table-column-properties style:column-width="0.9375in" style:rel-column-width="8872*"/>
    </style:style>
    <style:style style:name="Table5.B" style:family="table-column">
      <style:table-column-properties style:column-width="1in" style:rel-column-width="9463*"/>
    </style:style>
    <style:style style:name="Table5.C" style:family="table-column">
      <style:table-column-properties style:column-width="3.0625in" style:rel-column-width="28982*"/>
    </style:style>
    <style:style style:name="Table5.E" style:family="table-column">
      <style:table-column-properties style:column-width="0.9875in" style:rel-column-width="9346*"/>
    </style:style>
    <style:style style:name="Table5.1" style:family="table-row">
      <style:table-row-properties fo:background-color="transparent">
        <style:background-image/>
      </style:table-row-properties>
    </style:style>
    <style:style style:name="Table5.A1" style:family="table-cell">
      <style:table-cell-properties style:writing-mode="page"/>
    </style:style>
    <style:style style:name="Table5.B1" style:family="table-cell">
      <style:table-cell-properties fo:background-color="#dddddd" style:writing-mode="page">
        <style:background-image/>
      </style:table-cell-properties>
    </style:style>
    <style:style style:name="Table6" style:family="table">
      <style:table-properties style:width="6.925in" table:align="margins" fo:background-color="transparent">
        <style:background-image/>
      </style:table-properties>
    </style:style>
    <style:style style:name="Table6.A" style:family="table-column">
      <style:table-column-properties style:column-width="1.9375in" style:rel-column-width="18335*"/>
    </style:style>
    <style:style style:name="Table6.B" style:family="table-column">
      <style:table-column-properties style:column-width="3.0625in" style:rel-column-width="28982*"/>
    </style:style>
    <style:style style:name="Table6.C" style:family="table-column">
      <style:table-column-properties style:column-width="1.925in" style:rel-column-width="18218*"/>
    </style:style>
    <style:style style:name="Table6.1" style:family="table-row">
      <style:table-row-properties fo:background-color="transparent">
        <style:background-image/>
      </style:table-row-properties>
    </style:style>
    <style:style style:name="Table6.A1" style:family="table-cell">
      <style:table-cell-properties style:writing-mode="page"/>
    </style:style>
    <style:style style:name="Table6.B1" style:family="table-cell">
      <style:table-cell-properties fo:background-color="#dddddd" style:writing-mode="page">
        <style:background-image/>
      </style:table-cell-properties>
    </style:style>
    <style:style style:name="Table7" style:family="table">
      <style:table-properties style:width="6.925in" table:align="margins" fo:background-color="transparent">
        <style:background-image/>
      </style:table-properties>
    </style:style>
    <style:style style:name="Table7.A" style:family="table-column">
      <style:table-column-properties style:column-width="2.3083in" style:rel-column-width="21845*"/>
    </style:style>
    <style:style style:name="Table7.1" style:family="table-row">
      <style:table-row-properties fo:background-color="transparent">
        <style:background-image/>
      </style:table-row-properties>
    </style:style>
    <style:style style:name="Table7.A1" style:family="table-cell">
      <style:table-cell-properties fo:background-color="transparent" fo:padding="0in" fo:border="none"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1.3847in" style:rel-column-width="13104*"/>
    </style:style>
    <style:style style:name="Table8.B" style:family="table-column">
      <style:table-column-properties style:column-width="1.3028in" style:rel-column-width="12328*"/>
    </style:style>
    <style:style style:name="Table8.C" style:family="table-column">
      <style:table-column-properties style:column-width="1.4674in" style:rel-column-width="13886*"/>
    </style:style>
    <style:style style:name="Table8.D" style:family="table-column">
      <style:table-column-properties style:column-width="1.4701in" style:rel-column-width="13912*"/>
    </style:style>
    <style:style style:name="Table8.E" style:family="table-column">
      <style:table-column-properties style:column-width="1.3in" style:rel-column-width="12305*"/>
    </style:style>
    <style:style style:name="Table8.A1" style:family="table-cell">
      <style:table-cell-properties style:writing-mode="page"/>
    </style:style>
    <style:style style:name="Table9" style:family="table">
      <style:table-properties style:width="6.925in" table:align="margins" fo:background-color="transparent">
        <style:background-image/>
      </style:table-properties>
    </style:style>
    <style:style style:name="Table9.A" style:family="table-column">
      <style:table-column-properties style:column-width="2.3083in" style:rel-column-width="21845*"/>
    </style:style>
    <style:style style:name="Table9.1" style:family="table-row">
      <style:table-row-properties fo:background-color="transparent">
        <style:background-image/>
      </style:table-row-properties>
    </style:style>
    <style:style style:name="Table9.A1" style:family="table-cell">
      <style:table-cell-properties fo:background-color="#ff4000" fo:padding="0in" fo:border="none" style:writing-mode="page">
        <style:background-image/>
      </style:table-cell-properties>
    </style:style>
    <style:style style:name="Table9.B1" style:family="table-cell">
      <style:table-cell-properties fo:background-color="transparent" fo:padding="0in" fo:border="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1.3847in" style:rel-column-width="13104*"/>
    </style:style>
    <style:style style:name="Table10.B" style:family="table-column">
      <style:table-column-properties style:column-width="1.3028in" style:rel-column-width="12328*"/>
    </style:style>
    <style:style style:name="Table10.C" style:family="table-column">
      <style:table-column-properties style:column-width="1.4674in" style:rel-column-width="13886*"/>
    </style:style>
    <style:style style:name="Table10.D" style:family="table-column">
      <style:table-column-properties style:column-width="1.4701in" style:rel-column-width="13912*"/>
    </style:style>
    <style:style style:name="Table10.E" style:family="table-column">
      <style:table-column-properties style:column-width="1.3in" style:rel-column-width="12305*"/>
    </style:style>
    <style:style style:name="Table10.A1" style:family="table-cell">
      <style:table-cell-properties fo:padding="0in" fo:border="none" style:writing-mode="page"/>
    </style:style>
    <style:style style:name="Table10.B2" style:family="table-cell">
      <style:table-cell-properties style:vertical-align="middle" fo:padding="0in" fo:border="none" style:writing-mode="page"/>
    </style:style>
    <style:style style:name="Table11" style:family="table">
      <style:table-properties style:width="6.925in" table:align="margins" fo:background-color="transparent">
        <style:background-image/>
      </style:table-properties>
    </style:style>
    <style:style style:name="Table11.A" style:family="table-column">
      <style:table-column-properties style:column-width="2.3083in" style:rel-column-width="21845*"/>
    </style:style>
    <style:style style:name="Table11.1" style:family="table-row">
      <style:table-row-properties fo:background-color="transparent">
        <style:background-image/>
      </style:table-row-properties>
    </style:style>
    <style:style style:name="Table11.A1" style:family="table-cell">
      <style:table-cell-properties fo:background-color="#ff4000" fo:padding="0in" fo:border="none" style:writing-mode="page">
        <style:background-image/>
      </style:table-cell-properties>
    </style:style>
    <style:style style:name="Table11.B1" style:family="table-cell">
      <style:table-cell-properties fo:background-color="transparent" fo:padding="0in" fo:border="none" style:writing-mode="page">
        <style:background-image/>
      </style:table-cell-properties>
    </style:style>
    <style:style style:name="Table12" style:family="table">
      <style:table-properties style:width="6.925in" table:align="margins"/>
    </style:style>
    <style:style style:name="Table12.A" style:family="table-column">
      <style:table-column-properties style:column-width="1.3847in" style:rel-column-width="13104*"/>
    </style:style>
    <style:style style:name="Table12.B" style:family="table-column">
      <style:table-column-properties style:column-width="1.3028in" style:rel-column-width="12328*"/>
    </style:style>
    <style:style style:name="Table12.C" style:family="table-column">
      <style:table-column-properties style:column-width="1.4674in" style:rel-column-width="13886*"/>
    </style:style>
    <style:style style:name="Table12.D" style:family="table-column">
      <style:table-column-properties style:column-width="1.4701in" style:rel-column-width="13912*"/>
    </style:style>
    <style:style style:name="Table12.E" style:family="table-column">
      <style:table-column-properties style:column-width="1.3in" style:rel-column-width="12305*"/>
    </style:style>
    <style:style style:name="Table12.A1" style:family="table-cell">
      <style:table-cell-properties fo:padding="0in" fo:border="none" style:writing-mode="page"/>
    </style:style>
    <style:style style:name="Table12.B2" style:family="table-cell">
      <style:table-cell-properties style:vertical-align="middle" fo:padding="0in" fo:border="none" style:writing-mode="page"/>
    </style:style>
    <style:style style:name="Table13" style:family="table">
      <style:table-properties style:width="6.925in" table:align="margins" fo:background-color="transparent">
        <style:background-image/>
      </style:table-properties>
    </style:style>
    <style:style style:name="Table13.A" style:family="table-column">
      <style:table-column-properties style:column-width="2.3083in" style:rel-column-width="21845*"/>
    </style:style>
    <style:style style:name="Table13.1" style:family="table-row">
      <style:table-row-properties fo:background-color="transparent">
        <style:background-image/>
      </style:table-row-properties>
    </style:style>
    <style:style style:name="Table13.A1" style:family="table-cell">
      <style:table-cell-properties fo:background-color="#ff4000" fo:padding="0in" fo:border="none" style:writing-mode="page">
        <style:background-image/>
      </style:table-cell-properties>
    </style:style>
    <style:style style:name="Table14" style:family="table">
      <style:table-properties style:width="6.925in" table:align="margins" fo:background-color="transparent">
        <style:background-image/>
      </style:table-properties>
    </style:style>
    <style:style style:name="Table14.A" style:family="table-column">
      <style:table-column-properties style:column-width="1.3847in" style:rel-column-width="13104*"/>
    </style:style>
    <style:style style:name="Table14.B" style:family="table-column">
      <style:table-column-properties style:column-width="1.3028in" style:rel-column-width="12328*"/>
    </style:style>
    <style:style style:name="Table14.C" style:family="table-column">
      <style:table-column-properties style:column-width="1.4674in" style:rel-column-width="13886*"/>
    </style:style>
    <style:style style:name="Table14.D" style:family="table-column">
      <style:table-column-properties style:column-width="1.4701in" style:rel-column-width="13912*"/>
    </style:style>
    <style:style style:name="Table14.E" style:family="table-column">
      <style:table-column-properties style:column-width="1.3in" style:rel-column-width="12305*"/>
    </style:style>
    <style:style style:name="Table14.A1" style:family="table-cell">
      <style:table-cell-properties fo:padding="0in" fo:border="none" style:writing-mode="page"/>
    </style:style>
    <style:style style:name="Table14.B2" style:family="table-cell">
      <style:table-cell-properties style:vertical-align="middle" fo:padding="0in" fo:border="none" style:writing-mode="page"/>
    </style:style>
    <style:style style:name="Table14.5" style:family="table-row">
      <style:table-row-properties fo:background-color="transparent">
        <style:background-image/>
      </style:table-row-properties>
    </style:style>
    <style:style style:name="Table14.C5" style:family="table-cell">
      <style:table-cell-properties fo:background-color="#d4ea6b" fo:padding="0in" fo:border="none" style:writing-mode="page">
        <style:background-image/>
      </style:table-cell-properties>
    </style:style>
    <style:style style:name="Table14.D5" style:family="table-cell">
      <style:table-cell-properties fo:background-color="#d4ea6b" fo:padding="0in" fo:border="none" style:writing-mode="page">
        <style:background-image/>
      </style:table-cell-properties>
    </style:style>
    <style:style style:name="Table15" style:family="table">
      <style:table-properties style:width="6.925in" table:align="margins" fo:background-color="transparent">
        <style:background-image/>
      </style:table-properties>
    </style:style>
    <style:style style:name="Table15.A" style:family="table-column">
      <style:table-column-properties style:column-width="1.3847in" style:rel-column-width="13104*"/>
    </style:style>
    <style:style style:name="Table15.B" style:family="table-column">
      <style:table-column-properties style:column-width="1.3028in" style:rel-column-width="12328*"/>
    </style:style>
    <style:style style:name="Table15.C" style:family="table-column">
      <style:table-column-properties style:column-width="1.4674in" style:rel-column-width="13886*"/>
    </style:style>
    <style:style style:name="Table15.D" style:family="table-column">
      <style:table-column-properties style:column-width="1.4701in" style:rel-column-width="13912*"/>
    </style:style>
    <style:style style:name="Table15.E" style:family="table-column">
      <style:table-column-properties style:column-width="1.3in" style:rel-column-width="12305*"/>
    </style:style>
    <style:style style:name="Table15.A1" style:family="table-cell">
      <style:table-cell-properties fo:padding="0in" fo:border="none" style:writing-mode="page"/>
    </style:style>
    <style:style style:name="Table15.B2" style:family="table-cell">
      <style:table-cell-properties style:vertical-align="middle" fo:padding="0in" fo:border="none" style:writing-mode="page"/>
    </style:style>
    <style:style style:name="Table15.5" style:family="table-row">
      <style:table-row-properties fo:background-color="transparent">
        <style:background-image/>
      </style:table-row-properties>
    </style:style>
    <style:style style:name="Table15.C5" style:family="table-cell">
      <style:table-cell-properties fo:background-color="#d4ea6b" fo:padding="0in" fo:border="none" style:writing-mode="page">
        <style:background-image/>
      </style:table-cell-properties>
    </style:style>
    <style:style style:name="Table15.D5" style:family="table-cell">
      <style:table-cell-properties fo:background-color="#d4ea6b" fo:padding="0in" fo:border="none" style:writing-mode="page">
        <style:background-image/>
      </style:table-cell-properties>
    </style:style>
    <style:style style:name="Table17" style:family="table">
      <style:table-properties style:width="6.925in" table:align="margins" fo:background-color="transparent">
        <style:background-image/>
      </style:table-properties>
    </style:style>
    <style:style style:name="Table17.A" style:family="table-column">
      <style:table-column-properties style:column-width="1.1424in" style:rel-column-width="10810*"/>
    </style:style>
    <style:style style:name="Table17.B" style:family="table-column">
      <style:table-column-properties style:column-width="1.075in" style:rel-column-width="10173*"/>
    </style:style>
    <style:style style:name="Table17.C" style:family="table-column">
      <style:table-column-properties style:column-width="1.2111in" style:rel-column-width="11461*"/>
    </style:style>
    <style:style style:name="Table17.D" style:family="table-column">
      <style:table-column-properties style:column-width="1.2104in" style:rel-column-width="11454*"/>
    </style:style>
    <style:style style:name="Table17.E" style:family="table-column">
      <style:table-column-properties style:column-width="1.2132in" style:rel-column-width="11481*"/>
    </style:style>
    <style:style style:name="Table17.F" style:family="table-column">
      <style:table-column-properties style:column-width="1.0729in" style:rel-column-width="10156*"/>
    </style:style>
    <style:style style:name="Table17.A1" style:family="table-cell">
      <style:table-cell-properties fo:padding="0in" fo:border="none" style:writing-mode="page"/>
    </style:style>
    <style:style style:name="Table17.B2" style:family="table-cell">
      <style:table-cell-properties style:vertical-align="middle" fo:padding="0in" fo:border="none" style:writing-mode="page"/>
    </style:style>
    <style:style style:name="Table17.5" style:family="table-row">
      <style:table-row-properties fo:background-color="transparent">
        <style:background-image/>
      </style:table-row-properties>
    </style:style>
    <style:style style:name="Table17.C5" style:family="table-cell">
      <style:table-cell-properties fo:background-color="#d4ea6b" fo:padding="0in" fo:border="none" style:writing-mode="page">
        <style:background-image/>
      </style:table-cell-properties>
    </style:style>
    <style:style style:name="Table17.D5" style:family="table-cell">
      <style:table-cell-properties fo:background-color="#ff4000" fo:padding="0in" fo:border="none" style:writing-mode="page">
        <style:background-image/>
      </style:table-cell-properties>
    </style:style>
    <style:style style:name="Table17.E5" style:family="table-cell">
      <style:table-cell-properties fo:background-color="#d4ea6b" fo:padding="0in" fo:border="none" style:writing-mode="page">
        <style:background-image/>
      </style:table-cell-properties>
    </style:style>
    <style:style style:name="Table16" style:family="table">
      <style:table-properties style:width="6.925in" table:align="margins"/>
    </style:style>
    <style:style style:name="Table16.A" style:family="table-column">
      <style:table-column-properties style:column-width="0.6799in" style:rel-column-width="6433*"/>
    </style:style>
    <style:style style:name="Table16.B" style:family="table-column">
      <style:table-column-properties style:column-width="0.666in" style:rel-column-width="6302*"/>
    </style:style>
    <style:style style:name="Table16.C" style:family="table-column">
      <style:table-column-properties style:column-width="5.5792in" style:rel-column-width="52800*"/>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Liberation Sans" fo:font-size="14pt" officeooo:rsid="01ddf29a" officeooo:paragraph-rsid="01ddf29a" style:font-size-asian="12.25pt" style:font-size-complex="14pt"/>
    </style:style>
    <style:style style:name="P2" style:family="paragraph" style:parent-style-name="Footer">
      <style:paragraph-properties fo:text-align="center" style:justify-single-word="false"/>
      <style:text-properties style:font-name="Liberation Sans" fo:font-size="11pt" officeooo:rsid="001ece1a" officeooo:paragraph-rsid="001ece1a" style:font-size-asian="9.60000038146973pt" style:font-size-complex="11pt"/>
    </style:style>
    <style:style style:name="P3" style:family="paragraph" style:parent-style-name="Standard">
      <style:text-properties style:font-name="Liberation Sans" officeooo:rsid="005fff7a" officeooo:paragraph-rsid="005fff7a"/>
    </style:style>
    <style:style style:name="P4" style:family="paragraph" style:parent-style-name="Standard">
      <style:text-properties style:font-name="Liberation Sans" officeooo:rsid="00856c8e" officeooo:paragraph-rsid="0086c660"/>
    </style:style>
    <style:style style:name="P5" style:family="paragraph" style:parent-style-name="Standard">
      <style:text-properties style:font-name="Liberation Sans" officeooo:rsid="0086c660" officeooo:paragraph-rsid="00882d6f"/>
    </style:style>
    <style:style style:name="P6" style:family="paragraph" style:parent-style-name="Standard">
      <style:text-properties style:font-name="Liberation Sans" fo:font-size="11pt" officeooo:rsid="00838333" officeooo:paragraph-rsid="008d3aec" style:font-size-asian="11pt" style:font-size-complex="11pt"/>
    </style:style>
    <style:style style:name="P7" style:family="paragraph" style:parent-style-name="Standard">
      <style:paragraph-properties fo:text-align="center" style:justify-single-word="false"/>
      <style:text-properties style:font-name="Liberation Sans" fo:font-size="10pt" officeooo:rsid="01a669fd" officeooo:paragraph-rsid="01a669fd" style:font-size-asian="10pt" style:font-size-complex="10pt"/>
    </style:style>
    <style:style style:name="P8" style:family="paragraph" style:parent-style-name="Standard">
      <style:text-properties style:font-name="Liberation Sans" officeooo:rsid="00200344" officeooo:paragraph-rsid="00200344"/>
    </style:style>
    <style:style style:name="P9" style:family="paragraph" style:parent-style-name="Standard">
      <style:text-properties style:font-name="Liberation Mono"/>
    </style:style>
    <style:style style:name="P10" style:family="paragraph" style:parent-style-name="Standard">
      <style:text-properties style:font-name="Liberation Mono" officeooo:rsid="01cb239d" officeooo:paragraph-rsid="01cb239d"/>
    </style:style>
    <style:style style:name="P11" style:family="paragraph" style:parent-style-name="Standard">
      <style:text-properties officeooo:paragraph-rsid="007dfd3c"/>
    </style:style>
    <style:style style:name="P12" style:family="paragraph" style:parent-style-name="Text_20_body">
      <style:text-properties style:font-name="Liberation Sans"/>
    </style:style>
    <style:style style:name="P13" style:family="paragraph" style:parent-style-name="Text_20_body">
      <style:text-properties style:font-name="Liberation Sans" officeooo:rsid="0021b4e3" officeooo:paragraph-rsid="0021b4e3"/>
    </style:style>
    <style:style style:name="P14" style:family="paragraph" style:parent-style-name="Text_20_body">
      <style:text-properties style:font-name="Liberation Sans" officeooo:rsid="0024425a" officeooo:paragraph-rsid="0024425a"/>
    </style:style>
    <style:style style:name="P15" style:family="paragraph" style:parent-style-name="Text_20_body">
      <style:text-properties style:font-name="Liberation Sans" officeooo:rsid="002462a8" officeooo:paragraph-rsid="002462a8"/>
    </style:style>
    <style:style style:name="P16" style:family="paragraph" style:parent-style-name="Text_20_body">
      <style:text-properties style:font-name="Liberation Sans" officeooo:rsid="0025b25b" officeooo:paragraph-rsid="00269aab"/>
    </style:style>
    <style:style style:name="P17" style:family="paragraph" style:parent-style-name="Text_20_body">
      <style:text-properties style:font-name="Liberation Sans" officeooo:rsid="002827af" officeooo:paragraph-rsid="002827af"/>
    </style:style>
    <style:style style:name="P18" style:family="paragraph" style:parent-style-name="Text_20_body">
      <style:text-properties style:font-name="Liberation Sans" officeooo:rsid="002827af" officeooo:paragraph-rsid="005f08f0"/>
    </style:style>
    <style:style style:name="P19" style:family="paragraph" style:parent-style-name="Text_20_body">
      <style:text-properties style:font-name="Liberation Sans" officeooo:rsid="002827af" officeooo:paragraph-rsid="006f22a1"/>
    </style:style>
    <style:style style:name="P20" style:family="paragraph" style:parent-style-name="Text_20_body">
      <style:text-properties style:font-name="Liberation Sans" officeooo:rsid="002827af" officeooo:paragraph-rsid="007dfd3c"/>
    </style:style>
    <style:style style:name="P21" style:family="paragraph" style:parent-style-name="Text_20_body">
      <style:text-properties style:font-name="Liberation Sans" officeooo:rsid="001abbba" officeooo:paragraph-rsid="00295c29"/>
    </style:style>
    <style:style style:name="P22" style:family="paragraph" style:parent-style-name="Text_20_body">
      <style:text-properties style:font-name="Liberation Sans" officeooo:rsid="003b593c" officeooo:paragraph-rsid="003b593c"/>
    </style:style>
    <style:style style:name="P23" style:family="paragraph" style:parent-style-name="Text_20_body">
      <style:text-properties style:font-name="Liberation Sans" officeooo:rsid="00363133" officeooo:paragraph-rsid="00363133"/>
    </style:style>
    <style:style style:name="P24" style:family="paragraph" style:parent-style-name="Text_20_body">
      <style:text-properties style:font-name="Liberation Sans" officeooo:rsid="004311d3" officeooo:paragraph-rsid="004311d3"/>
    </style:style>
    <style:style style:name="P25" style:family="paragraph" style:parent-style-name="Text_20_body">
      <style:text-properties style:font-name="Liberation Sans" officeooo:rsid="004311d3" officeooo:paragraph-rsid="0043c9f0"/>
    </style:style>
    <style:style style:name="P26" style:family="paragraph" style:parent-style-name="Text_20_body">
      <style:text-properties style:font-name="Liberation Sans" officeooo:rsid="0043c9f0" officeooo:paragraph-rsid="0043c9f0"/>
    </style:style>
    <style:style style:name="P27" style:family="paragraph" style:parent-style-name="Text_20_body">
      <style:text-properties style:font-name="Liberation Sans" officeooo:rsid="004b6812" officeooo:paragraph-rsid="004b6812"/>
    </style:style>
    <style:style style:name="P28" style:family="paragraph" style:parent-style-name="Text_20_body">
      <style:text-properties style:font-name="Liberation Sans" officeooo:rsid="00521e0a" officeooo:paragraph-rsid="00521e0a"/>
    </style:style>
    <style:style style:name="P29" style:family="paragraph" style:parent-style-name="Text_20_body">
      <style:text-properties style:font-name="Liberation Sans" officeooo:rsid="00542eee" officeooo:paragraph-rsid="00542eee"/>
    </style:style>
    <style:style style:name="P30" style:family="paragraph" style:parent-style-name="Text_20_body">
      <style:text-properties style:font-name="Liberation Sans" officeooo:rsid="005fff7a" officeooo:paragraph-rsid="005fff7a"/>
    </style:style>
    <style:style style:name="P31" style:family="paragraph" style:parent-style-name="Text_20_body">
      <style:text-properties style:font-name="Liberation Sans" officeooo:rsid="007086dd" officeooo:paragraph-rsid="007086dd"/>
    </style:style>
    <style:style style:name="P32" style:family="paragraph" style:parent-style-name="Text_20_body">
      <style:text-properties style:font-name="Liberation Sans" officeooo:rsid="007086dd" officeooo:paragraph-rsid="007dfd3c"/>
    </style:style>
    <style:style style:name="P33" style:family="paragraph" style:parent-style-name="Text_20_body">
      <style:text-properties style:font-name="Liberation Sans" fo:font-weight="normal" officeooo:rsid="007673bf" officeooo:paragraph-rsid="007673bf" style:font-weight-asian="normal" style:font-weight-complex="normal"/>
    </style:style>
    <style:style style:name="P34" style:family="paragraph" style:parent-style-name="Text_20_body">
      <style:text-properties style:font-name="Liberation Sans" fo:font-weight="normal" officeooo:rsid="007673bf" officeooo:paragraph-rsid="009c2a8a" style:font-weight-asian="normal" style:font-weight-complex="normal"/>
    </style:style>
    <style:style style:name="P35" style:family="paragraph" style:parent-style-name="Text_20_body">
      <style:text-properties style:font-name="Liberation Sans" fo:font-weight="normal" officeooo:rsid="002827af" officeooo:paragraph-rsid="01cb239d" style:font-weight-asian="normal" style:font-weight-complex="normal"/>
    </style:style>
    <style:style style:name="P36" style:family="paragraph" style:parent-style-name="Text_20_body">
      <style:text-properties style:font-name="Liberation Sans" officeooo:rsid="007673bf" officeooo:paragraph-rsid="007673bf"/>
    </style:style>
    <style:style style:name="P37" style:family="paragraph" style:parent-style-name="Text_20_body">
      <style:text-properties style:font-name="Liberation Sans" officeooo:rsid="007673bf" officeooo:paragraph-rsid="007dfd3c"/>
    </style:style>
    <style:style style:name="P38" style:family="paragraph" style:parent-style-name="Text_20_body">
      <style:text-properties style:font-name="Liberation Sans" officeooo:rsid="007b7871" officeooo:paragraph-rsid="007b7871"/>
    </style:style>
    <style:style style:name="P39" style:family="paragraph" style:parent-style-name="Text_20_body">
      <style:text-properties style:font-name="Liberation Sans" officeooo:rsid="007b7871" officeooo:paragraph-rsid="007dfd3c"/>
    </style:style>
    <style:style style:name="P40" style:family="paragraph" style:parent-style-name="Text_20_body">
      <style:text-properties style:font-name="Liberation Sans" fo:font-weight="bold" style:font-weight-asian="bold" style:font-weight-complex="bold"/>
    </style:style>
    <style:style style:name="P41" style:family="paragraph" style:parent-style-name="Text_20_body">
      <style:text-properties style:font-name="Liberation Sans" fo:font-weight="bold" officeooo:paragraph-rsid="007dfd3c" style:font-weight-asian="bold" style:font-weight-complex="bold"/>
    </style:style>
    <style:style style:name="P42" style:family="paragraph" style:parent-style-name="Text_20_body">
      <style:text-properties style:font-name="Liberation Sans" officeooo:rsid="0080be12" officeooo:paragraph-rsid="0080be12"/>
    </style:style>
    <style:style style:name="P43" style:family="paragraph" style:parent-style-name="Text_20_body">
      <style:text-properties style:font-name="Liberation Sans" officeooo:rsid="0081a360" officeooo:paragraph-rsid="0081a360"/>
    </style:style>
    <style:style style:name="P44" style:family="paragraph" style:parent-style-name="Text_20_body">
      <style:text-properties style:font-name="Liberation Sans" officeooo:rsid="00856c8e" officeooo:paragraph-rsid="00856c8e"/>
    </style:style>
    <style:style style:name="P45" style:family="paragraph" style:parent-style-name="Text_20_body">
      <style:text-properties style:font-name="Liberation Sans" officeooo:rsid="0086c660" officeooo:paragraph-rsid="0086c660"/>
    </style:style>
    <style:style style:name="P46" style:family="paragraph" style:parent-style-name="Text_20_body">
      <style:text-properties style:font-name="Liberation Sans" officeooo:rsid="00838333" officeooo:paragraph-rsid="00882d6f"/>
    </style:style>
    <style:style style:name="P47" style:family="paragraph" style:parent-style-name="Text_20_body">
      <style:text-properties style:font-name="Liberation Sans" officeooo:rsid="00838333" officeooo:paragraph-rsid="008a538c"/>
    </style:style>
    <style:style style:name="P48" style:family="paragraph" style:parent-style-name="Text_20_body">
      <style:text-properties style:font-name="Liberation Sans" officeooo:rsid="008a538c" officeooo:paragraph-rsid="008a538c"/>
    </style:style>
    <style:style style:name="P49" style:family="paragraph" style:parent-style-name="Text_20_body">
      <style:text-properties style:font-name="Liberation Sans" officeooo:rsid="008a538c" officeooo:paragraph-rsid="008ba193"/>
    </style:style>
    <style:style style:name="P50" style:family="paragraph" style:parent-style-name="Text_20_body">
      <style:text-properties style:font-name="Liberation Sans" officeooo:rsid="00882d6f" officeooo:paragraph-rsid="00882d6f"/>
    </style:style>
    <style:style style:name="P51" style:family="paragraph" style:parent-style-name="Text_20_body">
      <style:text-properties style:font-name="Liberation Sans" fo:font-size="12pt" officeooo:rsid="008ea727" officeooo:paragraph-rsid="008ea727" style:font-size-asian="12pt" style:font-size-complex="12pt"/>
    </style:style>
    <style:style style:name="P52" style:family="paragraph" style:parent-style-name="Text_20_body">
      <style:text-properties style:font-name="Liberation Sans" officeooo:rsid="00ae9806" officeooo:paragraph-rsid="00ae9806"/>
    </style:style>
    <style:style style:name="P53" style:family="paragraph" style:parent-style-name="Text_20_body">
      <style:text-properties style:font-name="Liberation Sans" officeooo:rsid="00b00b25" officeooo:paragraph-rsid="00b00b25"/>
    </style:style>
    <style:style style:name="P54" style:family="paragraph" style:parent-style-name="Text_20_body">
      <style:text-properties style:font-name="Liberation Sans" officeooo:rsid="00b104f3" officeooo:paragraph-rsid="00b104f3"/>
    </style:style>
    <style:style style:name="P55" style:family="paragraph" style:parent-style-name="Text_20_body">
      <style:text-properties style:font-name="Liberation Sans" officeooo:rsid="00b6aea9" officeooo:paragraph-rsid="00b6aea9"/>
    </style:style>
    <style:style style:name="P56" style:family="paragraph" style:parent-style-name="Text_20_body">
      <style:text-properties style:font-name="Liberation Sans" officeooo:rsid="00b7a05b" officeooo:paragraph-rsid="00b7a05b"/>
    </style:style>
    <style:style style:name="P57" style:family="paragraph" style:parent-style-name="Text_20_body">
      <style:text-properties style:font-name="Liberation Sans" officeooo:rsid="00bfa709" officeooo:paragraph-rsid="00bfa709"/>
    </style:style>
    <style:style style:name="P58" style:family="paragraph" style:parent-style-name="Text_20_body">
      <style:text-properties style:font-name="Liberation Sans" officeooo:rsid="00c402bf" officeooo:paragraph-rsid="00c402bf"/>
    </style:style>
    <style:style style:name="P59" style:family="paragraph" style:parent-style-name="Text_20_body">
      <style:text-properties style:font-name="Liberation Sans" fo:font-style="normal" officeooo:rsid="00de2dda" officeooo:paragraph-rsid="00de2dda" style:font-style-asian="normal" style:font-style-complex="normal"/>
    </style:style>
    <style:style style:name="P60" style:family="paragraph" style:parent-style-name="Text_20_body">
      <style:text-properties style:font-name="Liberation Sans" fo:font-style="normal" officeooo:rsid="00e72a99" officeooo:paragraph-rsid="00e72a99" style:font-style-asian="normal" style:font-style-complex="normal"/>
    </style:style>
    <style:style style:name="P61" style:family="paragraph" style:parent-style-name="Text_20_body">
      <style:text-properties style:font-name="Liberation Sans" fo:font-style="normal" officeooo:rsid="0121c22f" officeooo:paragraph-rsid="0121c22f" style:font-style-asian="normal" style:font-style-complex="normal"/>
    </style:style>
    <style:style style:name="P62" style:family="paragraph" style:parent-style-name="Text_20_body">
      <style:text-properties style:font-name="Liberation Sans" fo:font-style="normal" officeooo:rsid="00cc70aa" officeooo:paragraph-rsid="00cc70aa" style:font-style-asian="normal" style:font-style-complex="normal"/>
    </style:style>
    <style:style style:name="P63" style:family="paragraph" style:parent-style-name="Text_20_body">
      <style:text-properties style:font-name="Liberation Sans" fo:font-style="normal" officeooo:rsid="00cc70aa" officeooo:paragraph-rsid="01a721ef" style:font-style-asian="normal" style:font-style-complex="normal"/>
    </style:style>
    <style:style style:name="P64" style:family="paragraph" style:parent-style-name="Text_20_body">
      <style:text-properties style:font-name="Liberation Sans" fo:font-style="normal" officeooo:rsid="00cd1fe8" officeooo:paragraph-rsid="0130301a" style:font-style-asian="normal" style:font-style-complex="normal"/>
    </style:style>
    <style:style style:name="P65" style:family="paragraph" style:parent-style-name="Text_20_body">
      <style:text-properties style:font-name="Liberation Sans" fo:font-style="italic" officeooo:rsid="00e18a11" officeooo:paragraph-rsid="00e18a11" style:font-style-asian="italic" style:font-style-complex="italic"/>
    </style:style>
    <style:style style:name="P66" style:family="paragraph" style:parent-style-name="Text_20_body">
      <style:text-properties style:font-name="Liberation Sans" officeooo:rsid="00d04b01" officeooo:paragraph-rsid="0130301a"/>
    </style:style>
    <style:style style:name="P67" style:family="paragraph" style:parent-style-name="Text_20_body">
      <style:text-properties style:font-name="Liberation Sans" officeooo:rsid="01cb239d" officeooo:paragraph-rsid="01cb239d"/>
    </style:style>
    <style:style style:name="P68" style:family="paragraph" style:parent-style-name="Text_20_body">
      <style:text-properties style:font-name="Liberation Sans" officeooo:rsid="01ac8b50" officeooo:paragraph-rsid="007b7871"/>
    </style:style>
    <style:style style:name="P69" style:family="paragraph" style:parent-style-name="Text_20_body">
      <style:text-properties officeooo:paragraph-rsid="0021b4e3"/>
    </style:style>
    <style:style style:name="P70" style:family="paragraph" style:parent-style-name="Text_20_body">
      <style:text-properties style:font-name="Liberation Mono"/>
    </style:style>
    <style:style style:name="P71" style:family="paragraph" style:parent-style-name="Text_20_body">
      <style:text-properties style:font-name="Liberation Mono" officeooo:rsid="006f22a1" officeooo:paragraph-rsid="006f22a1"/>
    </style:style>
    <style:style style:name="P72" style:family="paragraph" style:parent-style-name="Text_20_body">
      <style:text-properties style:font-name="Liberation Mono" officeooo:rsid="006f22a1" officeooo:paragraph-rsid="007dfd3c"/>
    </style:style>
    <style:style style:name="P73" style:family="paragraph" style:parent-style-name="Text_20_body">
      <style:text-properties style:font-name="Liberation Mono" officeooo:rsid="005f08f0" officeooo:paragraph-rsid="005f08f0"/>
    </style:style>
    <style:style style:name="P74" style:family="paragraph" style:parent-style-name="Text_20_body">
      <style:text-properties officeooo:paragraph-rsid="00363133"/>
    </style:style>
    <style:style style:name="P75" style:family="paragraph" style:parent-style-name="Text_20_body">
      <style:text-properties officeooo:paragraph-rsid="0038839f"/>
    </style:style>
    <style:style style:name="P76" style:family="paragraph" style:parent-style-name="Text_20_body">
      <style:text-properties officeooo:rsid="0038e7ac" officeooo:paragraph-rsid="0038e7ac"/>
    </style:style>
    <style:style style:name="P77" style:family="paragraph" style:parent-style-name="Text_20_body">
      <style:text-properties officeooo:rsid="003a9f43" officeooo:paragraph-rsid="003b593c"/>
    </style:style>
    <style:style style:name="P78" style:family="paragraph" style:parent-style-name="Text_20_body">
      <style:text-properties officeooo:paragraph-rsid="003bcfab"/>
    </style:style>
    <style:style style:name="P79" style:family="paragraph" style:parent-style-name="Text_20_body">
      <style:text-properties officeooo:paragraph-rsid="0040f8b5"/>
    </style:style>
    <style:style style:name="P80" style:family="paragraph" style:parent-style-name="Text_20_body">
      <style:text-properties officeooo:paragraph-rsid="0046a0e3"/>
    </style:style>
    <style:style style:name="P81" style:family="paragraph" style:parent-style-name="Text_20_body">
      <style:text-properties officeooo:paragraph-rsid="005f08f0"/>
    </style:style>
    <style:style style:name="P82" style:family="paragraph" style:parent-style-name="Text_20_body">
      <style:text-properties officeooo:rsid="005f08f0" officeooo:paragraph-rsid="005f08f0"/>
    </style:style>
    <style:style style:name="P83" style:family="paragraph" style:parent-style-name="Text_20_body">
      <style:text-properties officeooo:rsid="005fe631" officeooo:paragraph-rsid="005fe631"/>
    </style:style>
    <style:style style:name="P84" style:family="paragraph" style:parent-style-name="Text_20_body">
      <style:text-properties officeooo:paragraph-rsid="006d30fa"/>
    </style:style>
    <style:style style:name="P85" style:family="paragraph" style:parent-style-name="Text_20_body">
      <style:text-properties officeooo:paragraph-rsid="007086dd"/>
    </style:style>
    <style:style style:name="P86" style:family="paragraph" style:parent-style-name="Text_20_body">
      <style:text-properties officeooo:rsid="007673bf" officeooo:paragraph-rsid="007673bf"/>
    </style:style>
    <style:style style:name="P87" style:family="paragraph" style:parent-style-name="Text_20_body">
      <style:text-properties officeooo:rsid="007673bf" officeooo:paragraph-rsid="007dfd3c"/>
    </style:style>
    <style:style style:name="P88" style:family="paragraph" style:parent-style-name="Text_20_body">
      <style:text-properties officeooo:paragraph-rsid="007dfd3c"/>
    </style:style>
    <style:style style:name="P89" style:family="paragraph" style:parent-style-name="Text_20_body">
      <style:text-properties officeooo:paragraph-rsid="007f0eb1"/>
    </style:style>
    <style:style style:name="P90" style:family="paragraph" style:parent-style-name="Text_20_body">
      <style:text-properties officeooo:paragraph-rsid="0080be12"/>
    </style:style>
    <style:style style:name="P91" style:family="paragraph" style:parent-style-name="Text_20_body">
      <style:text-properties officeooo:rsid="0081a360" officeooo:paragraph-rsid="0081a360"/>
    </style:style>
    <style:style style:name="P92" style:family="paragraph" style:parent-style-name="Text_20_body">
      <style:text-properties officeooo:paragraph-rsid="00856c8e"/>
    </style:style>
    <style:style style:name="P93" style:family="paragraph" style:parent-style-name="Text_20_body">
      <style:text-properties officeooo:paragraph-rsid="008ba193"/>
    </style:style>
    <style:style style:name="P94" style:family="paragraph" style:parent-style-name="Text_20_body">
      <style:text-properties officeooo:rsid="008d3aec" officeooo:paragraph-rsid="008d3aec"/>
    </style:style>
    <style:style style:name="P95" style:family="paragraph" style:parent-style-name="Text_20_body">
      <style:text-properties officeooo:paragraph-rsid="00953b24"/>
    </style:style>
    <style:style style:name="P96" style:family="paragraph" style:parent-style-name="Text_20_body">
      <style:text-properties officeooo:rsid="009a0158" officeooo:paragraph-rsid="009a0158"/>
    </style:style>
    <style:style style:name="P97" style:family="paragraph" style:parent-style-name="Text_20_body">
      <style:text-properties officeooo:paragraph-rsid="009dcd78"/>
    </style:style>
    <style:style style:name="P98" style:family="paragraph" style:parent-style-name="Text_20_body">
      <style:text-properties officeooo:paragraph-rsid="00269aab"/>
    </style:style>
    <style:style style:name="P99" style:family="paragraph" style:parent-style-name="Text_20_body">
      <style:text-properties officeooo:rsid="00aa2b9e" officeooo:paragraph-rsid="00aa2b9e"/>
    </style:style>
    <style:style style:name="P100" style:family="paragraph" style:parent-style-name="Text_20_body">
      <style:text-properties officeooo:paragraph-rsid="00aab37c"/>
    </style:style>
    <style:style style:name="P101" style:family="paragraph" style:parent-style-name="Text_20_body">
      <style:text-properties officeooo:paragraph-rsid="00ac90ef"/>
    </style:style>
    <style:style style:name="P102" style:family="paragraph" style:parent-style-name="Text_20_body">
      <style:text-properties officeooo:paragraph-rsid="00b00b25"/>
    </style:style>
    <style:style style:name="P103" style:family="paragraph" style:parent-style-name="Text_20_body">
      <style:text-properties officeooo:rsid="00b29bb1" officeooo:paragraph-rsid="00b29bb1"/>
    </style:style>
    <style:style style:name="P104" style:family="paragraph" style:parent-style-name="Text_20_body">
      <style:text-properties officeooo:paragraph-rsid="00b421f3"/>
    </style:style>
    <style:style style:name="P105" style:family="paragraph" style:parent-style-name="Text_20_body">
      <style:text-properties officeooo:rsid="00b421f3" officeooo:paragraph-rsid="00b421f3"/>
    </style:style>
    <style:style style:name="P106" style:family="paragraph" style:parent-style-name="Text_20_body">
      <style:text-properties officeooo:rsid="00b6aea9" officeooo:paragraph-rsid="00b6aea9"/>
    </style:style>
    <style:style style:name="P107" style:family="paragraph" style:parent-style-name="Text_20_body">
      <style:text-properties officeooo:paragraph-rsid="00bfa709"/>
    </style:style>
    <style:style style:name="P108" style:family="paragraph" style:parent-style-name="Text_20_body">
      <style:text-properties officeooo:paragraph-rsid="00be05a8"/>
    </style:style>
    <style:style style:name="P109" style:family="paragraph" style:parent-style-name="Text_20_body">
      <style:text-properties officeooo:paragraph-rsid="00ae9806"/>
    </style:style>
    <style:style style:name="P110" style:family="paragraph" style:parent-style-name="Text_20_body">
      <style:text-properties officeooo:paragraph-rsid="00c402bf"/>
    </style:style>
    <style:style style:name="P111" style:family="paragraph" style:parent-style-name="Text_20_body">
      <style:text-properties officeooo:paragraph-rsid="00b989c2"/>
    </style:style>
    <style:style style:name="P112" style:family="paragraph" style:parent-style-name="Text_20_body">
      <style:text-properties officeooo:rsid="00c4e4bf" officeooo:paragraph-rsid="00c4e4bf"/>
    </style:style>
    <style:style style:name="P113" style:family="paragraph" style:parent-style-name="Text_20_body">
      <style:text-properties officeooo:paragraph-rsid="00c4e4bf"/>
    </style:style>
    <style:style style:name="P114" style:family="paragraph" style:parent-style-name="Text_20_body">
      <style:text-properties officeooo:rsid="00c64660" officeooo:paragraph-rsid="00c64660"/>
    </style:style>
    <style:style style:name="P115" style:family="paragraph" style:parent-style-name="Text_20_body">
      <style:text-properties officeooo:rsid="00c945cc" officeooo:paragraph-rsid="00c945cc"/>
    </style:style>
    <style:style style:name="P116" style:family="paragraph" style:parent-style-name="Text_20_body">
      <style:text-properties officeooo:rsid="00de2dda" officeooo:paragraph-rsid="00de2dda"/>
    </style:style>
    <style:style style:name="P117" style:family="paragraph" style:parent-style-name="Text_20_body">
      <style:text-properties officeooo:rsid="00e00974" officeooo:paragraph-rsid="00e00974"/>
    </style:style>
    <style:style style:name="P118" style:family="paragraph" style:parent-style-name="Text_20_body">
      <style:text-properties officeooo:paragraph-rsid="00e00974"/>
    </style:style>
    <style:style style:name="P119" style:family="paragraph" style:parent-style-name="Text_20_body">
      <style:text-properties officeooo:paragraph-rsid="00e0b843"/>
    </style:style>
    <style:style style:name="P120" style:family="paragraph" style:parent-style-name="Text_20_body">
      <style:text-properties officeooo:paragraph-rsid="00e18a11"/>
    </style:style>
    <style:style style:name="P121" style:family="paragraph" style:parent-style-name="Text_20_body">
      <style:text-properties officeooo:rsid="00e72a99" officeooo:paragraph-rsid="00e72a99"/>
    </style:style>
    <style:style style:name="P122" style:family="paragraph" style:parent-style-name="Text_20_body">
      <style:text-properties officeooo:paragraph-rsid="00d20ae0"/>
    </style:style>
    <style:style style:name="P123" style:family="paragraph" style:parent-style-name="Text_20_body">
      <style:text-properties officeooo:paragraph-rsid="011a5465"/>
    </style:style>
    <style:style style:name="P124" style:family="paragraph" style:parent-style-name="Text_20_body">
      <style:text-properties officeooo:paragraph-rsid="011f67b7"/>
    </style:style>
    <style:style style:name="P125" style:family="paragraph" style:parent-style-name="Text_20_body">
      <style:text-properties officeooo:rsid="0130301a" officeooo:paragraph-rsid="0130301a"/>
    </style:style>
    <style:style style:name="P126" style:family="paragraph" style:parent-style-name="Text_20_body">
      <style:text-properties officeooo:rsid="00cc70aa" officeooo:paragraph-rsid="0130301a"/>
    </style:style>
    <style:style style:name="P127" style:family="paragraph" style:parent-style-name="Text_20_body">
      <style:text-properties officeooo:paragraph-rsid="0130301a"/>
    </style:style>
    <style:style style:name="P128" style:family="paragraph" style:parent-style-name="Text_20_body">
      <style:text-properties officeooo:paragraph-rsid="0122e99b"/>
    </style:style>
    <style:style style:name="P129" style:family="paragraph" style:parent-style-name="Text_20_body">
      <style:text-properties officeooo:rsid="017228bb" officeooo:paragraph-rsid="017228bb"/>
    </style:style>
    <style:style style:name="P130" style:family="paragraph" style:parent-style-name="Text_20_body">
      <style:text-properties officeooo:paragraph-rsid="01a669fd"/>
    </style:style>
    <style:style style:name="P131" style:family="paragraph" style:parent-style-name="Text_20_body">
      <style:text-properties officeooo:paragraph-rsid="01a721ef"/>
    </style:style>
    <style:style style:name="P132" style:family="paragraph" style:parent-style-name="Text_20_body">
      <style:text-properties officeooo:rsid="007b7871" officeooo:paragraph-rsid="007b7871"/>
    </style:style>
    <style:style style:name="P133" style:family="paragraph" style:parent-style-name="Text_20_body">
      <style:text-properties officeooo:paragraph-rsid="01cb239d"/>
    </style:style>
    <style:style style:name="P134" style:family="paragraph" style:parent-style-name="Text_20_body">
      <style:text-properties style:font-name="Arial" officeooo:rsid="00200344" officeooo:paragraph-rsid="01de885b"/>
    </style:style>
    <style:style style:name="P135" style:family="paragraph" style:parent-style-name="Text_20_body">
      <style:paragraph-properties fo:margin-left="0in" fo:margin-right="0in" fo:text-indent="0in" style:auto-text-indent="false"/>
      <style:text-properties style:font-name="Liberation Sans" officeooo:rsid="005fff7a" officeooo:paragraph-rsid="007dfd3c"/>
    </style:style>
    <style:style style:name="P136" style:family="paragraph" style:parent-style-name="Text_20_body">
      <style:paragraph-properties fo:margin-left="0in" fo:margin-right="0in" fo:text-indent="0in" style:auto-text-indent="false"/>
      <style:text-properties style:font-name="Liberation Sans" officeooo:rsid="005fff7a" officeooo:paragraph-rsid="00780bc3"/>
    </style:style>
    <style:style style:name="P137" style:family="paragraph" style:parent-style-name="Text_20_body">
      <style:paragraph-properties fo:margin-left="0in" fo:margin-right="0in" fo:text-indent="0in" style:auto-text-indent="false"/>
      <style:text-properties style:font-name="Liberation Sans" officeooo:rsid="00780bc3" officeooo:paragraph-rsid="00780bc3"/>
    </style:style>
    <style:style style:name="P138" style:family="paragraph" style:parent-style-name="Text_20_body">
      <style:paragraph-properties fo:margin-left="0in" fo:margin-right="0in" fo:text-indent="0in" style:auto-text-indent="false"/>
      <style:text-properties style:font-name="Liberation Sans" officeooo:rsid="00295c29" officeooo:paragraph-rsid="005fe631"/>
    </style:style>
    <style:style style:name="P139" style:family="paragraph" style:parent-style-name="Text_20_body">
      <style:paragraph-properties fo:margin-left="0in" fo:margin-right="0in" fo:text-indent="0in" style:auto-text-indent="false"/>
      <style:text-properties style:font-name="Liberation Sans" officeooo:rsid="00296dd7" officeooo:paragraph-rsid="005fe631"/>
    </style:style>
    <style:style style:name="P140" style:family="paragraph" style:parent-style-name="Text_20_body">
      <style:paragraph-properties fo:margin-left="0in" fo:margin-right="0in" fo:text-indent="0in" style:auto-text-indent="false"/>
      <style:text-properties style:font-name="Liberation Sans" officeooo:rsid="006431d2" officeooo:paragraph-rsid="006431d2"/>
    </style:style>
    <style:style style:name="P141" style:family="paragraph" style:parent-style-name="Text_20_body">
      <style:paragraph-properties fo:margin-left="0in" fo:margin-right="0in" fo:text-indent="0in" style:auto-text-indent="false"/>
      <style:text-properties style:font-name="Liberation Sans" officeooo:rsid="00692b46" officeooo:paragraph-rsid="00692b46"/>
    </style:style>
    <style:style style:name="P142" style:family="paragraph" style:parent-style-name="Text_20_body">
      <style:paragraph-properties fo:margin-left="0in" fo:margin-right="0in" fo:text-indent="0in" style:auto-text-indent="false"/>
      <style:text-properties style:font-name="Liberation Sans" officeooo:rsid="01cb34da" officeooo:paragraph-rsid="01cb34da"/>
    </style:style>
    <style:style style:name="P143" style:family="paragraph" style:parent-style-name="Text_20_body">
      <style:paragraph-properties fo:margin-left="0in" fo:margin-right="0in" fo:text-indent="0in" style:auto-text-indent="false"/>
      <style:text-properties officeooo:paragraph-rsid="006431d2"/>
    </style:style>
    <style:style style:name="P144" style:family="paragraph" style:parent-style-name="Text_20_body">
      <style:paragraph-properties fo:margin-left="0in" fo:margin-right="0in" fo:text-indent="0in" style:auto-text-indent="false"/>
      <style:text-properties officeooo:paragraph-rsid="007dfd3c"/>
    </style:style>
    <style:style style:name="P145" style:family="paragraph" style:parent-style-name="Text_20_body">
      <style:paragraph-properties fo:margin-left="0in" fo:margin-right="0in" fo:text-indent="0in" style:auto-text-indent="false"/>
      <style:text-properties officeooo:paragraph-rsid="00e72a99"/>
    </style:style>
    <style:style style:name="P146" style:family="paragraph" style:parent-style-name="Standard">
      <style:paragraph-properties fo:margin-left="0in" fo:margin-right="0in" fo:text-indent="0in" style:auto-text-indent="false"/>
      <style:text-properties style:font-name="Liberation Sans" officeooo:rsid="01ac8b50" officeooo:paragraph-rsid="01ac8b50"/>
    </style:style>
    <style:style style:name="P147" style:family="paragraph" style:parent-style-name="Table_20_Contents">
      <style:paragraph-properties fo:text-align="center" style:justify-single-word="false"/>
      <style:text-properties style:font-name="Liberation Mono" fo:font-size="10pt" officeooo:rsid="004b6812" officeooo:paragraph-rsid="004b6812" style:font-size-asian="10pt" style:font-size-complex="10pt"/>
    </style:style>
    <style:style style:name="P148" style:family="paragraph" style:parent-style-name="Table_20_Contents">
      <style:paragraph-properties fo:text-align="center" style:justify-single-word="false"/>
      <style:text-properties style:font-name="Liberation Mono" fo:font-size="10pt" officeooo:rsid="004d595f" officeooo:paragraph-rsid="004d595f" style:font-size-asian="10pt" style:font-size-complex="10pt"/>
    </style:style>
    <style:style style:name="P149" style:family="paragraph" style:parent-style-name="Table_20_Contents">
      <style:paragraph-properties fo:text-align="center" style:justify-single-word="false"/>
      <style:text-properties style:font-name="Liberation Mono" fo:font-size="10pt" officeooo:rsid="004de353" officeooo:paragraph-rsid="004de353" style:font-size-asian="10pt" style:font-size-complex="10pt"/>
    </style:style>
    <style:style style:name="P150" style:family="paragraph" style:parent-style-name="Table_20_Contents">
      <style:text-properties style:font-name="Liberation Mono" fo:font-size="10pt" officeooo:rsid="005fff7a" officeooo:paragraph-rsid="005fff7a" style:font-size-asian="10pt" style:font-size-complex="10pt"/>
    </style:style>
    <style:style style:name="P151" style:family="paragraph" style:parent-style-name="Table_20_Contents">
      <style:paragraph-properties fo:text-align="center" style:justify-single-word="false"/>
      <style:text-properties style:font-name="Liberation Mono" fo:font-size="10pt" officeooo:rsid="005fff7a" officeooo:paragraph-rsid="005fff7a" style:font-size-asian="10pt" style:font-size-complex="10pt"/>
    </style:style>
    <style:style style:name="P152" style:family="paragraph" style:parent-style-name="Table_20_Contents">
      <style:paragraph-properties fo:text-align="center" style:justify-single-word="false"/>
      <style:text-properties style:font-name="Liberation Mono" fo:font-size="10pt" officeooo:rsid="00cc70aa" officeooo:paragraph-rsid="00cc70aa" style:font-size-asian="10pt" style:font-size-complex="10pt"/>
    </style:style>
    <style:style style:name="P153" style:family="paragraph" style:parent-style-name="Table_20_Contents">
      <style:paragraph-properties fo:text-align="center" style:justify-single-word="false"/>
      <style:text-properties style:font-name="Liberation Mono" fo:font-size="10pt" officeooo:rsid="00cc70aa" officeooo:paragraph-rsid="0130301a" style:font-size-asian="10pt" style:font-size-complex="10pt"/>
    </style:style>
    <style:style style:name="P154" style:family="paragraph" style:parent-style-name="Table_20_Contents">
      <style:paragraph-properties fo:text-align="center" style:justify-single-word="false"/>
      <style:text-properties style:font-name="Liberation Mono" fo:font-size="10pt" officeooo:rsid="00cd1fe8" officeooo:paragraph-rsid="00cd1fe8" style:font-size-asian="10pt" style:font-size-complex="10pt"/>
    </style:style>
    <style:style style:name="P155" style:family="paragraph" style:parent-style-name="Table_20_Contents">
      <style:paragraph-properties fo:text-align="center" style:justify-single-word="false"/>
      <style:text-properties style:font-name="Liberation Mono" fo:font-size="10pt" officeooo:rsid="00d4f34a" officeooo:paragraph-rsid="0130301a" style:font-size-asian="10pt" style:font-size-complex="10pt"/>
    </style:style>
    <style:style style:name="P156" style:family="paragraph" style:parent-style-name="Table_20_Contents">
      <style:paragraph-properties fo:text-align="center" style:justify-single-word="false"/>
      <style:text-properties style:font-name="Liberation Mono" fo:font-size="10pt" officeooo:rsid="0130301a" officeooo:paragraph-rsid="0130301a" style:font-size-asian="10pt" style:font-size-complex="10pt"/>
    </style:style>
    <style:style style:name="P157" style:family="paragraph" style:parent-style-name="Table_20_Contents">
      <style:paragraph-properties fo:text-align="center" style:justify-single-word="false"/>
      <style:text-properties style:font-name="Liberation Mono" fo:font-size="10pt" officeooo:rsid="01315fed" officeooo:paragraph-rsid="01315fed" style:font-size-asian="10pt" style:font-size-complex="10pt"/>
    </style:style>
    <style:style style:name="P158" style:family="paragraph" style:parent-style-name="Table_20_Contents">
      <style:paragraph-properties fo:text-align="center" style:justify-single-word="false"/>
      <style:text-properties style:font-name="Liberation Mono" fo:font-size="10pt" officeooo:rsid="01328c37" officeooo:paragraph-rsid="01328c37" style:font-size-asian="10pt" style:font-size-complex="10pt"/>
    </style:style>
    <style:style style:name="P159" style:family="paragraph" style:parent-style-name="Table_20_Contents">
      <style:paragraph-properties fo:text-align="center" style:justify-single-word="false"/>
      <style:text-properties style:font-name="Liberation Mono" fo:font-size="10pt" officeooo:rsid="014d26df" officeooo:paragraph-rsid="014d26df" style:font-size-asian="10pt" style:font-size-complex="10pt"/>
    </style:style>
    <style:style style:name="P160" style:family="paragraph" style:parent-style-name="Table_20_Contents">
      <style:text-properties style:font-name="Liberation Mono" officeooo:rsid="00857a1d" officeooo:paragraph-rsid="00857a1d"/>
    </style:style>
    <style:style style:name="P161" style:family="paragraph" style:parent-style-name="Table_20_Contents">
      <style:text-properties style:font-name="Liberation Mono" officeooo:rsid="00857a1d" officeooo:paragraph-rsid="0086c660"/>
    </style:style>
    <style:style style:name="P162" style:family="paragraph" style:parent-style-name="Table_20_Contents">
      <style:text-properties style:font-name="Liberation Mono" officeooo:rsid="00857a1d" officeooo:paragraph-rsid="00882d6f"/>
    </style:style>
    <style:style style:name="P163" style:family="paragraph" style:parent-style-name="Table_20_Contents">
      <style:paragraph-properties fo:text-align="center" style:justify-single-word="false"/>
      <style:text-properties style:font-name="Liberation Sans" fo:font-size="10pt" officeooo:rsid="004b6812" officeooo:paragraph-rsid="004b6812" style:font-size-asian="10pt" style:font-size-complex="10pt"/>
    </style:style>
    <style:style style:name="P164" style:family="paragraph" style:parent-style-name="Table_20_Contents">
      <style:paragraph-properties fo:text-align="end" style:justify-single-word="false"/>
      <style:text-properties style:font-name="Liberation Sans" fo:font-size="10pt" officeooo:rsid="004b6812" officeooo:paragraph-rsid="004b6812" style:font-size-asian="10pt" style:font-size-complex="10pt"/>
    </style:style>
    <style:style style:name="P165" style:family="paragraph" style:parent-style-name="Table_20_Contents">
      <style:paragraph-properties fo:text-align="center" style:justify-single-word="false"/>
      <style:text-properties style:font-name="Liberation Sans" fo:font-size="10pt" officeooo:rsid="004d595f" officeooo:paragraph-rsid="004d595f" style:font-size-asian="10pt" style:font-size-complex="10pt"/>
    </style:style>
    <style:style style:name="P166" style:family="paragraph" style:parent-style-name="Table_20_Contents">
      <style:paragraph-properties fo:text-align="end" style:justify-single-word="false"/>
      <style:text-properties style:font-name="Liberation Sans" fo:font-size="10pt" officeooo:rsid="004d595f" officeooo:paragraph-rsid="004d595f" style:font-size-asian="10pt" style:font-size-complex="10pt"/>
    </style:style>
    <style:style style:name="P167" style:family="paragraph" style:parent-style-name="Table_20_Contents">
      <style:paragraph-properties fo:text-align="center" style:justify-single-word="false"/>
      <style:text-properties style:font-name="Liberation Sans" fo:font-size="10pt" officeooo:rsid="004ed15f" officeooo:paragraph-rsid="004ed15f" style:font-size-asian="10pt" style:font-size-complex="10pt"/>
    </style:style>
    <style:style style:name="P168" style:family="paragraph" style:parent-style-name="Table_20_Contents">
      <style:paragraph-properties fo:text-align="center" style:justify-single-word="false"/>
      <style:text-properties style:font-name="Liberation Sans" fo:font-size="10pt" officeooo:rsid="004de353" officeooo:paragraph-rsid="004de353" style:font-size-asian="10pt" style:font-size-complex="10pt"/>
    </style:style>
    <style:style style:name="P169" style:family="paragraph" style:parent-style-name="Table_20_Contents">
      <style:paragraph-properties fo:text-align="end" style:justify-single-word="false"/>
      <style:text-properties style:font-name="Liberation Sans" fo:font-size="10pt" officeooo:rsid="004de353" officeooo:paragraph-rsid="004de353" style:font-size-asian="10pt" style:font-size-complex="10pt"/>
    </style:style>
    <style:style style:name="P170" style:family="paragraph" style:parent-style-name="Table_20_Contents">
      <style:paragraph-properties fo:text-align="center" style:justify-single-word="false"/>
      <style:text-properties style:font-name="Liberation Sans" fo:font-size="10pt" officeooo:rsid="00521e0a" officeooo:paragraph-rsid="00521e0a" style:font-size-asian="10pt" style:font-size-complex="10pt"/>
    </style:style>
    <style:style style:name="P171" style:family="paragraph" style:parent-style-name="Table_20_Contents">
      <style:paragraph-properties fo:text-align="center" style:justify-single-word="false"/>
      <style:text-properties style:font-name="Liberation Sans" fo:font-size="10pt" officeooo:rsid="005fff7a" officeooo:paragraph-rsid="005fff7a" style:font-size-asian="10pt" style:font-size-complex="10pt"/>
    </style:style>
    <style:style style:name="P172" style:family="paragraph" style:parent-style-name="Table_20_Contents">
      <style:text-properties style:font-name="Liberation Sans" fo:font-size="10pt" officeooo:rsid="0086c660" officeooo:paragraph-rsid="008d3aec" style:font-size-asian="10pt" style:font-size-complex="10pt"/>
    </style:style>
    <style:style style:name="P173" style:family="paragraph" style:parent-style-name="Table_20_Contents">
      <style:paragraph-properties fo:text-align="center" style:justify-single-word="false"/>
      <style:text-properties style:font-name="Liberation Sans" fo:font-size="10pt" officeooo:rsid="0086c660" officeooo:paragraph-rsid="008d3aec" style:font-size-asian="10pt" style:font-size-complex="10pt"/>
    </style:style>
    <style:style style:name="P174" style:family="paragraph" style:parent-style-name="Table_20_Contents">
      <style:text-properties style:font-name="Liberation Sans" fo:font-size="10pt" officeooo:rsid="00882d6f" officeooo:paragraph-rsid="008d3aec" style:font-size-asian="10pt" style:font-size-complex="10pt"/>
    </style:style>
    <style:style style:name="P175" style:family="paragraph" style:parent-style-name="Table_20_Contents">
      <style:paragraph-properties fo:text-align="center" style:justify-single-word="false"/>
      <style:text-properties style:font-name="Liberation Sans" fo:font-size="10pt" officeooo:rsid="00882d6f" officeooo:paragraph-rsid="008d3aec" style:font-size-asian="10pt" style:font-size-complex="10pt"/>
    </style:style>
    <style:style style:name="P176" style:family="paragraph" style:parent-style-name="Table_20_Contents">
      <style:paragraph-properties fo:text-align="center" style:justify-single-word="false"/>
      <style:text-properties style:font-name="Liberation Sans" fo:font-size="10pt" officeooo:rsid="008d3aec" officeooo:paragraph-rsid="008d3aec" style:font-size-asian="10pt" style:font-size-complex="10pt"/>
    </style:style>
    <style:style style:name="P177" style:family="paragraph" style:parent-style-name="Table_20_Contents">
      <style:paragraph-properties fo:text-align="center" style:justify-single-word="false"/>
      <style:text-properties style:font-name="Liberation Sans" fo:font-size="10pt" officeooo:rsid="00cc70aa" officeooo:paragraph-rsid="00cc70aa" style:font-size-asian="10pt" style:font-size-complex="10pt"/>
    </style:style>
    <style:style style:name="P178" style:family="paragraph" style:parent-style-name="Table_20_Contents">
      <style:paragraph-properties fo:text-align="center" style:justify-single-word="false"/>
      <style:text-properties style:font-name="Liberation Sans" fo:font-size="10pt" officeooo:rsid="00cc70aa" officeooo:paragraph-rsid="0130301a" style:font-size-asian="10pt" style:font-size-complex="10pt"/>
    </style:style>
    <style:style style:name="P179" style:family="paragraph" style:parent-style-name="Table_20_Contents">
      <style:text-properties style:font-name="Liberation Sans" fo:font-size="10pt" officeooo:rsid="00cc70aa" officeooo:paragraph-rsid="00cc70aa" style:font-size-asian="10pt" style:font-size-complex="10pt"/>
    </style:style>
    <style:style style:name="P180" style:family="paragraph" style:parent-style-name="Table_20_Contents">
      <style:text-properties style:font-name="Liberation Sans" fo:font-size="10pt" officeooo:rsid="00cc70aa" officeooo:paragraph-rsid="0130301a" style:font-size-asian="10pt" style:font-size-complex="10pt"/>
    </style:style>
    <style:style style:name="P181" style:family="paragraph" style:parent-style-name="Table_20_Contents">
      <style:paragraph-properties fo:text-align="center" style:justify-single-word="false"/>
      <style:text-properties style:font-name="Liberation Sans" fo:font-size="10pt" officeooo:rsid="00cd1fe8" officeooo:paragraph-rsid="00cd1fe8" style:font-size-asian="10pt" style:font-size-complex="10pt"/>
    </style:style>
    <style:style style:name="P182" style:family="paragraph" style:parent-style-name="Table_20_Contents">
      <style:text-properties style:font-name="Liberation Sans" fo:font-size="10pt" officeooo:rsid="00cd1fe8" officeooo:paragraph-rsid="00cd1fe8" style:font-size-asian="10pt" style:font-size-complex="10pt"/>
    </style:style>
    <style:style style:name="P183" style:family="paragraph" style:parent-style-name="Table_20_Contents">
      <style:paragraph-properties fo:text-align="center" style:justify-single-word="false"/>
      <style:text-properties style:font-name="Liberation Sans" fo:font-size="10pt" officeooo:rsid="00d4f34a" officeooo:paragraph-rsid="0130301a" style:font-size-asian="10pt" style:font-size-complex="10pt"/>
    </style:style>
    <style:style style:name="P184" style:family="paragraph" style:parent-style-name="Table_20_Contents">
      <style:text-properties style:font-name="Liberation Sans" fo:font-size="10pt" officeooo:rsid="00d4f34a" officeooo:paragraph-rsid="0130301a" style:font-size-asian="10pt" style:font-size-complex="10pt"/>
    </style:style>
    <style:style style:name="P185" style:family="paragraph" style:parent-style-name="Table_20_Contents">
      <style:paragraph-properties fo:text-align="center" style:justify-single-word="false"/>
      <style:text-properties style:font-name="Liberation Sans" fo:font-size="10pt" officeooo:rsid="01315fed" officeooo:paragraph-rsid="01315fed" style:font-size-asian="10pt" style:font-size-complex="10pt"/>
    </style:style>
    <style:style style:name="P186" style:family="paragraph" style:parent-style-name="Table_20_Contents">
      <style:text-properties style:font-name="Liberation Sans" fo:font-size="10pt" officeooo:rsid="01315fed" officeooo:paragraph-rsid="01315fed" style:font-size-asian="10pt" style:font-size-complex="10pt"/>
    </style:style>
    <style:style style:name="P187" style:family="paragraph" style:parent-style-name="Table_20_Contents">
      <style:paragraph-properties fo:text-align="center" style:justify-single-word="false"/>
      <style:text-properties style:font-name="Liberation Sans" fo:font-size="10pt" officeooo:rsid="01328c37" officeooo:paragraph-rsid="01328c37" style:font-size-asian="10pt" style:font-size-complex="10pt"/>
    </style:style>
    <style:style style:name="P188" style:family="paragraph" style:parent-style-name="Table_20_Contents">
      <style:text-properties style:font-name="Liberation Sans" fo:font-size="10pt" officeooo:rsid="01328c37" officeooo:paragraph-rsid="01328c37" style:font-size-asian="10pt" style:font-size-complex="10pt"/>
    </style:style>
    <style:style style:name="P189" style:family="paragraph" style:parent-style-name="Table_20_Contents">
      <style:paragraph-properties fo:text-align="center" style:justify-single-word="false"/>
      <style:text-properties style:font-name="Liberation Sans" fo:font-size="10pt" officeooo:rsid="014d26df" officeooo:paragraph-rsid="014d26df" style:font-size-asian="10pt" style:font-size-complex="10pt"/>
    </style:style>
    <style:style style:name="P190" style:family="paragraph" style:parent-style-name="Table_20_Contents">
      <style:text-properties style:font-name="Liberation Sans" fo:font-size="10pt" officeooo:rsid="014d26df" officeooo:paragraph-rsid="014d26df" style:font-size-asian="10pt" style:font-size-complex="10pt"/>
    </style:style>
    <style:style style:name="P191" style:family="paragraph" style:parent-style-name="Table_20_Contents">
      <style:text-properties style:font-name="Liberation Sans" officeooo:rsid="0086c660" officeooo:paragraph-rsid="0086c660"/>
    </style:style>
    <style:style style:name="P192" style:family="paragraph" style:parent-style-name="Table_20_Contents">
      <style:paragraph-properties fo:text-align="center" style:justify-single-word="false"/>
      <style:text-properties style:font-name="Liberation Sans" officeooo:rsid="0086c660" officeooo:paragraph-rsid="0086c660"/>
    </style:style>
    <style:style style:name="P193" style:family="paragraph" style:parent-style-name="Table_20_Contents">
      <style:paragraph-properties fo:text-align="center" style:justify-single-word="false"/>
      <style:text-properties style:font-name="Liberation Sans" officeooo:rsid="0086c660" officeooo:paragraph-rsid="00882d6f"/>
    </style:style>
    <style:style style:name="P194" style:family="paragraph" style:parent-style-name="Table_20_Contents">
      <style:paragraph-properties fo:text-align="center" style:justify-single-word="false"/>
      <style:text-properties style:font-name="Liberation Sans" officeooo:rsid="0086c660" officeooo:paragraph-rsid="008a538c"/>
    </style:style>
    <style:style style:name="P195" style:family="paragraph" style:parent-style-name="Table_20_Contents">
      <style:text-properties style:font-name="Liberation Sans" officeooo:rsid="0086c660" officeooo:paragraph-rsid="00882d6f"/>
    </style:style>
    <style:style style:name="P196" style:family="paragraph" style:parent-style-name="Table_20_Contents">
      <style:text-properties style:font-name="Liberation Sans" officeooo:rsid="0086c660" officeooo:paragraph-rsid="008a538c"/>
    </style:style>
    <style:style style:name="P197" style:family="paragraph" style:parent-style-name="Table_20_Contents">
      <style:text-properties style:font-name="Liberation Sans" officeooo:rsid="00882d6f" officeooo:paragraph-rsid="00882d6f"/>
    </style:style>
    <style:style style:name="P198" style:family="paragraph" style:parent-style-name="Table_20_Contents">
      <style:paragraph-properties fo:text-align="center" style:justify-single-word="false"/>
      <style:text-properties style:font-name="Liberation Sans" officeooo:rsid="00882d6f" officeooo:paragraph-rsid="00882d6f"/>
    </style:style>
    <style:style style:name="P199" style:family="paragraph" style:parent-style-name="Table_20_Contents">
      <style:paragraph-properties fo:text-align="center" style:justify-single-word="false"/>
      <style:text-properties style:font-name="Liberation Sans" officeooo:rsid="00882d6f" officeooo:paragraph-rsid="008a538c"/>
    </style:style>
    <style:style style:name="P200" style:family="paragraph" style:parent-style-name="Table_20_Contents">
      <style:text-properties style:font-name="Liberation Sans" officeooo:rsid="00882d6f" officeooo:paragraph-rsid="008a538c"/>
    </style:style>
    <style:style style:name="P201" style:family="paragraph" style:parent-style-name="Table_20_Contents">
      <style:text-properties style:font-name="Liberation Sans" fo:font-size="11pt" officeooo:rsid="00b7a05b" officeooo:paragraph-rsid="00b7a05b" style:font-size-asian="11pt" style:font-size-complex="11pt"/>
    </style:style>
    <style:style style:name="P202" style:family="paragraph" style:parent-style-name="Table_20_Contents">
      <style:paragraph-properties fo:text-align="center" style:justify-single-word="false"/>
      <style:text-properties style:font-name="Liberation Sans" fo:font-size="11pt" officeooo:rsid="00b7a05b" officeooo:paragraph-rsid="00b7a05b" style:font-size-asian="11pt" style:font-size-complex="11pt"/>
    </style:style>
    <style:style style:name="P203" style:family="paragraph" style:parent-style-name="Table_20_Contents">
      <style:paragraph-properties fo:text-align="center" style:justify-single-word="false"/>
      <style:text-properties style:font-name="Liberation Sans" fo:font-size="11pt" style:font-size-asian="11pt" style:font-size-complex="11pt"/>
    </style:style>
    <style:style style:name="P204" style:family="paragraph" style:parent-style-name="Table_20_Contents">
      <style:text-properties fo:font-size="10pt" officeooo:paragraph-rsid="005fff7a" style:font-size-asian="10pt" style:font-size-complex="10pt"/>
    </style:style>
    <style:style style:name="P205" style:family="paragraph" style:parent-style-name="Table_20_Contents">
      <style:text-properties officeooo:paragraph-rsid="005fff7a"/>
    </style:style>
    <style:style style:name="P206" style:family="paragraph" style:parent-style-name="Table_20_Contents">
      <style:text-properties officeooo:rsid="0080be12" officeooo:paragraph-rsid="0080be12"/>
    </style:style>
    <style:style style:name="P207" style:family="paragraph" style:parent-style-name="Table_20_Contents">
      <style:paragraph-properties fo:text-align="end" style:justify-single-word="false"/>
      <style:text-properties officeooo:rsid="0080be12" officeooo:paragraph-rsid="0080be12"/>
    </style:style>
    <style:style style:name="P208" style:family="paragraph" style:parent-style-name="Table_20_Contents">
      <style:paragraph-properties fo:text-align="center" style:justify-single-word="false"/>
      <style:text-properties officeooo:rsid="0080be12" officeooo:paragraph-rsid="0080be12"/>
    </style:style>
    <style:style style:name="P209" style:family="paragraph" style:parent-style-name="Table_20_Contents">
      <style:text-properties officeooo:rsid="0081a360" officeooo:paragraph-rsid="0081a360"/>
    </style:style>
    <style:style style:name="P210" style:family="paragraph" style:parent-style-name="Table_20_Contents">
      <style:paragraph-properties fo:text-align="end" style:justify-single-word="false"/>
      <style:text-properties officeooo:rsid="0081a360" officeooo:paragraph-rsid="0081a360"/>
    </style:style>
    <style:style style:name="P211" style:family="paragraph" style:parent-style-name="Table_20_Contents">
      <style:paragraph-properties fo:text-align="center" style:justify-single-word="false"/>
      <style:text-properties officeooo:rsid="0081a360" officeooo:paragraph-rsid="0081a360"/>
    </style:style>
    <style:style style:name="P212" style:family="paragraph" style:parent-style-name="Table_20_Contents">
      <style:text-properties officeooo:paragraph-rsid="00b7a05b"/>
    </style:style>
    <style:style style:name="P213" style:family="paragraph" style:parent-style-name="Table_20_Contents">
      <style:paragraph-properties fo:text-align="center" style:justify-single-word="false"/>
      <style:text-properties officeooo:paragraph-rsid="0130301a"/>
    </style:style>
    <style:style style:name="P214" style:family="paragraph" style:parent-style-name="Table_20_Contents">
      <style:text-properties officeooo:paragraph-rsid="0130301a"/>
    </style:style>
    <style:style style:name="P215" style:family="paragraph" style:parent-style-name="Table_20_Heading">
      <style:text-properties style:font-name="Arial" fo:font-size="10pt" officeooo:rsid="0013c336" officeooo:paragraph-rsid="005fff7a" style:font-size-asian="10pt" style:font-size-complex="10pt"/>
    </style:style>
    <style:style style:name="P216" style:family="paragraph" style:parent-style-name="Table_20_Heading">
      <style:text-properties style:font-name="Liberation Sans" fo:font-size="10pt" fo:font-weight="bold" officeooo:rsid="004de353" officeooo:paragraph-rsid="004de353" style:font-size-asian="10pt" style:font-weight-asian="bold" style:font-size-complex="10pt" style:font-weight-complex="bold"/>
    </style:style>
    <style:style style:name="P217" style:family="paragraph" style:parent-style-name="Table_20_Heading">
      <style:text-properties style:font-name="Liberation Sans" fo:font-size="10pt" officeooo:rsid="004b6812" officeooo:paragraph-rsid="004b6812" style:font-size-asian="10pt" style:font-size-complex="10pt"/>
    </style:style>
    <style:style style:name="P218" style:family="paragraph" style:parent-style-name="Table_20_Heading">
      <style:text-properties style:font-name="Liberation Sans" fo:font-size="10pt" officeooo:rsid="004ed15f" officeooo:paragraph-rsid="004ed15f" style:font-size-asian="10pt" style:font-size-complex="10pt"/>
    </style:style>
    <style:style style:name="P219" style:family="paragraph" style:parent-style-name="Table_20_Heading">
      <style:text-properties style:font-name="Liberation Sans" fo:font-size="10pt" officeooo:rsid="0086c660" officeooo:paragraph-rsid="008d3aec" style:font-size-asian="10pt" style:font-size-complex="10pt"/>
    </style:style>
    <style:style style:name="P220" style:family="paragraph" style:parent-style-name="Table_20_Heading">
      <style:text-properties style:font-name="Liberation Sans" fo:font-size="10pt" officeooo:rsid="008d3aec" officeooo:paragraph-rsid="008d3aec" style:font-size-asian="10pt" style:font-size-complex="10pt"/>
    </style:style>
    <style:style style:name="P221" style:family="paragraph" style:parent-style-name="Table_20_Heading">
      <style:text-properties style:font-name="Liberation Sans" officeooo:rsid="0086c660" officeooo:paragraph-rsid="0086c660"/>
    </style:style>
    <style:style style:name="P222" style:family="paragraph" style:parent-style-name="Table_20_Heading">
      <style:text-properties style:font-name="Liberation Sans" officeooo:rsid="0086c660" officeooo:paragraph-rsid="00882d6f"/>
    </style:style>
    <style:style style:name="P223" style:family="paragraph" style:parent-style-name="Table_20_Heading">
      <style:text-properties style:font-name="Liberation Sans" officeooo:rsid="0086c660" officeooo:paragraph-rsid="008a538c"/>
    </style:style>
    <style:style style:name="P224" style:family="paragraph" style:parent-style-name="Table_20_Heading">
      <style:text-properties style:font-name="Liberation Mono" fo:font-size="10pt" fo:font-weight="bold" officeooo:rsid="004de353" officeooo:paragraph-rsid="004de353" style:font-size-asian="10pt" style:font-weight-asian="bold" style:font-size-complex="10pt" style:font-weight-complex="bold"/>
    </style:style>
    <style:style style:name="P225" style:family="paragraph" style:parent-style-name="Table_20_Heading">
      <style:text-properties fo:font-size="11pt" officeooo:rsid="00b7a05b" officeooo:paragraph-rsid="00b7a05b" style:font-size-asian="11pt" style:font-size-complex="11pt"/>
    </style:style>
    <style:style style:name="P226" style:family="paragraph" style:parent-style-name="Table_20_Heading">
      <style:text-properties fo:font-size="10pt" officeooo:rsid="00cc70aa" officeooo:paragraph-rsid="00cc70aa" style:font-size-asian="10pt" style:font-size-complex="10pt"/>
    </style:style>
    <style:style style:name="P227" style:family="paragraph" style:parent-style-name="Table_20_Heading">
      <style:text-properties fo:font-size="10pt" officeooo:rsid="00cc70aa" officeooo:paragraph-rsid="0130301a" style:font-size-asian="10pt" style:font-size-complex="10pt"/>
    </style:style>
    <style:style style:name="P228" style:family="paragraph" style:parent-style-name="Table_20_Heading">
      <style:text-properties fo:font-size="10pt" fo:font-weight="bold" officeooo:rsid="00cd1fe8" officeooo:paragraph-rsid="00cd1fe8" style:font-size-asian="10pt" style:font-weight-asian="bold" style:font-size-complex="10pt" style:font-weight-complex="bold"/>
    </style:style>
    <style:style style:name="P229" style:family="paragraph" style:parent-style-name="Table_20_Heading">
      <style:text-properties fo:font-size="10pt" fo:font-weight="bold" officeooo:rsid="00cd1fe8" officeooo:paragraph-rsid="0130301a" style:font-size-asian="10pt" style:font-weight-asian="bold" style:font-size-complex="10pt" style:font-weight-complex="bold"/>
    </style:style>
    <style:style style:name="P230" style:family="paragraph" style:parent-style-name="Table_20_Heading">
      <style:text-properties fo:font-size="10pt" fo:font-weight="bold" officeooo:rsid="0130301a" officeooo:paragraph-rsid="0130301a" style:font-size-asian="10pt" style:font-weight-asian="bold" style:font-size-complex="10pt" style:font-weight-complex="bold"/>
    </style:style>
    <style:style style:name="P231" style:family="paragraph" style:parent-style-name="Text_20_body">
      <style:paragraph-properties fo:margin-left="0.4925in" fo:margin-right="0in" fo:text-indent="0in" style:auto-text-indent="false"/>
      <style:text-properties style:font-name="Liberation Sans" officeooo:rsid="00780bc3" officeooo:paragraph-rsid="007dfd3c"/>
    </style:style>
    <style:style style:name="P232" style:family="paragraph" style:parent-style-name="Text_20_body">
      <style:paragraph-properties fo:margin-left="0.4925in" fo:margin-right="0in" fo:text-indent="0in" style:auto-text-indent="false"/>
      <style:text-properties style:font-name="Liberation Sans" officeooo:rsid="00780bc3" officeooo:paragraph-rsid="00780bc3"/>
    </style:style>
    <style:style style:name="P233" style:family="paragraph" style:parent-style-name="Text_20_body">
      <style:paragraph-properties fo:margin-left="0.4925in" fo:margin-right="0in" fo:text-indent="0in" style:auto-text-indent="false"/>
      <style:text-properties style:font-name="Liberation Sans" officeooo:rsid="0079dfd7" officeooo:paragraph-rsid="007dfd3c"/>
    </style:style>
    <style:style style:name="P234" style:family="paragraph" style:parent-style-name="Text_20_body">
      <style:paragraph-properties fo:margin-left="0.4925in" fo:margin-right="0in" fo:text-indent="0in" style:auto-text-indent="false"/>
      <style:text-properties style:font-name="Liberation Sans" officeooo:rsid="0079dfd7" officeooo:paragraph-rsid="00780bc3"/>
    </style:style>
    <style:style style:name="P235" style:family="paragraph" style:parent-style-name="Text_20_body">
      <style:paragraph-properties fo:margin-left="0.4925in" fo:margin-right="0in" fo:text-indent="0in" style:auto-text-indent="false"/>
      <style:text-properties style:font-name="Liberation Sans" officeooo:rsid="00b104f3" officeooo:paragraph-rsid="00b104f3"/>
    </style:style>
    <style:style style:name="P236" style:family="paragraph" style:parent-style-name="Text_20_body">
      <style:paragraph-properties fo:margin-left="0.4925in" fo:margin-right="0in" fo:text-indent="0in" style:auto-text-indent="false"/>
      <style:text-properties style:font-name="Liberation Sans" officeooo:rsid="01cb239d" officeooo:paragraph-rsid="01cb239d"/>
    </style:style>
    <style:style style:name="P237" style:family="paragraph" style:parent-style-name="Text_20_body">
      <style:paragraph-properties fo:margin-left="0.4925in" fo:margin-right="0in" fo:text-indent="0in" style:auto-text-indent="false"/>
      <style:text-properties style:font-name="Liberation Sans" officeooo:rsid="01cce474" officeooo:paragraph-rsid="00904fc3"/>
    </style:style>
    <style:style style:name="P238" style:family="paragraph" style:parent-style-name="Text_20_body">
      <style:paragraph-properties fo:margin-left="0.4925in" fo:margin-right="0in" fo:text-indent="0in" style:auto-text-indent="false"/>
      <style:text-properties officeooo:paragraph-rsid="00780bc3"/>
    </style:style>
    <style:style style:name="P239" style:family="paragraph" style:parent-style-name="Text_20_body">
      <style:paragraph-properties fo:margin-left="0.4925in" fo:margin-right="0in" fo:text-indent="0in" style:auto-text-indent="false"/>
      <style:text-properties style:font-name="Liberation Mono" fo:font-style="normal" officeooo:rsid="00e72a99" officeooo:paragraph-rsid="00e72a99" style:font-style-asian="normal" style:font-style-complex="normal"/>
    </style:style>
    <style:style style:name="P240" style:family="paragraph" style:parent-style-name="Text_20_body">
      <style:paragraph-properties fo:margin-left="0.4925in" fo:margin-right="0in" fo:text-indent="0in" style:auto-text-indent="false"/>
      <style:text-properties style:font-name="Liberation Mono" officeooo:rsid="00904fc3" officeooo:paragraph-rsid="00904fc3"/>
    </style:style>
    <style:style style:name="P241" style:family="paragraph" style:parent-style-name="Text_20_body">
      <style:paragraph-properties fo:margin-left="0.4925in" fo:margin-right="0in" fo:text-indent="0in" style:auto-text-indent="false"/>
      <style:text-properties officeooo:paragraph-rsid="007dfd3c"/>
    </style:style>
    <style:style style:name="P242" style:family="paragraph" style:parent-style-name="Text_20_body">
      <style:paragraph-properties fo:margin-left="0.4925in" fo:margin-right="0in" fo:text-indent="0in" style:auto-text-indent="false"/>
      <style:text-properties officeooo:paragraph-rsid="01cb34da"/>
    </style:style>
    <style:style style:name="P243" style:family="paragraph" style:parent-style-name="Text_20_body">
      <style:paragraph-properties fo:margin-left="0.4925in" fo:margin-right="0in" fo:text-indent="0in" style:auto-text-indent="false"/>
      <style:text-properties officeooo:rsid="01cb34da" officeooo:paragraph-rsid="01cb34da"/>
    </style:style>
    <style:style style:name="P244" style:family="paragraph" style:parent-style-name="Standard">
      <style:paragraph-properties fo:margin-left="0.4925in" fo:margin-right="0in" fo:text-indent="0in" style:auto-text-indent="false"/>
      <style:text-properties style:font-name="Liberation Mono"/>
    </style:style>
    <style:style style:name="P245" style:family="paragraph" style:parent-style-name="Contents_20_1">
      <style:paragraph-properties>
        <style:tab-stops>
          <style:tab-stop style:position="6.9252in" style:type="right" style:leader-style="dotted" style:leader-text="."/>
        </style:tab-stops>
      </style:paragraph-properties>
    </style:style>
    <style:style style:name="P246" style:family="paragraph" style:parent-style-name="Contents_20_2">
      <style:paragraph-properties>
        <style:tab-stops>
          <style:tab-stop style:position="6.7283in" style:type="right" style:leader-style="dotted" style:leader-text="."/>
        </style:tab-stops>
      </style:paragraph-properties>
    </style:style>
    <style:style style:name="P247" style:family="paragraph" style:parent-style-name="Contents_20_1">
      <style:paragraph-properties>
        <style:tab-stops>
          <style:tab-stop style:position="6.9252in" style:type="right" style:leader-style="dotted" style:leader-text="."/>
        </style:tab-stops>
      </style:paragraph-properties>
    </style:style>
    <style:style style:name="P248" style:family="paragraph" style:parent-style-name="Contents_20_2">
      <style:paragraph-properties>
        <style:tab-stops>
          <style:tab-stop style:position="6.7283in" style:type="right" style:leader-style="dotted" style:leader-text="."/>
        </style:tab-stops>
      </style:paragraph-properties>
    </style:style>
    <style:style style:name="P249" style:family="paragraph" style:parent-style-name="Heading_20_1">
      <style:paragraph-properties fo:break-before="page"/>
    </style:style>
    <style:style style:name="P250" style:family="paragraph" style:parent-style-name="Heading_20_1">
      <style:paragraph-properties fo:break-before="page"/>
      <style:text-properties officeooo:paragraph-rsid="007dfd3c"/>
    </style:style>
    <style:style style:name="P251" style:family="paragraph" style:parent-style-name="Heading_20_1">
      <style:paragraph-properties fo:break-before="page"/>
      <style:text-properties officeooo:paragraph-rsid="007b7871"/>
    </style:style>
    <style:style style:name="P252" style:family="paragraph" style:parent-style-name="Heading_20_1">
      <style:paragraph-properties fo:break-before="page"/>
      <style:text-properties officeooo:rsid="00363133" officeooo:paragraph-rsid="00363133"/>
    </style:style>
    <style:style style:name="P253" style:family="paragraph" style:parent-style-name="Standard">
      <style:text-properties style:font-name="Liberation Mono" officeooo:rsid="01cb239d" officeooo:paragraph-rsid="01cb239d"/>
    </style:style>
    <style:style style:name="P254" style:family="paragraph" style:parent-style-name="Table_20_Contents">
      <style:paragraph-properties fo:text-align="center" style:justify-single-word="false"/>
      <style:text-properties style:font-name="Liberation Mono" fo:font-size="10pt" officeooo:rsid="005fff7a" officeooo:paragraph-rsid="01e33a23" style:font-size-asian="10pt" style:font-size-complex="10pt"/>
    </style:style>
    <style:style style:name="P255" style:family="paragraph" style:parent-style-name="Table_20_Contents">
      <style:text-properties style:font-name="Liberation Mono" fo:font-size="10pt" officeooo:rsid="005fff7a" officeooo:paragraph-rsid="01e33a23" style:font-size-asian="10pt" style:font-size-complex="10pt"/>
    </style:style>
    <style:style style:name="P256" style:family="paragraph" style:parent-style-name="Table_20_Contents">
      <style:paragraph-properties fo:text-align="center" style:justify-single-word="false"/>
      <style:text-properties style:font-name="Liberation Sans" fo:font-size="10pt" officeooo:rsid="005fff7a" officeooo:paragraph-rsid="01e33a23" style:font-size-asian="10pt" style:font-size-complex="10pt"/>
    </style:style>
    <style:style style:name="P257" style:family="paragraph" style:parent-style-name="Table_20_Contents">
      <style:text-properties officeooo:paragraph-rsid="01e33a23"/>
    </style:style>
    <style:style style:name="P258" style:family="paragraph" style:parent-style-name="Table_20_Heading">
      <style:text-properties style:font-name="Arial" fo:font-size="10pt" officeooo:rsid="0013c336" officeooo:paragraph-rsid="01e33a23" style:font-size-asian="10pt" style:font-size-complex="10pt"/>
    </style:style>
    <style:style style:name="P259" style:family="paragraph" style:parent-style-name="Text_20_body">
      <style:text-properties style:font-name="Liberation Sans"/>
    </style:style>
    <style:style style:name="P260" style:family="paragraph" style:parent-style-name="Text_20_body" style:list-style-name="L1">
      <style:text-properties style:font-name="Liberation Sans" officeooo:rsid="0021b4e3" officeooo:paragraph-rsid="0021b4e3"/>
    </style:style>
    <style:style style:name="P261" style:family="paragraph" style:parent-style-name="Text_20_body" style:list-style-name="L3">
      <style:text-properties style:font-name="Liberation Sans" fo:font-weight="normal" officeooo:rsid="007673bf" officeooo:paragraph-rsid="007dfd3c" style:font-weight-asian="normal" style:font-weight-complex="normal"/>
    </style:style>
    <style:style style:name="P262" style:family="paragraph" style:parent-style-name="Text_20_body" style:list-style-name="L3">
      <style:text-properties style:font-name="Liberation Sans" fo:font-weight="normal" officeooo:rsid="007673bf" officeooo:paragraph-rsid="007673bf" style:font-weight-asian="normal" style:font-weight-complex="normal"/>
    </style:style>
    <style:style style:name="P263" style:family="paragraph" style:parent-style-name="Text_20_body" style:list-style-name="L4">
      <style:text-properties style:font-name="Liberation Sans" fo:font-weight="normal" officeooo:rsid="007673bf" officeooo:paragraph-rsid="009c2a8a" style:font-weight-asian="normal" style:font-weight-complex="normal"/>
    </style:style>
    <style:style style:name="P264" style:family="paragraph" style:parent-style-name="Text_20_body" style:list-style-name="L4">
      <style:text-properties style:font-name="Liberation Sans" fo:font-weight="normal" officeooo:rsid="007673bf" officeooo:paragraph-rsid="007673bf" style:font-weight-asian="normal" style:font-weight-complex="normal"/>
    </style:style>
    <style:style style:name="P265" style:family="paragraph" style:parent-style-name="Text_20_body" style:list-style-name="L4">
      <style:text-properties style:font-name="Liberation Sans" fo:font-weight="normal" officeooo:rsid="009a0158" officeooo:paragraph-rsid="009c2a8a" style:font-weight-asian="normal" style:font-weight-complex="normal"/>
    </style:style>
    <style:style style:name="P266" style:family="paragraph" style:parent-style-name="Text_20_body" style:list-style-name="L5">
      <style:text-properties style:font-name="Liberation Sans" officeooo:rsid="007086dd" officeooo:paragraph-rsid="007dfd3c"/>
    </style:style>
    <style:style style:name="P267" style:family="paragraph" style:parent-style-name="Text_20_body" style:list-style-name="L7">
      <style:text-properties style:font-name="Liberation Sans" officeooo:rsid="007086dd" officeooo:paragraph-rsid="007086dd"/>
    </style:style>
    <style:style style:name="P268" style:family="paragraph" style:parent-style-name="Text_20_body" style:list-style-name="L7">
      <style:text-properties style:font-name="Liberation Sans" officeooo:rsid="007086dd" officeooo:paragraph-rsid="007673bf"/>
    </style:style>
    <style:style style:name="P269" style:family="paragraph" style:parent-style-name="Text_20_body" style:list-style-name="L6">
      <style:text-properties style:font-name="Liberation Sans" officeooo:rsid="0097023d" officeooo:paragraph-rsid="009d0a51"/>
    </style:style>
    <style:style style:name="P270" style:family="paragraph" style:parent-style-name="Text_20_body" style:list-style-name="L8">
      <style:text-properties style:font-name="Liberation Sans" officeooo:rsid="0097023d" officeooo:paragraph-rsid="0097023d"/>
    </style:style>
    <style:style style:name="P271" style:family="paragraph" style:parent-style-name="Text_20_body" style:list-style-name="L10">
      <style:text-properties style:font-name="Liberation Sans" officeooo:rsid="005fe631" officeooo:paragraph-rsid="005fe631"/>
    </style:style>
    <style:style style:name="P272" style:family="paragraph" style:parent-style-name="Text_20_body" style:list-style-name="L11">
      <style:text-properties style:font-name="Liberation Sans" officeooo:rsid="005fe631" officeooo:paragraph-rsid="005fe631"/>
    </style:style>
    <style:style style:name="P273" style:family="paragraph" style:parent-style-name="Text_20_body" style:list-style-name="L11">
      <style:text-properties style:font-name="Liberation Sans" officeooo:rsid="005fe631" officeooo:paragraph-rsid="01e516bb"/>
    </style:style>
    <style:style style:name="P274" style:family="paragraph" style:parent-style-name="Text_20_body" style:list-style-name="L22">
      <style:text-properties style:font-name="Liberation Sans" officeooo:rsid="00363133" officeooo:paragraph-rsid="00363133"/>
    </style:style>
    <style:style style:name="P275" style:family="paragraph" style:parent-style-name="Text_20_body" style:list-style-name="L23">
      <style:text-properties style:font-name="Liberation Sans" officeooo:rsid="004311d3" officeooo:paragraph-rsid="004311d3"/>
    </style:style>
    <style:style style:name="P276" style:family="paragraph" style:parent-style-name="Text_20_body" style:list-style-name="L24">
      <style:text-properties style:font-name="Liberation Sans" officeooo:rsid="007f0eb1" officeooo:paragraph-rsid="007f0eb1"/>
    </style:style>
    <style:style style:name="P277" style:family="paragraph" style:parent-style-name="Text_20_body" style:list-style-name="L25">
      <style:text-properties style:font-name="Liberation Sans" officeooo:rsid="00a77e31" officeooo:paragraph-rsid="00a77e31"/>
    </style:style>
    <style:style style:name="P278" style:family="paragraph" style:parent-style-name="Text_20_body" style:list-style-name="L25">
      <style:text-properties style:font-name="Liberation Sans" officeooo:rsid="0081a360" officeooo:paragraph-rsid="0081a360"/>
    </style:style>
    <style:style style:name="P279" style:family="paragraph" style:parent-style-name="Text_20_body" style:list-style-name="L26">
      <style:text-properties style:font-name="Liberation Sans" officeooo:rsid="00ae9806" officeooo:paragraph-rsid="00ae9806"/>
    </style:style>
    <style:style style:name="P280" style:family="paragraph" style:parent-style-name="Text_20_body" style:list-style-name="L27">
      <style:text-properties style:font-name="Liberation Sans" officeooo:rsid="00ae9806" officeooo:paragraph-rsid="00ae9806"/>
    </style:style>
    <style:style style:name="P281" style:family="paragraph" style:parent-style-name="Text_20_body" style:list-style-name="L28">
      <style:text-properties style:font-name="Liberation Sans" officeooo:rsid="00b6aea9" officeooo:paragraph-rsid="00b6aea9"/>
    </style:style>
    <style:style style:name="P282" style:family="paragraph" style:parent-style-name="Text_20_body" style:list-style-name="L29">
      <style:text-properties style:font-name="Liberation Sans" officeooo:rsid="00b6aea9" officeooo:paragraph-rsid="00b6aea9"/>
    </style:style>
    <style:style style:name="P283" style:family="paragraph" style:parent-style-name="Text_20_body" style:list-style-name="L30">
      <style:text-properties style:font-name="Liberation Sans" officeooo:rsid="00c402bf" officeooo:paragraph-rsid="00c402bf"/>
    </style:style>
    <style:style style:name="P284" style:family="paragraph" style:parent-style-name="Text_20_body" style:list-style-name="L31">
      <style:text-properties style:font-name="Liberation Sans" fo:font-style="normal" officeooo:rsid="011a5465" officeooo:paragraph-rsid="011a5465" style:font-style-asian="normal" style:font-style-complex="normal"/>
    </style:style>
    <style:style style:name="P285" style:family="paragraph" style:parent-style-name="Text_20_body">
      <style:text-properties style:font-name="Liberation Sans" officeooo:paragraph-rsid="01e33a23"/>
    </style:style>
    <style:style style:name="P286" style:family="paragraph" style:parent-style-name="Text_20_body">
      <style:text-properties style:font-name="Liberation Sans" officeooo:paragraph-rsid="01e40e42"/>
    </style:style>
    <style:style style:name="P287" style:family="paragraph" style:parent-style-name="Text_20_body">
      <style:text-properties style:font-name="Liberation Sans" officeooo:rsid="0104317e" officeooo:paragraph-rsid="008d3aec"/>
    </style:style>
    <style:style style:name="P288" style:family="paragraph" style:parent-style-name="Text_20_body" style:list-style-name="L2">
      <style:text-properties officeooo:paragraph-rsid="003b593c"/>
    </style:style>
    <style:style style:name="P289" style:family="paragraph" style:parent-style-name="Text_20_body" style:list-style-name="L2">
      <style:text-properties officeooo:rsid="01d572af" officeooo:paragraph-rsid="01d572af"/>
    </style:style>
    <style:style style:name="P290" style:family="paragraph" style:parent-style-name="Text_20_body" style:list-style-name="L4">
      <style:text-properties officeooo:paragraph-rsid="009c2a8a"/>
    </style:style>
    <style:style style:name="P291" style:family="paragraph" style:parent-style-name="Text_20_body" style:list-style-name="L4">
      <style:text-properties officeooo:paragraph-rsid="007673bf"/>
    </style:style>
    <style:style style:name="P292" style:family="paragraph" style:parent-style-name="Text_20_body" style:list-style-name="L6">
      <style:text-properties officeooo:paragraph-rsid="009d0a51"/>
    </style:style>
    <style:style style:name="P293" style:family="paragraph" style:parent-style-name="Text_20_body" style:list-style-name="L4">
      <style:text-properties officeooo:rsid="009a0158" officeooo:paragraph-rsid="009a0158"/>
    </style:style>
    <style:style style:name="P294" style:family="paragraph" style:parent-style-name="Text_20_body" style:list-style-name="L8">
      <style:text-properties officeooo:paragraph-rsid="00780bc3"/>
    </style:style>
    <style:style style:name="P295" style:family="paragraph" style:parent-style-name="Text_20_body" style:list-style-name="L9">
      <style:text-properties officeooo:paragraph-rsid="005fe631"/>
    </style:style>
    <style:style style:name="P296" style:family="paragraph" style:parent-style-name="Text_20_body" style:list-style-name="L10">
      <style:text-properties officeooo:paragraph-rsid="005fe631"/>
    </style:style>
    <style:style style:name="P297" style:family="paragraph" style:parent-style-name="Text_20_body" style:list-style-name="L22">
      <style:text-properties officeooo:paragraph-rsid="00363133"/>
    </style:style>
    <style:style style:name="P298" style:family="paragraph" style:parent-style-name="Text_20_body" style:list-style-name="L25">
      <style:text-properties officeooo:paragraph-rsid="0081a360"/>
    </style:style>
    <style:style style:name="P299" style:family="paragraph" style:parent-style-name="Text_20_body" style:list-style-name="L30">
      <style:text-properties officeooo:paragraph-rsid="00c402bf"/>
    </style:style>
    <style:style style:name="P300" style:family="paragraph" style:parent-style-name="Text_20_body">
      <style:text-properties officeooo:paragraph-rsid="01e33a23"/>
    </style:style>
    <style:style style:name="P301" style:family="paragraph" style:parent-style-name="Text_20_body">
      <style:text-properties officeooo:paragraph-rsid="004311d3"/>
    </style:style>
    <style:style style:name="P302" style:family="paragraph" style:parent-style-name="Text_20_body">
      <style:text-properties officeooo:paragraph-rsid="007f0eb1"/>
    </style:style>
    <style:style style:name="P303" style:family="paragraph" style:parent-style-name="Text_20_body">
      <style:paragraph-properties fo:margin-left="0in" fo:margin-right="0in" fo:text-indent="0in" style:auto-text-indent="false"/>
      <style:text-properties style:font-name="Liberation Sans" officeooo:rsid="00296dd7" officeooo:paragraph-rsid="01cb34da"/>
    </style:style>
    <style:style style:name="P304" style:family="paragraph" style:parent-style-name="Text_20_body">
      <style:paragraph-properties fo:break-before="page"/>
      <style:text-properties style:font-name="Liberation Sans" officeooo:paragraph-rsid="01e40e42"/>
    </style:style>
    <style:style style:name="P305" style:family="paragraph" style:parent-style-name="Text_20_body">
      <style:paragraph-properties fo:margin-left="0in" fo:margin-right="0in" fo:text-indent="0in" style:auto-text-indent="false"/>
      <style:text-properties style:font-name="Liberation Sans" officeooo:rsid="01cce474" officeooo:paragraph-rsid="00904fc3"/>
    </style:style>
    <style:style style:name="T1" style:family="text">
      <style:text-properties style:font-name="Liberation Sans"/>
    </style:style>
    <style:style style:name="T2" style:family="text">
      <style:text-properties style:font-name="Liberation Sans" officeooo:rsid="0021b4e3"/>
    </style:style>
    <style:style style:name="T3" style:family="text">
      <style:text-properties style:font-name="Liberation Sans" officeooo:rsid="0024425a"/>
    </style:style>
    <style:style style:name="T4" style:family="text">
      <style:text-properties style:font-name="Liberation Sans" officeooo:rsid="002462a8"/>
    </style:style>
    <style:style style:name="T5" style:family="text">
      <style:text-properties style:font-name="Liberation Sans" fo:font-size="16.1000003814697pt" fo:font-weight="bold" officeooo:rsid="002827af" style:font-name-asian="Noto Sans CJK SC" style:font-size-asian="16.1000003814697pt" style:font-weight-asian="bold" style:font-name-complex="Noto Sans Devanagari" style:font-size-complex="16.1000003814697pt" style:font-weight-complex="bold"/>
    </style:style>
    <style:style style:name="T6" style:family="text">
      <style:text-properties style:font-name="Liberation Sans" fo:font-weight="bold" style:font-weight-asian="bold" style:font-weight-complex="bold"/>
    </style:style>
    <style:style style:name="T7" style:family="text">
      <style:text-properties style:font-name="Liberation Sans" fo:font-weight="bold" officeooo:rsid="002827af" style:font-weight-asian="bold" style:font-weight-complex="bold"/>
    </style:style>
    <style:style style:name="T8" style:family="text">
      <style:text-properties style:font-name="Liberation Sans" fo:font-weight="bold" officeooo:rsid="007c9275" style:font-weight-asian="bold" style:font-weight-complex="bold"/>
    </style:style>
    <style:style style:name="T9" style:family="text">
      <style:text-properties style:font-name="Liberation Sans" fo:font-weight="bold" officeooo:rsid="00780bc3" style:font-weight-asian="bold" style:font-weight-complex="bold"/>
    </style:style>
    <style:style style:name="T10" style:family="text">
      <style:text-properties style:font-name="Liberation Sans" fo:font-weight="bold" officeooo:rsid="00bfa709" style:font-weight-asian="bold" style:font-weight-complex="bold"/>
    </style:style>
    <style:style style:name="T11" style:family="text">
      <style:text-properties style:font-name="Liberation Sans" fo:font-weight="bold" officeooo:rsid="017ec724" style:font-weight-asian="bold" style:font-weight-complex="bold"/>
    </style:style>
    <style:style style:name="T12" style:family="text">
      <style:text-properties style:font-name="Liberation Sans" fo:font-weight="bold" officeooo:rsid="0180838a" style:font-weight-asian="bold" style:font-weight-complex="bold"/>
    </style:style>
    <style:style style:name="T13" style:family="text">
      <style:text-properties style:font-name="Liberation Sans" fo:font-weight="bold" officeooo:rsid="0090fdfc" style:font-weight-asian="bold" style:font-weight-complex="bold"/>
    </style:style>
    <style:style style:name="T14" style:family="text">
      <style:text-properties style:font-name="Liberation Sans" fo:font-weight="bold" officeooo:rsid="004311d3" style:font-weight-asian="bold" style:font-weight-complex="bold"/>
    </style:style>
    <style:style style:name="T15" style:family="text">
      <style:text-properties style:font-name="Liberation Sans" officeooo:rsid="002827af"/>
    </style:style>
    <style:style style:name="T16" style:family="text">
      <style:text-properties style:font-name="Liberation Sans" fo:font-weight="normal" style:font-weight-asian="normal" style:font-weight-complex="normal"/>
    </style:style>
    <style:style style:name="T17" style:family="text">
      <style:text-properties style:font-name="Liberation Sans" fo:font-weight="normal" officeooo:rsid="007086dd" style:font-weight-asian="normal" style:font-weight-complex="normal"/>
    </style:style>
    <style:style style:name="T18" style:family="text">
      <style:text-properties style:font-name="Liberation Sans" fo:font-weight="normal" officeooo:rsid="00744853" style:font-weight-asian="normal" style:font-weight-complex="normal"/>
    </style:style>
    <style:style style:name="T19" style:family="text">
      <style:text-properties style:font-name="Liberation Sans" fo:font-weight="normal" officeooo:rsid="00780bc3" style:font-weight-asian="normal" style:font-weight-complex="normal"/>
    </style:style>
    <style:style style:name="T20" style:family="text">
      <style:text-properties style:font-name="Liberation Sans" fo:font-weight="normal" officeooo:rsid="007dfd3c" style:font-weight-asian="normal" style:font-weight-complex="normal"/>
    </style:style>
    <style:style style:name="T21" style:family="text">
      <style:text-properties style:font-name="Liberation Sans" fo:font-weight="normal" officeooo:rsid="00947d6e" style:font-weight-asian="normal" style:font-weight-complex="normal"/>
    </style:style>
    <style:style style:name="T22" style:family="text">
      <style:text-properties style:font-name="Liberation Sans" fo:font-weight="normal" officeooo:rsid="00953b24" style:font-weight-asian="normal" style:font-weight-complex="normal"/>
    </style:style>
    <style:style style:name="T23" style:family="text">
      <style:text-properties style:font-name="Liberation Sans" fo:font-weight="normal" officeooo:rsid="007673bf" style:font-weight-asian="normal" style:font-weight-complex="normal"/>
    </style:style>
    <style:style style:name="T24" style:family="text">
      <style:text-properties style:font-name="Liberation Sans" fo:font-weight="normal" officeooo:rsid="009a0158" style:font-weight-asian="normal" style:font-weight-complex="normal"/>
    </style:style>
    <style:style style:name="T25" style:family="text">
      <style:text-properties style:font-name="Liberation Sans" officeooo:rsid="003b593c"/>
    </style:style>
    <style:style style:name="T26" style:family="text">
      <style:text-properties style:font-name="Liberation Sans" officeooo:rsid="00269aab"/>
    </style:style>
    <style:style style:name="T27" style:family="text">
      <style:text-properties style:font-name="Liberation Sans" officeooo:rsid="003ec963"/>
    </style:style>
    <style:style style:name="T28" style:family="text">
      <style:text-properties style:font-name="Liberation Sans" officeooo:rsid="00363133"/>
    </style:style>
    <style:style style:name="T29" style:family="text">
      <style:text-properties style:font-name="Liberation Sans" officeooo:rsid="00378897"/>
    </style:style>
    <style:style style:name="T30" style:family="text">
      <style:text-properties style:font-name="Liberation Sans" officeooo:rsid="0038839f"/>
    </style:style>
    <style:style style:name="T31" style:family="text">
      <style:text-properties style:font-name="Liberation Sans" officeooo:rsid="0038e7ac"/>
    </style:style>
    <style:style style:name="T32" style:family="text">
      <style:text-properties style:font-name="Liberation Sans" officeooo:rsid="003a9f43"/>
    </style:style>
    <style:style style:name="T33" style:family="text">
      <style:text-properties style:font-name="Liberation Sans" officeooo:rsid="003bcfab"/>
    </style:style>
    <style:style style:name="T34" style:family="text">
      <style:text-properties style:font-name="Liberation Sans" officeooo:rsid="003d77ba"/>
    </style:style>
    <style:style style:name="T35" style:family="text">
      <style:text-properties style:font-name="Liberation Sans" officeooo:rsid="0040f8b5"/>
    </style:style>
    <style:style style:name="T36" style:family="text">
      <style:text-properties style:font-name="Liberation Sans" officeooo:rsid="00411eba"/>
    </style:style>
    <style:style style:name="T37" style:family="text">
      <style:text-properties style:font-name="Liberation Sans" officeooo:rsid="0046a0e3"/>
    </style:style>
    <style:style style:name="T38" style:family="text">
      <style:text-properties style:font-name="Liberation Sans" officeooo:rsid="0045a453"/>
    </style:style>
    <style:style style:name="T39" style:family="text">
      <style:text-properties style:font-name="Liberation Sans" fo:font-style="italic" style:font-style-asian="italic" style:font-style-complex="italic"/>
    </style:style>
    <style:style style:name="T40" style:family="text">
      <style:text-properties style:font-name="Liberation Sans" fo:font-style="italic" officeooo:rsid="0045a453" style:font-style-asian="italic" style:font-style-complex="italic"/>
    </style:style>
    <style:style style:name="T41" style:family="text">
      <style:text-properties style:font-name="Liberation Sans" fo:font-style="italic" officeooo:rsid="003b593c" style:font-style-asian="italic" style:font-style-complex="italic"/>
    </style:style>
    <style:style style:name="T42" style:family="text">
      <style:text-properties style:font-name="Liberation Sans" officeooo:rsid="00485712"/>
    </style:style>
    <style:style style:name="T43" style:family="text">
      <style:text-properties style:font-name="Liberation Sans" officeooo:rsid="00491f77"/>
    </style:style>
    <style:style style:name="T44" style:family="text">
      <style:text-properties style:font-name="Liberation Sans" officeooo:rsid="00492eb1"/>
    </style:style>
    <style:style style:name="T45" style:family="text">
      <style:text-properties style:font-name="Liberation Sans" officeooo:rsid="0049f17a"/>
    </style:style>
    <style:style style:name="T46" style:family="text">
      <style:text-properties style:font-name="Liberation Sans" officeooo:rsid="004b6812"/>
    </style:style>
    <style:style style:name="T47" style:family="text">
      <style:text-properties style:font-name="Liberation Sans" officeooo:rsid="0058b1ca"/>
    </style:style>
    <style:style style:name="T48" style:family="text">
      <style:text-properties style:font-name="Liberation Sans" officeooo:rsid="00592fb3"/>
    </style:style>
    <style:style style:name="T49" style:family="text">
      <style:text-properties style:font-name="Liberation Sans" officeooo:rsid="005b0e00"/>
    </style:style>
    <style:style style:name="T50" style:family="text">
      <style:text-properties style:font-name="Liberation Sans" officeooo:rsid="005fff7a"/>
    </style:style>
    <style:style style:name="T51" style:family="text">
      <style:text-properties style:font-name="Liberation Sans" officeooo:rsid="00619c63"/>
    </style:style>
    <style:style style:name="T52" style:family="text">
      <style:text-properties style:font-name="Liberation Sans" officeooo:rsid="005fe631"/>
    </style:style>
    <style:style style:name="T53" style:family="text">
      <style:text-properties style:font-name="Liberation Sans" officeooo:rsid="00780bc3"/>
    </style:style>
    <style:style style:name="T54" style:family="text">
      <style:text-properties style:font-name="Liberation Sans" officeooo:rsid="0079dfd7"/>
    </style:style>
    <style:style style:name="T55" style:family="text">
      <style:text-properties style:font-name="Liberation Sans" fo:font-size="10pt" officeooo:rsid="005fff7a" style:font-size-asian="8.75pt" style:font-size-complex="10pt"/>
    </style:style>
    <style:style style:name="T56" style:family="text">
      <style:text-properties style:font-name="Liberation Sans" fo:font-size="10pt" officeooo:rsid="006307b8" style:font-size-asian="8.75pt" style:font-size-complex="10pt"/>
    </style:style>
    <style:style style:name="T57" style:family="text">
      <style:text-properties style:font-name="Liberation Sans" fo:font-size="10pt" officeooo:rsid="007f0eb1" style:font-size-asian="8.75pt" style:font-size-complex="10pt"/>
    </style:style>
    <style:style style:name="T58" style:family="text">
      <style:text-properties style:font-name="Liberation Sans" fo:font-size="10pt" officeooo:rsid="00619c63" style:font-size-asian="8.75pt" style:font-size-complex="10pt"/>
    </style:style>
    <style:style style:name="T59" style:family="text">
      <style:text-properties style:font-name="Liberation Sans" fo:font-size="10pt" officeooo:rsid="00cc70aa" style:font-size-asian="10pt" style:font-size-complex="10pt"/>
    </style:style>
    <style:style style:name="T60" style:family="text">
      <style:text-properties style:font-name="Liberation Sans" fo:font-size="10pt" officeooo:rsid="00cd1fe8" style:font-size-asian="10pt" style:font-size-complex="10pt"/>
    </style:style>
    <style:style style:name="T61" style:family="text">
      <style:text-properties style:font-name="Liberation Sans" fo:font-size="10pt" officeooo:rsid="00e18a11" style:font-size-asian="10pt" style:font-size-complex="10pt"/>
    </style:style>
    <style:style style:name="T62" style:family="text">
      <style:text-properties style:font-name="Liberation Sans" fo:font-size="10pt" officeooo:rsid="005fff7a" style:font-size-asian="10pt" style:font-size-complex="10pt"/>
    </style:style>
    <style:style style:name="T63" style:family="text">
      <style:text-properties style:font-name="Liberation Sans" fo:font-size="10pt" officeooo:rsid="00619c63" style:font-size-asian="10pt" style:font-size-complex="10pt"/>
    </style:style>
    <style:style style:name="T64" style:family="text">
      <style:text-properties style:font-name="Liberation Sans" fo:font-size="10pt" officeooo:rsid="01e40e42" style:font-size-asian="10pt" style:font-size-complex="10pt"/>
    </style:style>
    <style:style style:name="T65" style:family="text">
      <style:text-properties style:font-name="Liberation Sans" fo:font-size="10pt" fo:font-style="italic" officeooo:rsid="00cc70aa" style:font-size-asian="10pt" style:font-style-asian="italic" style:font-size-complex="10pt" style:font-style-complex="italic"/>
    </style:style>
    <style:style style:name="T66" style:family="text">
      <style:text-properties style:font-name="Liberation Sans" fo:font-size="10pt" fo:font-style="italic" officeooo:rsid="00e18a11" style:font-size-asian="10pt" style:font-style-asian="italic" style:font-size-complex="10pt" style:font-style-complex="italic"/>
    </style:style>
    <style:style style:name="T67" style:family="text">
      <style:text-properties style:font-name="Liberation Sans" fo:font-size="10pt" fo:font-style="normal" officeooo:rsid="00cc70aa" style:font-size-asian="10pt" style:font-style-asian="normal" style:font-size-complex="10pt" style:font-style-complex="normal"/>
    </style:style>
    <style:style style:name="T68" style:family="text">
      <style:text-properties style:font-name="Liberation Sans" fo:font-size="10pt" fo:font-style="normal" officeooo:rsid="00e18a11" style:font-size-asian="10pt" style:font-style-asian="normal" style:font-size-complex="10pt" style:font-style-complex="normal"/>
    </style:style>
    <style:style style:name="T69" style:family="text">
      <style:text-properties style:font-name="Liberation Sans" fo:font-size="10pt" fo:font-style="normal" officeooo:rsid="01328c37" style:font-size-asian="10pt" style:font-style-asian="normal" style:font-size-complex="10pt" style:font-style-complex="normal"/>
    </style:style>
    <style:style style:name="T70" style:family="text">
      <style:text-properties style:font-name="Liberation Sans" officeooo:rsid="007b7871"/>
    </style:style>
    <style:style style:name="T71" style:family="text">
      <style:text-properties style:font-name="Liberation Sans" officeooo:rsid="007bf2b8"/>
    </style:style>
    <style:style style:name="T72" style:family="text">
      <style:text-properties style:font-name="Liberation Sans" fo:font-size="18.2000007629395pt" fo:font-weight="bold" officeooo:rsid="007dfd3c" style:font-name-asian="Noto Sans CJK SC" style:font-size-asian="18.2000007629395pt" style:font-weight-asian="bold" style:font-name-complex="Noto Sans Devanagari" style:font-size-complex="18.2000007629395pt" style:font-weight-complex="bold"/>
    </style:style>
    <style:style style:name="T73" style:family="text">
      <style:text-properties style:font-name="Liberation Sans" officeooo:rsid="007c9275"/>
    </style:style>
    <style:style style:name="T74" style:family="text">
      <style:text-properties style:font-name="Liberation Sans" officeooo:rsid="007f0eb1"/>
    </style:style>
    <style:style style:name="T75" style:family="text">
      <style:text-properties style:font-name="Liberation Sans" officeooo:rsid="0080be12"/>
    </style:style>
    <style:style style:name="T76" style:family="text">
      <style:text-properties style:font-name="Liberation Sans" officeooo:rsid="0081a360"/>
    </style:style>
    <style:style style:name="T77" style:family="text">
      <style:text-properties style:font-name="Liberation Sans" officeooo:rsid="00838333"/>
    </style:style>
    <style:style style:name="T78" style:family="text">
      <style:text-properties style:font-name="Liberation Sans" officeooo:rsid="00856c8e"/>
    </style:style>
    <style:style style:name="T79" style:family="text">
      <style:text-properties style:font-name="Liberation Sans" officeooo:rsid="00857a1d"/>
    </style:style>
    <style:style style:name="T80" style:family="text">
      <style:text-properties style:font-name="Liberation Sans" officeooo:rsid="0086c660"/>
    </style:style>
    <style:style style:name="T81" style:family="text">
      <style:text-properties style:font-name="Liberation Sans" officeooo:rsid="008a538c"/>
    </style:style>
    <style:style style:name="T82" style:family="text">
      <style:text-properties style:font-name="Liberation Sans" officeooo:rsid="008ba193"/>
    </style:style>
    <style:style style:name="T83" style:family="text">
      <style:text-properties style:font-name="Liberation Sans" officeooo:rsid="0066e5e6"/>
    </style:style>
    <style:style style:name="T84" style:family="text">
      <style:text-properties style:font-name="Liberation Sans" officeooo:rsid="006778f3"/>
    </style:style>
    <style:style style:name="T85" style:family="text">
      <style:text-properties style:font-name="Liberation Sans" officeooo:rsid="00904fc3"/>
    </style:style>
    <style:style style:name="T86" style:family="text">
      <style:text-properties style:font-name="Liberation Sans" officeooo:rsid="006431d2"/>
    </style:style>
    <style:style style:name="T87" style:family="text">
      <style:text-properties style:font-name="Liberation Sans" officeooo:rsid="0065fe62"/>
    </style:style>
    <style:style style:name="T88" style:family="text">
      <style:text-properties style:font-name="Liberation Sans" officeooo:rsid="0092eb9b"/>
    </style:style>
    <style:style style:name="T89" style:family="text">
      <style:text-properties style:font-name="Liberation Sans" officeooo:rsid="0097023d"/>
    </style:style>
    <style:style style:name="T90" style:family="text">
      <style:text-properties style:font-name="Liberation Sans" officeooo:rsid="009bfe28"/>
    </style:style>
    <style:style style:name="T91" style:family="text">
      <style:text-properties style:font-name="Liberation Sans" officeooo:rsid="009d0a51"/>
    </style:style>
    <style:style style:name="T92" style:family="text">
      <style:text-properties style:font-name="Liberation Sans" officeooo:rsid="009e7902"/>
    </style:style>
    <style:style style:name="T93" style:family="text">
      <style:text-properties style:font-name="Liberation Sans" officeooo:rsid="009fef99"/>
    </style:style>
    <style:style style:name="T94" style:family="text">
      <style:text-properties style:font-name="Liberation Sans" officeooo:rsid="00a164a7"/>
    </style:style>
    <style:style style:name="T95" style:family="text">
      <style:text-properties style:font-name="Liberation Sans" officeooo:rsid="0090fdfc"/>
    </style:style>
    <style:style style:name="T96" style:family="text">
      <style:text-properties style:font-name="Liberation Sans" officeooo:rsid="00a77e31"/>
    </style:style>
    <style:style style:name="T97" style:family="text">
      <style:text-properties style:font-name="Liberation Sans" officeooo:rsid="00a8e42e"/>
    </style:style>
    <style:style style:name="T98" style:family="text">
      <style:text-properties style:font-name="Liberation Sans" officeooo:rsid="00aa2b9e"/>
    </style:style>
    <style:style style:name="T99" style:family="text">
      <style:text-properties style:font-name="Liberation Sans" officeooo:rsid="00aab37c"/>
    </style:style>
    <style:style style:name="T100" style:family="text">
      <style:text-properties style:font-name="Liberation Sans" officeooo:rsid="00ac90ef"/>
    </style:style>
    <style:style style:name="T101" style:family="text">
      <style:text-properties style:font-name="Liberation Sans" officeooo:rsid="00ae4211"/>
    </style:style>
    <style:style style:name="T102" style:family="text">
      <style:text-properties style:font-name="Liberation Sans" officeooo:rsid="00ae75cb"/>
    </style:style>
    <style:style style:name="T103" style:family="text">
      <style:text-properties style:font-name="Liberation Sans" officeooo:rsid="00ae9806"/>
    </style:style>
    <style:style style:name="T104" style:family="text">
      <style:text-properties style:font-name="Liberation Sans" officeooo:rsid="00b104f3"/>
    </style:style>
    <style:style style:name="T105" style:family="text">
      <style:text-properties style:font-name="Liberation Sans" officeooo:rsid="00b00b25"/>
    </style:style>
    <style:style style:name="T106" style:family="text">
      <style:text-properties style:font-name="Liberation Sans" officeooo:rsid="00b421f3"/>
    </style:style>
    <style:style style:name="T107" style:family="text">
      <style:text-properties style:font-name="Liberation Sans" officeooo:rsid="00b5ac9c"/>
    </style:style>
    <style:style style:name="T108" style:family="text">
      <style:text-properties style:font-name="Liberation Sans" fo:font-size="11pt" officeooo:rsid="00b989c2" style:font-size-asian="11pt" style:font-size-complex="11pt"/>
    </style:style>
    <style:style style:name="T109" style:family="text">
      <style:text-properties style:font-name="Liberation Sans" fo:font-size="11pt" officeooo:rsid="00b7a05b" style:font-size-asian="11pt" style:font-size-complex="11pt"/>
    </style:style>
    <style:style style:name="T110" style:family="text">
      <style:text-properties style:font-name="Liberation Sans" officeooo:rsid="00be05a8"/>
    </style:style>
    <style:style style:name="T111" style:family="text">
      <style:text-properties style:font-name="Liberation Sans" officeooo:rsid="00c402bf"/>
    </style:style>
    <style:style style:name="T112" style:family="text">
      <style:text-properties style:font-name="Liberation Sans" officeooo:rsid="00bfa709"/>
    </style:style>
    <style:style style:name="T113" style:family="text">
      <style:text-properties style:font-name="Liberation Sans" officeooo:rsid="00c45fba"/>
    </style:style>
    <style:style style:name="T114" style:family="text">
      <style:text-properties style:font-name="Liberation Sans" officeooo:rsid="00b989c2"/>
    </style:style>
    <style:style style:name="T115" style:family="text">
      <style:text-properties style:font-name="Liberation Sans" officeooo:rsid="00c4e4bf"/>
    </style:style>
    <style:style style:name="T116" style:family="text">
      <style:text-properties style:font-name="Liberation Sans" officeooo:rsid="00c64660"/>
    </style:style>
    <style:style style:name="T117" style:family="text">
      <style:text-properties style:font-name="Liberation Sans" officeooo:rsid="00c774d8"/>
    </style:style>
    <style:style style:name="T118" style:family="text">
      <style:text-properties style:font-name="Liberation Sans" officeooo:rsid="00c945cc"/>
    </style:style>
    <style:style style:name="T119" style:family="text">
      <style:text-properties style:font-name="Liberation Sans" officeooo:rsid="00cabb16"/>
    </style:style>
    <style:style style:name="T120" style:family="text">
      <style:text-properties style:font-name="Liberation Sans" fo:font-style="normal" style:font-style-asian="normal" style:font-style-complex="normal"/>
    </style:style>
    <style:style style:name="T121" style:family="text">
      <style:text-properties style:font-name="Liberation Sans" fo:font-style="normal" officeooo:rsid="00d20ae0" style:font-style-asian="normal" style:font-style-complex="normal"/>
    </style:style>
    <style:style style:name="T122" style:family="text">
      <style:text-properties style:font-name="Liberation Sans" fo:font-style="normal" officeooo:rsid="00d511f1" style:font-style-asian="normal" style:font-style-complex="normal"/>
    </style:style>
    <style:style style:name="T123" style:family="text">
      <style:text-properties style:font-name="Liberation Sans" fo:font-style="normal" officeooo:rsid="00d70380" style:font-style-asian="normal" style:font-style-complex="normal"/>
    </style:style>
    <style:style style:name="T124" style:family="text">
      <style:text-properties style:font-name="Liberation Sans" fo:font-style="normal" officeooo:rsid="00d7d989" style:font-style-asian="normal" style:font-style-complex="normal"/>
    </style:style>
    <style:style style:name="T125" style:family="text">
      <style:text-properties style:font-name="Liberation Sans" fo:font-style="normal" officeooo:rsid="00d99352" style:font-style-asian="normal" style:font-style-complex="normal"/>
    </style:style>
    <style:style style:name="T126" style:family="text">
      <style:text-properties style:font-name="Liberation Sans" fo:font-style="normal" officeooo:rsid="00e00974" style:font-style-asian="normal" style:font-style-complex="normal"/>
    </style:style>
    <style:style style:name="T127" style:family="text">
      <style:text-properties style:font-name="Liberation Sans" fo:font-style="normal" officeooo:rsid="00e0b843" style:font-style-asian="normal" style:font-style-complex="normal"/>
    </style:style>
    <style:style style:name="T128" style:family="text">
      <style:text-properties style:font-name="Liberation Sans" fo:font-style="normal" officeooo:rsid="00e1259e" style:font-style-asian="normal" style:font-style-complex="normal"/>
    </style:style>
    <style:style style:name="T129" style:family="text">
      <style:text-properties style:font-name="Liberation Sans" fo:font-style="normal" officeooo:rsid="00e18a11" style:font-style-asian="normal" style:font-style-complex="normal"/>
    </style:style>
    <style:style style:name="T130" style:family="text">
      <style:text-properties style:font-name="Liberation Sans" fo:font-style="normal" officeooo:rsid="00cd1fe8" style:font-style-asian="normal" style:font-style-complex="normal"/>
    </style:style>
    <style:style style:name="T131" style:family="text">
      <style:text-properties style:font-name="Liberation Sans" fo:font-style="normal" officeooo:rsid="00ced1f4" style:font-style-asian="normal" style:font-style-complex="normal"/>
    </style:style>
    <style:style style:name="T132" style:family="text">
      <style:text-properties style:font-name="Liberation Sans" fo:font-style="normal" officeooo:rsid="00e72a99" style:font-style-asian="normal" style:font-style-complex="normal"/>
    </style:style>
    <style:style style:name="T133" style:family="text">
      <style:text-properties style:font-name="Liberation Sans" fo:font-style="normal" officeooo:rsid="00e8af5f" style:font-style-asian="normal" style:font-style-complex="normal"/>
    </style:style>
    <style:style style:name="T134" style:family="text">
      <style:text-properties style:font-name="Liberation Sans" fo:font-style="normal" officeooo:rsid="011a5465" style:font-style-asian="normal" style:font-style-complex="normal"/>
    </style:style>
    <style:style style:name="T135" style:family="text">
      <style:text-properties style:font-name="Liberation Sans" fo:font-style="normal" officeooo:rsid="011f67b7" style:font-style-asian="normal" style:font-style-complex="normal"/>
    </style:style>
    <style:style style:name="T136" style:family="text">
      <style:text-properties style:font-name="Liberation Sans" fo:font-style="normal" officeooo:rsid="0121c22f" style:font-style-asian="normal" style:font-style-complex="normal"/>
    </style:style>
    <style:style style:name="T137" style:family="text">
      <style:text-properties style:font-name="Liberation Sans" fo:font-style="normal" officeooo:rsid="0122e99b" style:font-style-asian="normal" style:font-style-complex="normal"/>
    </style:style>
    <style:style style:name="T138" style:family="text">
      <style:text-properties style:font-name="Liberation Sans" fo:font-style="normal" officeooo:rsid="01236ab3" style:font-style-asian="normal" style:font-style-complex="normal"/>
    </style:style>
    <style:style style:name="T139" style:family="text">
      <style:text-properties style:font-name="Liberation Sans" fo:font-style="normal" officeooo:rsid="01254663" style:font-style-asian="normal" style:font-style-complex="normal"/>
    </style:style>
    <style:style style:name="T140" style:family="text">
      <style:text-properties style:font-name="Liberation Sans" fo:font-style="normal" officeooo:rsid="01315fed" style:font-style-asian="normal" style:font-style-complex="normal"/>
    </style:style>
    <style:style style:name="T141" style:family="text">
      <style:text-properties style:font-name="Liberation Sans" fo:font-style="normal" officeooo:rsid="01323e75" style:font-style-asian="normal" style:font-style-complex="normal"/>
    </style:style>
    <style:style style:name="T142" style:family="text">
      <style:text-properties style:font-name="Liberation Sans" fo:font-style="normal" officeooo:rsid="01a669fd" style:font-style-asian="normal" style:font-style-complex="normal"/>
    </style:style>
    <style:style style:name="T143" style:family="text">
      <style:text-properties style:font-name="Liberation Sans" fo:font-style="normal" officeooo:rsid="01a721ef" style:font-style-asian="normal" style:font-style-complex="normal"/>
    </style:style>
    <style:style style:name="T144" style:family="text">
      <style:text-properties style:font-name="Liberation Sans" fo:font-style="normal" officeooo:rsid="01a7bb68" style:font-style-asian="normal" style:font-style-complex="normal"/>
    </style:style>
    <style:style style:name="T145" style:family="text">
      <style:text-properties style:font-name="Liberation Sans" officeooo:rsid="010a200d"/>
    </style:style>
    <style:style style:name="T146" style:family="text">
      <style:text-properties style:font-name="Liberation Sans" officeooo:rsid="0130301a"/>
    </style:style>
    <style:style style:name="T147" style:family="text">
      <style:text-properties style:font-name="Liberation Sans" officeooo:rsid="01315fed"/>
    </style:style>
    <style:style style:name="T148" style:family="text">
      <style:text-properties style:font-name="Liberation Sans" officeooo:rsid="01323e75"/>
    </style:style>
    <style:style style:name="T149" style:family="text">
      <style:text-properties style:font-name="Liberation Sans" officeooo:rsid="01328c37"/>
    </style:style>
    <style:style style:name="T150" style:family="text">
      <style:text-properties style:font-name="Liberation Sans" officeooo:rsid="003fdc75"/>
    </style:style>
    <style:style style:name="T151" style:family="text">
      <style:text-properties style:font-name="Liberation Sans" officeooo:rsid="017f7a66"/>
    </style:style>
    <style:style style:name="T152" style:family="text">
      <style:text-properties style:font-name="Liberation Sans" officeooo:rsid="0180838a"/>
    </style:style>
    <style:style style:name="T153" style:family="text">
      <style:text-properties style:font-name="Liberation Sans" officeooo:rsid="018239ae"/>
    </style:style>
    <style:style style:name="T154" style:family="text">
      <style:text-properties style:font-name="Liberation Sans" officeooo:rsid="0183695e"/>
    </style:style>
    <style:style style:name="T155" style:family="text">
      <style:text-properties style:font-name="Liberation Sans" officeooo:rsid="01bbf1e3"/>
    </style:style>
    <style:style style:name="T156" style:family="text">
      <style:text-properties style:font-name="Liberation Sans" officeooo:rsid="01ccd82e"/>
    </style:style>
    <style:style style:name="T157" style:family="text">
      <style:text-properties style:font-name="Liberation Sans" officeooo:rsid="01cce474"/>
    </style:style>
    <style:style style:name="T158" style:family="text">
      <style:text-properties style:font-name="Liberation Sans" officeooo:rsid="01cb34da"/>
    </style:style>
    <style:style style:name="T159" style:family="text">
      <style:text-properties style:font-name="Liberation Sans" officeooo:rsid="01d12f70"/>
    </style:style>
    <style:style style:name="T160" style:family="text">
      <style:text-properties style:font-name="Liberation Sans" officeooo:rsid="01d1a501"/>
    </style:style>
    <style:style style:name="T161" style:family="text">
      <style:text-properties style:font-name="Liberation Sans" officeooo:rsid="01cb239d"/>
    </style:style>
    <style:style style:name="T162" style:family="text">
      <style:text-properties style:font-name="Liberation Sans" officeooo:rsid="01e33a23"/>
    </style:style>
    <style:style style:name="T163" style:family="text">
      <style:text-properties style:font-name="Liberation Sans" officeooo:rsid="005f08f0"/>
    </style:style>
    <style:style style:name="T164" style:family="text">
      <style:text-properties style:font-name="Liberation Sans" officeooo:rsid="01e40e42"/>
    </style:style>
    <style:style style:name="T165" style:family="text">
      <style:text-properties style:font-name="Liberation Sans" officeooo:rsid="01e516bb"/>
    </style:style>
    <style:style style:name="T166" style:family="text">
      <style:text-properties style:font-name="Liberation Sans" officeooo:rsid="004311d3"/>
    </style:style>
    <style:style style:name="T167" style:family="text">
      <style:text-properties style:font-name="Liberation Sans" officeooo:rsid="01e6a93e"/>
    </style:style>
    <style:style style:name="T168" style:family="text">
      <style:text-properties officeooo:rsid="002462a8"/>
    </style:style>
    <style:style style:name="T169" style:family="text">
      <style:text-properties officeooo:rsid="0025b25b"/>
    </style:style>
    <style:style style:name="T170" style:family="text">
      <style:text-properties officeooo:rsid="00269aab"/>
    </style:style>
    <style:style style:name="T171" style:family="text">
      <style:text-properties style:font-name="Liberation Mono"/>
    </style:style>
    <style:style style:name="T172" style:family="text">
      <style:text-properties style:font-name="Liberation Mono" officeooo:rsid="00269aab"/>
    </style:style>
    <style:style style:name="T173" style:family="text">
      <style:text-properties style:font-name="Liberation Mono" fo:font-weight="normal" officeooo:rsid="007086dd" style:font-weight-asian="normal" style:font-weight-complex="normal"/>
    </style:style>
    <style:style style:name="T174" style:family="text">
      <style:text-properties style:font-name="Liberation Mono" fo:font-weight="normal" officeooo:rsid="007dfd3c" style:font-weight-asian="normal" style:font-weight-complex="normal"/>
    </style:style>
    <style:style style:name="T175" style:family="text">
      <style:text-properties style:font-name="Liberation Mono" fo:font-weight="normal" officeooo:rsid="009a0158" style:font-weight-asian="normal" style:font-weight-complex="normal"/>
    </style:style>
    <style:style style:name="T176" style:family="text">
      <style:text-properties style:font-name="Liberation Mono" fo:font-weight="normal" officeooo:rsid="01ccd82e" style:font-weight-asian="normal" style:font-weight-complex="normal"/>
    </style:style>
    <style:style style:name="T177" style:family="text">
      <style:text-properties style:font-name="Liberation Mono" fo:font-weight="normal" officeooo:rsid="01da0be3" style:font-weight-asian="normal" style:font-weight-complex="normal"/>
    </style:style>
    <style:style style:name="T178" style:family="text">
      <style:text-properties style:font-name="Liberation Mono" fo:font-size="10pt" officeooo:rsid="00d4f34a" style:font-size-asian="10pt" style:font-size-complex="10pt"/>
    </style:style>
    <style:style style:name="T179" style:family="text">
      <style:text-properties style:font-name="Liberation Mono" fo:font-size="10pt" officeooo:rsid="0130301a" style:font-size-asian="10pt" style:font-size-complex="10pt"/>
    </style:style>
    <style:style style:name="T180" style:family="text">
      <style:text-properties style:font-name="Liberation Mono" fo:font-size="10pt" officeooo:rsid="005fff7a" style:font-size-asian="10pt" style:font-size-complex="10pt"/>
    </style:style>
    <style:style style:name="T181" style:family="text">
      <style:text-properties style:font-name="Liberation Mono" fo:font-size="10pt" officeooo:rsid="00619c63" style:font-size-asian="10pt" style:font-size-complex="10pt"/>
    </style:style>
    <style:style style:name="T182" style:family="text">
      <style:text-properties style:font-name="Liberation Mono" officeooo:rsid="002827af"/>
    </style:style>
    <style:style style:name="T183" style:family="text">
      <style:text-properties style:font-name="Liberation Mono" officeooo:rsid="003b593c"/>
    </style:style>
    <style:style style:name="T184" style:family="text">
      <style:text-properties style:font-name="Liberation Mono" officeooo:rsid="00450fd8"/>
    </style:style>
    <style:style style:name="T185" style:family="text">
      <style:text-properties style:font-name="Liberation Mono" officeooo:rsid="0045a453"/>
    </style:style>
    <style:style style:name="T186" style:family="text">
      <style:text-properties style:font-name="Liberation Mono" officeooo:rsid="0049f17a"/>
    </style:style>
    <style:style style:name="T187" style:family="text">
      <style:text-properties style:font-name="Liberation Mono" officeooo:rsid="004d595f"/>
    </style:style>
    <style:style style:name="T188" style:family="text">
      <style:text-properties style:font-name="Liberation Mono" officeooo:rsid="00532bf5"/>
    </style:style>
    <style:style style:name="T189" style:family="text">
      <style:text-properties style:font-name="Liberation Mono" officeooo:rsid="005f08f0"/>
    </style:style>
    <style:style style:name="T190" style:family="text">
      <style:text-properties style:font-name="Liberation Mono" officeooo:rsid="006d30fa"/>
    </style:style>
    <style:style style:name="T191" style:family="text">
      <style:text-properties style:font-name="Liberation Mono" officeooo:rsid="007673bf"/>
    </style:style>
    <style:style style:name="T192" style:family="text">
      <style:text-properties style:font-name="Liberation Mono" officeooo:rsid="005fe631"/>
    </style:style>
    <style:style style:name="T193" style:family="text">
      <style:text-properties style:font-name="Liberation Mono" officeooo:rsid="00619c63"/>
    </style:style>
    <style:style style:name="T194" style:family="text">
      <style:text-properties style:font-name="Liberation Mono" officeooo:rsid="005fff7a"/>
    </style:style>
    <style:style style:name="T195" style:family="text">
      <style:text-properties style:font-name="Liberation Mono" officeooo:rsid="006431d2"/>
    </style:style>
    <style:style style:name="T196" style:family="text">
      <style:text-properties style:font-name="Liberation Mono" officeooo:rsid="007086dd"/>
    </style:style>
    <style:style style:name="T197" style:family="text">
      <style:text-properties style:font-name="Liberation Mono" officeooo:rsid="007dfd3c"/>
    </style:style>
    <style:style style:name="T198" style:family="text">
      <style:text-properties style:font-name="Liberation Mono" officeooo:rsid="007f0eb1"/>
    </style:style>
    <style:style style:name="T199" style:family="text">
      <style:text-properties style:font-name="Liberation Mono" officeooo:rsid="007b7871"/>
    </style:style>
    <style:style style:name="T200" style:family="text">
      <style:text-properties style:font-name="Liberation Mono" officeooo:rsid="007bf2b8"/>
    </style:style>
    <style:style style:name="T201" style:family="text">
      <style:text-properties style:font-name="Liberation Mono" officeooo:rsid="00904fc3"/>
    </style:style>
    <style:style style:name="T202" style:family="text">
      <style:text-properties style:font-name="Liberation Mono" officeooo:rsid="0092eb9b"/>
    </style:style>
    <style:style style:name="T203" style:family="text">
      <style:text-properties style:font-name="Liberation Mono" officeooo:rsid="0097023d"/>
    </style:style>
    <style:style style:name="T204" style:family="text">
      <style:text-properties style:font-name="Liberation Mono" officeooo:rsid="009c2a8a"/>
    </style:style>
    <style:style style:name="T205" style:family="text">
      <style:text-properties style:font-name="Liberation Mono" officeooo:rsid="00a3b550"/>
    </style:style>
    <style:style style:name="T206" style:family="text">
      <style:text-properties style:font-name="Liberation Mono" officeooo:rsid="007c9275"/>
    </style:style>
    <style:style style:name="T207" style:family="text">
      <style:text-properties style:font-name="Liberation Mono" officeooo:rsid="009e7902"/>
    </style:style>
    <style:style style:name="T208" style:family="text">
      <style:text-properties style:font-name="Liberation Mono" officeooo:rsid="009fef99"/>
    </style:style>
    <style:style style:name="T209" style:family="text">
      <style:text-properties style:font-name="Liberation Mono" officeooo:rsid="00a30b96"/>
    </style:style>
    <style:style style:name="T210" style:family="text">
      <style:text-properties style:font-name="Liberation Mono" officeooo:rsid="00aa2b9e"/>
    </style:style>
    <style:style style:name="T211" style:family="text">
      <style:text-properties style:font-name="Liberation Mono" officeooo:rsid="00b00b25"/>
    </style:style>
    <style:style style:name="T212" style:family="text">
      <style:text-properties style:font-name="Liberation Mono" officeooo:rsid="00c4e4bf"/>
    </style:style>
    <style:style style:name="T213" style:family="text">
      <style:text-properties style:font-name="Liberation Mono" officeooo:rsid="00c64660"/>
    </style:style>
    <style:style style:name="T214" style:family="text">
      <style:text-properties style:font-name="Liberation Mono" fo:font-style="normal" style:font-style-asian="normal" style:font-style-complex="normal"/>
    </style:style>
    <style:style style:name="T215" style:family="text">
      <style:text-properties style:font-name="Liberation Mono" fo:font-style="normal" officeooo:rsid="00d511f1" style:font-style-asian="normal" style:font-style-complex="normal"/>
    </style:style>
    <style:style style:name="T216" style:family="text">
      <style:text-properties style:font-name="Liberation Mono" fo:font-style="normal" officeooo:rsid="00d7d989" style:font-style-asian="normal" style:font-style-complex="normal"/>
    </style:style>
    <style:style style:name="T217" style:family="text">
      <style:text-properties style:font-name="Liberation Mono" fo:font-style="normal" officeooo:rsid="00e00974" style:font-style-asian="normal" style:font-style-complex="normal"/>
    </style:style>
    <style:style style:name="T218" style:family="text">
      <style:text-properties style:font-name="Liberation Mono" fo:font-style="normal" officeooo:rsid="00e0b843" style:font-style-asian="normal" style:font-style-complex="normal"/>
    </style:style>
    <style:style style:name="T219" style:family="text">
      <style:text-properties style:font-name="Liberation Mono" fo:font-style="normal" officeooo:rsid="00e1259e" style:font-style-asian="normal" style:font-style-complex="normal"/>
    </style:style>
    <style:style style:name="T220" style:family="text">
      <style:text-properties style:font-name="Liberation Mono" fo:font-style="normal" officeooo:rsid="00e18a11" style:font-style-asian="normal" style:font-style-complex="normal"/>
    </style:style>
    <style:style style:name="T221" style:family="text">
      <style:text-properties style:font-name="Liberation Mono" fo:font-style="normal" officeooo:rsid="011f67b7" style:font-style-asian="normal" style:font-style-complex="normal"/>
    </style:style>
    <style:style style:name="T222" style:family="text">
      <style:text-properties style:font-name="Liberation Mono" fo:font-style="normal" officeooo:rsid="0121c22f" style:font-style-asian="normal" style:font-style-complex="normal"/>
    </style:style>
    <style:style style:name="T223" style:family="text">
      <style:text-properties style:font-name="Liberation Mono" fo:font-style="normal" officeooo:rsid="0122e99b" style:font-style-asian="normal" style:font-style-complex="normal"/>
    </style:style>
    <style:style style:name="T224" style:family="text">
      <style:text-properties style:font-name="Liberation Mono" fo:font-style="normal" officeooo:rsid="01254663" style:font-style-asian="normal" style:font-style-complex="normal"/>
    </style:style>
    <style:style style:name="T225" style:family="text">
      <style:text-properties style:font-name="Liberation Mono" fo:font-style="normal" officeooo:rsid="01a721ef" style:font-style-asian="normal" style:font-style-complex="normal"/>
    </style:style>
    <style:style style:name="T226" style:family="text">
      <style:text-properties style:font-name="Liberation Mono" officeooo:rsid="00cd1fe8"/>
    </style:style>
    <style:style style:name="T227" style:family="text">
      <style:text-properties style:font-name="Liberation Mono" officeooo:rsid="0130301a"/>
    </style:style>
    <style:style style:name="T228" style:family="text">
      <style:text-properties style:font-name="Liberation Mono" officeooo:rsid="01cb239d"/>
    </style:style>
    <style:style style:name="T229" style:family="text">
      <style:text-properties style:font-name="Liberation Mono" officeooo:rsid="01cb34da"/>
    </style:style>
    <style:style style:name="T230" style:family="text">
      <style:text-properties style:font-name="Liberation Mono" officeooo:rsid="01cce474"/>
    </style:style>
    <style:style style:name="T231" style:family="text">
      <style:text-properties style:font-name="Liberation Mono" officeooo:rsid="01d1a501"/>
    </style:style>
    <style:style style:name="T232" style:family="text">
      <style:text-properties style:font-name="Liberation Mono" officeooo:rsid="01e063ed"/>
    </style:style>
    <style:style style:name="T233" style:family="text">
      <style:text-properties style:font-name="Liberation Mono" officeooo:rsid="01ce6b95"/>
    </style:style>
    <style:style style:name="T234" style:family="text">
      <style:text-properties officeooo:rsid="002827af"/>
    </style:style>
    <style:style style:name="T235" style:family="text">
      <style:text-properties fo:font-weight="bold" style:font-weight-asian="bold" style:font-weight-complex="bold"/>
    </style:style>
    <style:style style:name="T236" style:family="text">
      <style:text-properties fo:font-weight="bold" officeooo:rsid="01e063ed" style:font-weight-asian="bold" style:font-weight-complex="bold"/>
    </style:style>
    <style:style style:name="T237" style:family="text">
      <style:text-properties officeooo:rsid="003ec963"/>
    </style:style>
    <style:style style:name="T238" style:family="text">
      <style:text-properties officeooo:rsid="003fdc75"/>
    </style:style>
    <style:style style:name="T239" style:family="text">
      <style:text-properties fo:font-weight="normal" style:font-weight-asian="normal" style:font-weight-complex="normal"/>
    </style:style>
    <style:style style:name="T240" style:family="text">
      <style:text-properties officeooo:rsid="0043c9f0"/>
    </style:style>
    <style:style style:name="T241" style:family="text">
      <style:text-properties officeooo:rsid="0043e11b"/>
    </style:style>
    <style:style style:name="T242" style:family="text">
      <style:text-properties officeooo:rsid="00450fd8"/>
    </style:style>
    <style:style style:name="T243" style:family="text">
      <style:text-properties officeooo:rsid="0045a453"/>
    </style:style>
    <style:style style:name="T244" style:family="text">
      <style:text-properties officeooo:rsid="00491f77"/>
    </style:style>
    <style:style style:name="T245" style:family="text">
      <style:text-properties officeooo:rsid="0049f17a"/>
    </style:style>
    <style:style style:name="T246" style:family="text">
      <style:text-properties officeooo:rsid="004d595f"/>
    </style:style>
    <style:style style:name="T247" style:family="text">
      <style:text-properties officeooo:rsid="004de353"/>
    </style:style>
    <style:style style:name="T248" style:family="text">
      <style:text-properties officeooo:rsid="0050ce1e"/>
    </style:style>
    <style:style style:name="T249" style:family="text">
      <style:text-properties officeooo:rsid="0052f89e"/>
    </style:style>
    <style:style style:name="T250" style:family="text">
      <style:text-properties officeooo:rsid="00532bf5"/>
    </style:style>
    <style:style style:name="T251" style:family="text">
      <style:text-properties officeooo:rsid="00542eee"/>
    </style:style>
    <style:style style:name="T252" style:family="text">
      <style:text-properties officeooo:rsid="0055308a"/>
    </style:style>
    <style:style style:name="T253" style:family="text">
      <style:text-properties officeooo:rsid="00592fb3"/>
    </style:style>
    <style:style style:name="T254" style:family="text">
      <style:text-properties officeooo:rsid="005c1b83"/>
    </style:style>
    <style:style style:name="T255" style:family="text">
      <style:text-properties officeooo:rsid="005f08f0"/>
    </style:style>
    <style:style style:name="T256" style:family="text">
      <style:text-properties officeooo:rsid="005fe631"/>
    </style:style>
    <style:style style:name="T257" style:family="text">
      <style:text-properties officeooo:rsid="006307b8"/>
    </style:style>
    <style:style style:name="T258" style:family="text">
      <style:text-properties style:text-underline-style="none" officeooo:rsid="005f08f0"/>
    </style:style>
    <style:style style:name="T259" style:family="text">
      <style:text-properties style:text-underline-style="none" fo:font-weight="bold" officeooo:rsid="005f08f0" style:font-weight-asian="bold" style:font-weight-complex="bold"/>
    </style:style>
    <style:style style:name="T260" style:family="text">
      <style:text-properties officeooo:rsid="0063c858"/>
    </style:style>
    <style:style style:name="T261" style:family="text">
      <style:text-properties officeooo:rsid="007673bf"/>
    </style:style>
    <style:style style:name="T262" style:family="text">
      <style:text-properties officeooo:rsid="007dfd3c"/>
    </style:style>
    <style:style style:name="T263" style:family="text">
      <style:text-properties officeooo:rsid="0080be12"/>
    </style:style>
    <style:style style:name="T264" style:family="text">
      <style:text-properties officeooo:rsid="00856c8e"/>
    </style:style>
    <style:style style:name="T265" style:family="text">
      <style:text-properties officeooo:rsid="008956fc"/>
    </style:style>
    <style:style style:name="T266" style:family="text">
      <style:text-properties officeooo:rsid="008a538c"/>
    </style:style>
    <style:style style:name="T267" style:family="text">
      <style:text-properties officeooo:rsid="008ba193"/>
    </style:style>
    <style:style style:name="T268" style:family="text">
      <style:text-properties officeooo:rsid="008d3aec"/>
    </style:style>
    <style:style style:name="T269" style:family="text">
      <style:text-properties officeooo:rsid="00947d6e"/>
    </style:style>
    <style:style style:name="T270" style:family="text">
      <style:text-properties officeooo:rsid="00989beb"/>
    </style:style>
    <style:style style:name="T271" style:family="text">
      <style:text-properties officeooo:rsid="009c2a8a"/>
    </style:style>
    <style:style style:name="T272" style:family="text">
      <style:text-properties officeooo:rsid="009d0a51"/>
    </style:style>
    <style:style style:name="T273" style:family="text">
      <style:text-properties officeooo:rsid="00a3b550"/>
    </style:style>
    <style:style style:name="T274" style:family="text">
      <style:text-properties officeooo:rsid="00a8e42e"/>
    </style:style>
    <style:style style:name="T275" style:family="text">
      <style:text-properties officeooo:rsid="00c0f647"/>
    </style:style>
    <style:style style:name="T276" style:family="text">
      <style:text-properties officeooo:rsid="00c945cc"/>
    </style:style>
    <style:style style:name="T277" style:family="text">
      <style:text-properties officeooo:rsid="00ced1f4"/>
    </style:style>
    <style:style style:name="T278" style:family="text">
      <style:text-properties officeooo:rsid="00d511f1"/>
    </style:style>
    <style:style style:name="T279" style:family="text">
      <style:text-properties fo:font-style="normal" style:font-style-asian="normal" style:font-style-complex="normal"/>
    </style:style>
    <style:style style:name="T280" style:family="text">
      <style:text-properties fo:font-style="normal" officeooo:rsid="00e52c1c" style:font-style-asian="normal" style:font-style-complex="normal"/>
    </style:style>
    <style:style style:name="T281" style:family="text">
      <style:text-properties officeooo:rsid="00e72a99"/>
    </style:style>
    <style:style style:name="T282" style:family="text">
      <style:text-properties officeooo:rsid="0106c104"/>
    </style:style>
    <style:style style:name="T283" style:family="text">
      <style:text-properties officeooo:rsid="010a200d"/>
    </style:style>
    <style:style style:name="T284" style:family="text">
      <style:text-properties officeooo:rsid="01323e75"/>
    </style:style>
    <style:style style:name="T285" style:family="text">
      <style:text-properties officeooo:rsid="00cd1fe8"/>
    </style:style>
    <style:style style:name="T286" style:family="text">
      <style:text-properties officeooo:rsid="00cad6e6"/>
    </style:style>
    <style:style style:name="T287" style:family="text">
      <style:text-properties officeooo:rsid="014d26df"/>
    </style:style>
    <style:style style:name="T288" style:family="text">
      <style:text-properties officeooo:rsid="01a669fd"/>
    </style:style>
    <style:style style:name="T289" style:family="text">
      <style:text-properties officeooo:rsid="01bbf1e3"/>
    </style:style>
    <style:style style:name="T290" style:family="text">
      <style:text-properties officeooo:rsid="01bd3db9"/>
    </style:style>
    <style:style style:name="T291" style:family="text">
      <style:text-properties officeooo:rsid="01c09b54"/>
    </style:style>
    <style:style style:name="T292" style:family="text">
      <style:text-properties officeooo:rsid="0171a626"/>
    </style:style>
    <style:style style:name="T293" style:family="text">
      <style:text-properties officeooo:rsid="018b2b54"/>
    </style:style>
    <style:style style:name="T294" style:family="text">
      <style:text-properties officeooo:rsid="0266b9a9"/>
    </style:style>
    <style:style style:name="T295" style:family="text">
      <style:text-properties officeooo:rsid="0013e9ae"/>
    </style:style>
    <style:style style:name="T296" style:family="text">
      <style:text-properties style:font-name="Courier New" officeooo:rsid="0013e9ae"/>
    </style:style>
    <style:style style:name="T297" style:family="text">
      <style:text-properties officeooo:rsid="01e063ed"/>
    </style:style>
    <style:style style:name="T298" style:family="text">
      <style:text-properties style:font-name="Liberation Mono"/>
    </style:style>
    <style:style style:name="T299" style:family="text">
      <style:text-properties style:font-name="Liberation Mono" officeooo:rsid="01e22fbf"/>
    </style:style>
    <style:style style:name="T300" style:family="text">
      <style:text-properties style:font-name="Liberation Mono" officeooo:rsid="01e40e42"/>
    </style:style>
    <style:style style:name="T301" style:family="text">
      <style:text-properties style:font-name="Liberation Mono" officeooo:rsid="01e516bb"/>
    </style:style>
    <style:style style:name="T302" style:family="text">
      <style:text-properties officeooo:rsid="01e40e42"/>
    </style:style>
    <style:style style:name="T303" style:family="text">
      <style:text-properties officeooo:rsid="01ce6b95"/>
    </style:style>
    <style:style style:name="T304" style:family="text">
      <style:text-properties officeooo:rsid="01e516bb"/>
    </style:style>
    <style:style style:name="T305" style:family="text">
      <style:text-properties style:font-name="Liberation Sans"/>
    </style:style>
    <style:style style:name="T306" style:family="text">
      <style:text-properties style:font-name="Liberation Sans" officeooo:rsid="01e516bb"/>
    </style:style>
    <style:style style:name="T307" style:family="text">
      <style:text-properties officeooo:rsid="01e6a93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47"><text:a xlink:type="simple" xlink:href="#__RefHeading___Toc222_3969998003" text:style-name="Index_20_Link" text:visited-style-name="Index_20_Link">Notices<text:tab/>1</text:a></text:p>
          <text:p text:style-name="P247"><text:a xlink:type="simple" xlink:href="#__RefHeading___Toc116_3969998003" text:style-name="Index_20_Link" text:visited-style-name="Index_20_Link">Introduction<text:tab/>1</text:a></text:p>
          <text:p text:style-name="P248"><text:a xlink:type="simple" xlink:href="#__RefHeading___Toc149_1085731582" text:style-name="Index_20_Link" text:visited-style-name="Index_20_Link">How To Use This Document<text:tab/>2</text:a></text:p>
          <text:p text:style-name="P248"><text:a xlink:type="simple" xlink:href="#__RefHeading___Toc679_2279673435" text:style-name="Index_20_Link" text:visited-style-name="Index_20_Link">References<text:tab/>2</text:a></text:p>
          <text:p text:style-name="P247"><text:a xlink:type="simple" xlink:href="#__RefHeading___Toc2066_1712276402" text:style-name="Index_20_Link" text:visited-style-name="Index_20_Link">ALLOCH<text:tab/>3</text:a></text:p>
          <text:p text:style-name="P247"><text:a xlink:type="simple" xlink:href="#__RefHeading___Toc2068_1712276402" text:style-name="Index_20_Link" text:visited-style-name="Index_20_Link">ALLOCL<text:tab/>5</text:a></text:p>
          <text:p text:style-name="P247"><text:a xlink:type="simple" xlink:href="#__RefHeading___Toc5947_290241031" text:style-name="Index_20_Link" text:visited-style-name="Index_20_Link">DEFPOOL<text:tab/>7</text:a></text:p>
          <text:p text:style-name="P247"><text:a xlink:type="simple" xlink:href="#__RefHeading___Toc1259_3584288719" text:style-name="Index_20_Link" text:visited-style-name="Index_20_Link">MEMPOOL<text:tab/>9</text:a></text:p>
          <text:p text:style-name="P247"><text:a xlink:type="simple" xlink:href="#__RefHeading___Toc681_2279673435" text:style-name="Index_20_Link" text:visited-style-name="Index_20_Link">Memory Management<text:tab/>11</text:a></text:p>
          <text:p text:style-name="P248"><text:a xlink:type="simple" xlink:href="#__RefHeading___Toc1051_2279673435" text:style-name="Index_20_Link" text:visited-style-name="Index_20_Link">SATK Memory Management Practices<text:tab/>13</text:a></text:p>
          <text:p text:style-name="P248"><text:a xlink:type="simple" xlink:href="#__RefHeading___Toc2070_1712276402" text:style-name="Index_20_Link" text:visited-style-name="Index_20_Link">Memory Pools<text:tab/>14</text:a></text:p>
        </text:index-body>
      </text:table-of-content>
      <text:p text:style-name="P8"/>
      <text:p text:style-name="P134">Copyright <text:span text:style-name="T292">©</text:span> <text:span text:style-name="T293">202</text:span><text:span text:style-name="T294">1</text:span> Harold Grovesteen</text:p>
      <text:p text:style-name="P134"><text:span text:style-name="T295">See the file </text:span><text:span text:style-name="T296">doc/fdl-1.3.txt</text:span><text:span text:style-name="T295"> for copying conditions.</text:span></text:p>
      <text:h text:style-name="Heading_20_1" text:outline-level="1"><text:bookmark-start text:name="__RefHeading___Toc222_3969998003"/>Notices<text:bookmark-end text:name="__RefHeading___Toc222_3969998003"/></text:h>
      <text:p text:style-name="P21">z/Architecture is a registered trademark of International Business Machines Corporation.</text:p>
      <text:h text:style-name="Heading_20_1" text:outline-level="1"><text:bookmark-start text:name="__RefHeading___Toc116_3969998003"/>Introduction<text:bookmark-end text:name="__RefHeading___Toc116_3969998003"/></text:h>
      <text:p text:style-name="P13">On occasion a program or parts of a program require a different location in memory than the one for which it is assembled. <text:s/>This is termed “relocation.” <text:s/>While it sounds simple, just move the code, it becomes much more complex when questions <text:span text:style-name="T282">arise </text:span>relat<text:span text:style-name="T282">ing</text:span> to </text:p>
      <text:list xml:id="list292695234" text:style-name="L1">
        <text:list-item>
          <text:p text:style-name="P260">where the program will be located,</text:p>
        </text:list-item>
        <text:list-item>
          <text:p text:style-name="P260">moving the code, and </text:p>
        </text:list-item>
        <text:list-item>
          <text:p text:style-name="P260">adjusting address constants to the new location</text:p>
        </text:list-item>
      </text:list>
      <text:p text:style-name="P13">all of which must occur while the program is executing instructions.</text:p>
      <text:p text:style-name="P69"><text:span text:style-name="T2">This manual discusses how </text:span><text:span text:style-name="T3">the Stand Alone Tool Kit (</text:span><text:span text:style-name="T2">SATK</text:span><text:span text:style-name="T3">)</text:span><text:span text:style-name="T2"> performs these functions and the </text:span><text:span text:style-name="T3">macro </text:span><text:span text:style-name="T2">support for doing so. <text:s/></text:span><text:span text:style-name="T3">The macros described in this manual depend upon A Small Mainframe Assembler (ASMA), </text:span><text:span text:style-name="T4">the SATK supplied assembler,</text:span><text:span text:style-name="T3"> and should be not be expected to work with other assemblers.</text:span></text:p>
      <text:h text:style-name="Heading_20_2" text:outline-level="2"><text:bookmark-start text:name="__RefHeading___Toc149_1085731582"/><text:soft-page-break/>How To Use This <text:span text:style-name="T5">Document</text:span><text:bookmark-end text:name="__RefHeading___Toc149_1085731582"/></text:h>
      <text:p text:style-name="P14">The assumption that is made is that the reader will over the long term be most interested in the macros used to implement program relocation by SATK. <text:s/>The provided macros are described first. <text:s/>If this is the first time the reader is exploring this topic, the section “Program Relocation” should be read first. <text:s/>“Program Relocation” describes the mechanisms <text:span text:style-name="T168">used, macro design, </text:span>and how to actually use the macros for relocating a program. <text:s/><text:span text:style-name="T234">It is recommended that “Program Relocation” be read before attempting to use the macros described in this manual.</text:span></text:p>
      <text:h text:style-name="Heading_20_2" text:outline-level="2"><text:bookmark-start text:name="__RefHeading___Toc679_2279673435"/>References<text:bookmark-end text:name="__RefHeading___Toc679_2279673435"/></text:h>
      <text:p text:style-name="P22">SATK Documents:</text:p>
      <text:list xml:id="list3758843870" text:style-name="L2">
        <text:list-item>
          <text:p text:style-name="P288"><text:span text:style-name="T41">Boot Loader Services</text:span><text:span text:style-name="T25">, </text:span><text:span text:style-name="T183">doc/BLS.odt</text:span><text:span text:style-name="T25"> or </text:span><text:span text:style-name="T183">doc/BLS.pdf</text:span><text:span text:style-name="T25">.</text:span></text:p>
        </text:list-item>
        <text:list-item>
          <text:p text:style-name="P289"><text:span text:style-name="T41">S</text:span><text:span text:style-name="T39">tand Alone Tool Kit Common Macros</text:span><text:span text:style-name="T1">, </text:span><text:span text:style-name="T171">doc/macros/SATK.odt</text:span><text:span text:style-name="T1"> or </text:span><text:span text:style-name="T171">doc/macros/SATK.pdf</text:span><text:span text:style-name="T1">.</text:span></text:p>
        </text:list-item>
      </text:list>
      <text:p text:style-name="P14"/>
      <text:p text:style-name="P14"/>
      <text:h text:style-name="P250" text:outline-level="1"><text:bookmark-start text:name="__RefHeading___Toc2066_1712276402"/>ALLOC<text:span text:style-name="T72">H</text:span><text:bookmark-end text:name="__RefHeading___Toc2066_1712276402"/></text:h>
      <text:p text:style-name="P88"><text:span text:style-name="T7">Source File</text:span><text:span text:style-name="T15">: </text:span><text:span text:style-name="T182">relolib/</text:span><text:span text:style-name="T190">ALLOC</text:span><text:span text:style-name="T197">H</text:span><text:span text:style-name="T182">.mac</text:span></text:p>
      <text:p text:style-name="P20"><text:span text:style-name="T235">Macro Format</text:span>:</text:p>
      <text:p text:style-name="P11"><text:span text:style-name="T171">[label] <text:s/>ALLOC</text:span><text:span text:style-name="T197">H</text:span><text:span text:style-name="T171"> </text:span><text:span text:style-name="T204">addr,size</text:span></text:p>
      <text:p text:style-name="P72"/>
      <text:p text:style-name="P95"><text:span text:style-name="T173">ALLOC</text:span><text:span text:style-name="T174">H</text:span><text:span text:style-name="T17"> </text:span><text:span text:style-name="T18">performs the allocation of</text:span><text:span text:style-name="T17"> an area of memory from a memory pool controlled by the </text:span><text:span text:style-name="T177">MEM</text:span><text:span text:style-name="T173">POOL</text:span><text:span text:style-name="T17"> macro. <text:s/>Memory is allocated from the current </text:span><text:span text:style-name="T20">higher</text:span><text:span text:style-name="T17"> bound </text:span><text:span text:style-name="T22">address </text:span><text:span text:style-name="T17">to </text:span><text:span text:style-name="T20">lower</text:span><text:span text:style-name="T17"> memory addresses. <text:s/></text:span><text:span text:style-name="T19">The current </text:span><text:span text:style-name="T20">higher</text:span><text:span text:style-name="T19"> bound is </text:span><text:span text:style-name="T20">decreased</text:span><text:span text:style-name="T19"> by the amount of memory allocated. <text:s text:c="3"/></text:span><text:span text:style-name="T21">The available memory is decremented by the amount of memory allocated.</text:span></text:p>
      <text:p text:style-name="P87"><text:span text:style-name="T17">U</text:span><text:span text:style-name="T16">pon entry to the macro, the </text:span></text:p>
      <text:list xml:id="list3230959027" text:style-name="L3">
        <text:list-item>
          <text:p text:style-name="P261">even register of the <text:span text:style-name="T204">size</text:span><text:span text:style-name="T271"> </text:span>pair contains the size of the memory being requested, and</text:p>
        </text:list-item>
        <text:list-item>
          <text:p text:style-name="P261">the odd register <text:span text:style-name="T262">content </text:span>is undefined.</text:p>
        </text:list-item>
      </text:list>
      <text:p text:style-name="P34">Upon exit from the macro, the</text:p>
      <text:list xml:id="list1871421953" text:style-name="L4">
        <text:list-item>
          <text:p text:style-name="P263">even register of the pair contains the size of the memory allocated <text:span text:style-name="T269">(same as requested)</text:span>, and</text:p>
        </text:list-item>
        <text:list-item>
          <text:p text:style-name="P290"><text:span text:style-name="T23">the </text:span><text:span text:style-name="T175">addr</text:span><text:span text:style-name="T23"> register contains the starting address of the allocated memory </text:span><text:span text:style-name="T24">when the size register does not contain zero</text:span><text:span text:style-name="T23">. <text:s/></text:span><text:span text:style-name="T24">If the </text:span><text:span text:style-name="T175">size</text:span><text:span text:style-name="T24"> register contains zero, the contents of the </text:span><text:span text:style-name="T175">addr</text:span><text:span text:style-name="T24"> register are unpredictable.</text:span></text:p>
        </text:list-item>
        <text:list-item>
          <text:p text:style-name="P265">The contents of the odd register of the pair is always unpredictable.</text:p>
        </text:list-item>
      </text:list>
      <text:p text:style-name="P32"><text:span text:style-name="T235">Assembly Considerations</text:span>:</text:p>
      <text:list xml:id="list3531965756" text:style-name="L5">
        <text:list-item>
          <text:p text:style-name="P266"><text:span text:style-name="T171">ALLOC</text:span><text:span text:style-name="T197">H</text:span> requires addressing of a memory pool by means of a DSECT created by the <text:span text:style-name="T171">MEMPOOL</text:span> macro.</text:p>
        </text:list-item>
        <text:list-item>
          <text:p text:style-name="P266"><text:span text:style-name="T256">Depends upon the </text:span><text:span text:style-name="T192">ARCHLVL</text:span><text:span text:style-name="T256"> macro for </text:span><text:span text:style-name="T261">determination of DSECT field selection </text:span><text:span text:style-name="T273">and instruction generation</text:span><text:span text:style-name="T261">.</text:span></text:p>
        </text:list-item>
      </text:list>
      <text:p text:style-name="P37"><text:span text:style-name="T235">Execution Considerations</text:span>:</text:p>
      <text:p text:style-name="P241"><text:span text:style-name="T53">If there is insufficient memory in the pool to allocate the requested size, the contents of the </text:span><text:span text:style-name="T54">even </text:span><text:span text:style-name="T53">register </text:span><text:span text:style-name="T54">of the </text:span><text:span text:style-name="T231">size</text:span><text:span text:style-name="T160"> </text:span><text:span text:style-name="T53">pair </text:span><text:span text:style-name="T54">is zero and the contents of the </text:span><text:span text:style-name="T204">addr</text:span><text:span text:style-name="T54"> register is unpredictable.</text:span></text:p>
      <text:p text:style-name="P233"/>
      <text:p text:style-name="P144"><text:soft-page-break/><text:span text:style-name="T9">Label Field Usage</text:span><text:span text:style-name="T53">:</text:span></text:p>
      <text:p text:style-name="P231">When present, the label field is associated with the first instruction created by the macro.</text:p>
      <text:p text:style-name="P135"><text:span text:style-name="T235">Positional Parameters</text:span>:</text:p>
      <text:list xml:id="list45767813" text:style-name="L6">
        <text:list-item>
          <text:p text:style-name="P269">The first positional parameter is the <text:span text:style-name="T171">addr</text:span> register. <text:s/>The address of the allocated area is placed in this register when the allocation is successful. <text:s/><text:span text:style-name="T171">addr</text:span> is required.</text:p>
        </text:list-item>
        <text:list-item>
          <text:p text:style-name="P292"><text:span text:style-name="T53">The </text:span><text:span text:style-name="T89">second</text:span><text:span text:style-name="T53"> positional parameter, </text:span><text:span text:style-name="T203">size</text:span><text:span text:style-name="T70">,</text:span><text:span text:style-name="T53"> identifies the even/odd register pair used by the </text:span><text:span text:style-name="T70">macro and is required. <text:s/></text:span><text:span text:style-name="T89">The even register of the pair must contain, on entry, the size of the requested memory area. <text:s/>Upon exit</text:span><text:span text:style-name="T91">,</text:span><text:span text:style-name="T89"> the </text:span><text:span text:style-name="T159">even </text:span><text:span text:style-name="T89">register contains the size of the allocated memory. <text:s/>If the contents are zero, the requested memory was not allocated and the the memory pool is unchanged. <text:s/>The odd register of the pair is a work register and upon exit its contents are unpredictable. <text:s/></text:span><text:span text:style-name="T208">size</text:span><text:span text:style-name="T93"> is required.</text:span></text:p>
        </text:list-item>
      </text:list>
      <text:p text:style-name="P39"><text:span text:style-name="T235">Keyword Parameters</text:span>: <text:span text:style-name="T272">None</text:span></text:p>
      <text:p text:style-name="P41">Programming Considerations<text:span text:style-name="T239">:</text:span></text:p>
      <text:p text:style-name="P88"><text:span text:style-name="T199">ALLOC</text:span><text:span text:style-name="T197">H</text:span><text:span text:style-name="T70"> does not “request” an allocation of memory. <text:s/></text:span><text:span text:style-name="T199">ALLOC</text:span><text:span text:style-name="T197">H</text:span><text:span text:style-name="T70"> actually performs the allocation. <text:s/>The “request” originates elsewhere. <text:s/></text:span><text:span text:style-name="T199">ALLOC</text:span><text:span text:style-name="T197">H</text:span><text:span text:style-name="T70"> is intended for inclusion within a more complete memory management environment.</text:span></text:p>
      <text:p text:style-name="P97"><text:span text:style-name="T70">T</text:span><text:span text:style-name="T73">he requester of the allocation </text:span><text:span text:style-name="T8">should</text:span><text:span text:style-name="T73"> test the results of the </text:span><text:span text:style-name="T206">size</text:span><text:span text:style-name="T73"> register for success or failure. <text:s/></text:span><text:span text:style-name="T90">Failure will typically be due to insufficient memory in the pool to satisfy the request </text:span><text:span text:style-name="T94">but other conditions can be detected</text:span><text:span text:style-name="T90">.</text:span></text:p>
      <text:p text:style-name="P88"><text:span text:style-name="T70">At no time is memory outside of the memory pool control structure altered </text:span><text:span text:style-name="T71">by </text:span><text:span text:style-name="T200">ALLOC</text:span><text:span text:style-name="T197">H</text:span><text:span text:style-name="T71">.</text:span></text:p>
      <text:p text:style-name="P14"/>
      <text:p text:style-name="P14"/>
      <text:h text:style-name="P249" text:outline-level="1"><text:bookmark-start text:name="__RefHeading___Toc2068_1712276402"/>ALLOC<text:span text:style-name="T261">L</text:span><text:bookmark-end text:name="__RefHeading___Toc2068_1712276402"/></text:h>
      <text:p text:style-name="P84"><text:span text:style-name="T7">Source File</text:span><text:span text:style-name="T15">: </text:span><text:span text:style-name="T232">mmmac</text:span><text:span text:style-name="T182">/</text:span><text:span text:style-name="T190">ALLOC</text:span><text:span text:style-name="T191">L</text:span><text:span text:style-name="T182">.mac</text:span></text:p>
      <text:p text:style-name="P19"><text:span text:style-name="T235">Macro Format</text:span>:</text:p>
      <text:p text:style-name="Standard"><text:span text:style-name="T171">[label] <text:s/>ALLOC</text:span><text:span text:style-name="T196">L</text:span><text:span text:style-name="T171"> </text:span><text:span text:style-name="T203">addr,size</text:span></text:p>
      <text:p text:style-name="P71"/>
      <text:p text:style-name="P85"><text:span text:style-name="T173">ALLOCL</text:span><text:span text:style-name="T17"> </text:span><text:span text:style-name="T18">performs the allocation of</text:span><text:span text:style-name="T17"> an area of memory from a memory pool controlled by the </text:span><text:span text:style-name="T177">MEM</text:span><text:span text:style-name="T173">POOL</text:span><text:span text:style-name="T17"> macro. <text:s/>Memory is allocated from the current lower bound to higher memory addresses. <text:s/></text:span><text:span text:style-name="T19">The current lower bound is increased by the amount of memory allocated. <text:s/></text:span><text:span text:style-name="T21">The available memory is decremented by the amount of memory allocated.</text:span></text:p>
      <text:p text:style-name="P86"><text:span text:style-name="T17">U</text:span><text:span text:style-name="T16">pon entry to the macro, the </text:span></text:p>
      <text:list xml:id="list112012114381454" text:continue-list="list3230959027" text:style-name="L3">
        <text:list-item>
          <text:p text:style-name="P262">even register of the pair contains the size of the memory being requested, and</text:p>
        </text:list-item>
        <text:list-item>
          <text:p text:style-name="P262">the odd register <text:span text:style-name="T262">content </text:span>is undefined.</text:p>
        </text:list-item>
      </text:list>
      <text:p text:style-name="P33">Upon exit from the macro, the</text:p>
      <text:list xml:id="list112011005599650" text:continue-list="list1871421953" text:style-name="L4">
        <text:list-item>
          <text:p text:style-name="P264">even register of the pair contains the size of the memory allocated <text:span text:style-name="T269">(same as requested)</text:span>, and</text:p>
        </text:list-item>
        <text:list-item>
          <text:p text:style-name="P291"><text:span text:style-name="T23">the </text:span><text:span text:style-name="T175">addr</text:span><text:span text:style-name="T23"> register contains the starting address of the allocated memory </text:span><text:span text:style-name="T24">when the size register does not contain zero</text:span><text:span text:style-name="T23">. <text:s/></text:span><text:span text:style-name="T24">If the </text:span><text:span text:style-name="T175">size</text:span><text:span text:style-name="T24"> register contains zero, the contents of the </text:span><text:span text:style-name="T175">addr</text:span><text:span text:style-name="T24"> register are unpredictable.</text:span></text:p>
        </text:list-item>
        <text:list-item>
          <text:p text:style-name="P293"><text:span text:style-name="T24">T</text:span><text:span text:style-name="T16">he contents of the odd register of the pair is always unpredictable.</text:span></text:p>
        </text:list-item>
      </text:list>
      <text:p text:style-name="P31"><text:span text:style-name="T235">Assembly Considerations</text:span>:</text:p>
      <text:list xml:id="list2843867553" text:style-name="L7">
        <text:list-item>
          <text:p text:style-name="P267"><text:span text:style-name="T171">ALLOC</text:span><text:span text:style-name="T205">L</text:span> requires addressing of a memory pool by means of a DSECT created by the <text:span text:style-name="T171">MEMPOOL</text:span> macro.</text:p>
        </text:list-item>
        <text:list-item>
          <text:p text:style-name="P268"><text:span text:style-name="T256">Depends upon the </text:span><text:span text:style-name="T192">ARCHLVL</text:span><text:span text:style-name="T256"> macro for </text:span><text:span text:style-name="T261">determination of DSECT field selection </text:span><text:span text:style-name="T273">and instruction generation</text:span><text:span text:style-name="T261">.</text:span></text:p>
        </text:list-item>
      </text:list>
      <text:p text:style-name="P36"><text:span text:style-name="T235">Execution Considerations</text:span>:</text:p>
      <text:p text:style-name="P238"><text:span text:style-name="T53">If there is insufficient memory in the pool to allocate the requested size, the contents of the </text:span><text:span text:style-name="T54">even </text:span><text:span text:style-name="T53">register </text:span><text:span text:style-name="T54">of the </text:span><text:span text:style-name="T53">pair </text:span><text:span text:style-name="T54">is zero and the contents of the </text:span><text:span text:style-name="T209">addr</text:span><text:span text:style-name="T54"> register is unpredictable.</text:span></text:p>
      <text:p text:style-name="P234"/>
      <text:p text:style-name="P234"><text:soft-page-break/></text:p>
      <text:p text:style-name="P137"><text:span text:style-name="T235">Label Field Usage</text:span>:</text:p>
      <text:p text:style-name="P232">When present the label field is associated with the first instruction created by the macro.</text:p>
      <text:p text:style-name="P136"><text:span text:style-name="T235">Positional Parameters</text:span>:</text:p>
      <text:list xml:id="list3324392528" text:style-name="L8">
        <text:list-item>
          <text:p text:style-name="P270">The first positional parameter is the <text:span text:style-name="T171">addr</text:span> register. <text:s/>The address of the allocated area is placed in this register when the allocation is successful. <text:s/><text:span text:style-name="T171">addr</text:span> is required.</text:p>
        </text:list-item>
        <text:list-item>
          <text:p text:style-name="P294"><text:span text:style-name="T53">The </text:span><text:span text:style-name="T89">second</text:span><text:span text:style-name="T53"> positional parameter, </text:span><text:span text:style-name="T203">size</text:span><text:span text:style-name="T70">,</text:span><text:span text:style-name="T53"> identifies the even/odd register pair used by the </text:span><text:span text:style-name="T70">macro and is required. <text:s/></text:span><text:span text:style-name="T89">The even register of the pair must contain, on entry, the size of the requested memory area. <text:s/>Upon exit the register contains the size of the allocated memory. <text:s/>If the contents are zero, the requested memory was not allocated and the the memory pool is unchanged. <text:s/>The odd register of the pair is a work register and upon exit its contents are unpredictable. <text:s/></text:span><text:span text:style-name="T207">size</text:span><text:span text:style-name="T92"> is required.</text:span></text:p>
        </text:list-item>
      </text:list>
      <text:p text:style-name="P38"><text:span text:style-name="T235">Keyword Parameters</text:span>: <text:span text:style-name="T270">None</text:span></text:p>
      <text:p text:style-name="P40">Programming Considerations<text:span text:style-name="T239">:</text:span></text:p>
      <text:p text:style-name="Text_20_body"><text:span text:style-name="T199">ALLOCL</text:span><text:span text:style-name="T70"> does not “request” an allocation of memory. <text:s/></text:span><text:span text:style-name="T199">ALLOCL</text:span><text:span text:style-name="T70"> actually performs the allocation. <text:s/>The “request” originates elsewhere. <text:s/></text:span><text:span text:style-name="T199">ALLOCL</text:span><text:span text:style-name="T70"> is intended for inclusion within a more complete memory management environment.</text:span></text:p>
      <text:p text:style-name="P96"><text:span text:style-name="T70">T</text:span><text:span text:style-name="T1">he requester of the allocation </text:span><text:span text:style-name="T6">should</text:span><text:span text:style-name="T1"> test the results of the </text:span><text:span text:style-name="T171">size</text:span><text:span text:style-name="T1"> register for success or failure. <text:s/></text:span><text:span text:style-name="T90">Failure will typically be due to insufficient memory in the pool to satisfy the request </text:span><text:span text:style-name="T94">but other conditions exist</text:span><text:span text:style-name="T90">.</text:span></text:p>
      <text:p text:style-name="P132"><text:span text:style-name="T1">At no time is memory outside of the memory pool control structure altered </text:span><text:span text:style-name="T71">by </text:span><text:span text:style-name="T200">ALLOCL</text:span><text:span text:style-name="T71">.</text:span></text:p>
      <text:p text:style-name="P68"/>
      <text:p text:style-name="P146"/>
      <text:h text:style-name="P249" text:outline-level="1"><text:bookmark-start text:name="__RefHeading___Toc5947_290241031"/>DEFPOOL<text:bookmark-end text:name="__RefHeading___Toc5947_290241031"/></text:h>
      <text:p text:style-name="P133"><text:span text:style-name="T7">Source File</text:span><text:span text:style-name="T15">: </text:span><text:span text:style-name="T232">mmmac</text:span><text:span text:style-name="T182">/</text:span><text:span text:style-name="T228">DEFPOOL</text:span><text:span text:style-name="T182">.mac</text:span></text:p>
      <text:p text:style-name="P35"><text:span text:style-name="T6">Macro Format</text:span><text:span text:style-name="T171">:</text:span></text:p>
      <text:p text:style-name="P10">[label] <text:s/>DEFPOOL [(lower,upper)</text:p>
      <text:p text:style-name="P10"><text:s text:c="15"/><text:span text:style-name="T297">[,DSECT=[YES|</text:span><text:span text:style-name="T236">NO</text:span><text:span text:style-name="T297">]]</text:span></text:p>
      <text:p text:style-name="P10"/>
      <text:p text:style-name="P300"><text:span text:style-name="T161">DEFPOOL </text:span><text:span text:style-name="T162">assembles</text:span><text:span text:style-name="T161"> a memory pool </text:span><text:span text:style-name="T162">control </text:span><text:span text:style-name="T161">structure either with or without specific lower and upper bounds. <text:s/></text:span><text:span text:style-name="T163">Alternatively</text:span><text:span text:style-name="T162">,</text:span><text:span text:style-name="T163"> a DSECT of the memory pool </text:span><text:span text:style-name="T157">controls </text:span><text:span text:style-name="T163">may be created.</text:span></text:p>
      <text:p text:style-name="P67"><text:span text:style-name="T235">Assembly Considerations</text:span>:</text:p>
      <text:p text:style-name="P236">ARCHLVL macro must precede DEFPOOL in the assembly.</text:p>
      <text:p text:style-name="P142"><text:span text:style-name="T235">Execution Considerations</text:span>: None</text:p>
      <text:p text:style-name="P303"><text:span text:style-name="T235">Label Field Usage</text:span>:</text:p>
      <text:list xml:id="list2539389182" text:style-name="L11">
        <text:list-item>
          <text:p text:style-name="P273">When <text:span text:style-name="T171">DSECT=YES</text:span>, the supplied label is required and specifies the DSECT name.</text:p>
        </text:list-item>
        <text:list-item>
          <text:p text:style-name="P273">When <text:span text:style-name="T171">DSECT=NO</text:span>, the supplied label is associated with <text:span text:style-name="T290">the </text:span>first macro generated instruction.</text:p>
        </text:list-item>
      </text:list>
      <text:p text:style-name="P142"><text:span text:style-name="T235">Positional Parameters</text:span>:</text:p>
      <text:p text:style-name="P242"><text:span text:style-name="T158">One optional positional parameter is allowed. <text:s/>When supplied, the positional parameter must be a sublist of two elements. <text:s/>The first element, </text:span><text:span text:style-name="T229">lower</text:span><text:span text:style-name="T158">, is the static initialization of the starting address of the memory pool. <text:s/>The second element, </text:span><text:span text:style-name="T229">upper</text:span><text:span text:style-name="T158">, is the static initialization of the last byte of the memory pool. <text:s/>Taken together the two addresses constitute the bounds of the memory pool. <text:s/>The </text:span><text:span text:style-name="T229">lower</text:span><text:span text:style-name="T158"> and </text:span><text:span text:style-name="T229">upper</text:span><text:span text:style-name="T158"> bounds may be any value accepted by an address constant, </text:span><text:span text:style-name="T229">A</text:span><text:span text:style-name="T158"> or </text:span><text:span text:style-name="T229">AD</text:span><text:span text:style-name="T158">.</text:span></text:p>
      <text:p text:style-name="P243"><text:span text:style-name="T158">W</text:span><text:span text:style-name="T1">hen omitted, the memory pool structure is initialized to all zeros. <text:s/>This assumes that the memory pool is initialized by some other means.</text:span></text:p>
      <text:p text:style-name="P12"><text:span text:style-name="T235">Keyword Parameters</text:span>:</text:p>
      <table:table table:name="Table16" table:style-name="Table16">
        <table:table-column table:style-name="Table16.A"/>
        <table:table-column table:style-name="Table16.B"/>
        <table:table-column table:style-name="Table16.C"/>
        <table:table-header-rows>
          <table:table-row table:style-name="TableLine94154828853264">
            <table:table-cell table:style-name="Table16.A1" office:value-type="string">
              <text:p text:style-name="P258">Keyword</text:p>
            </table:table-cell>
            <table:table-cell table:style-name="Table16.A1" office:value-type="string">
              <text:p text:style-name="P258">Default</text:p>
            </table:table-cell>
            <table:table-cell table:style-name="Table16.C1" office:value-type="string">
              <text:p text:style-name="P258">Description</text:p>
            </table:table-cell>
          </table:table-row>
        </table:table-header-rows>
        <table:table-row table:style-name="TableLine94154823576784">
          <table:table-cell table:style-name="Table16.A2" office:value-type="string">
            <text:p text:style-name="P255">DSECT</text:p>
          </table:table-cell>
          <table:table-cell table:style-name="Table16.A2" office:value-type="string">
            <text:p text:style-name="P254">NO</text:p>
          </table:table-cell>
          <table:table-cell table:style-name="Table16.C2" office:value-type="string">
            <text:p text:style-name="P257"><text:span text:style-name="T62">Indicates whether a </text:span><text:span text:style-name="T63">memory pool </text:span><text:span text:style-name="T62">DSECT is being </text:span><text:span text:style-name="T64">assembled</text:span><text:span text:style-name="T62"> (</text:span><text:span text:style-name="T180">DSECT=</text:span><text:span text:style-name="T181">YES</text:span><text:span text:style-name="T62">) or a memory pool area </text:span><text:span text:style-name="T63">is being initialized </text:span><text:span text:style-name="T64">during assembly</text:span><text:span text:style-name="T63"> (</text:span><text:span text:style-name="T181">DSECT=NO</text:span><text:span text:style-name="T63">).</text:span></text:p>
          </table:table-cell>
        </table:table-row>
      </table:table>
      <text:p text:style-name="P285"><text:span text:style-name="T235"/></text:p>
      <text:p text:style-name="P285"><text:span text:style-name="T235"/></text:p>
      <text:p text:style-name="P304"><text:span text:style-name="T235">Programming Considerations</text:span>:</text:p>
      <text:p text:style-name="P286"><text:span text:style-name="T303">Dynamic initialization of the the memory pool is provided by the </text:span><text:span text:style-name="T233">MEMPOOL</text:span><text:span text:style-name="T303"> macro. <text:s/>When the entire available memory constitutes the pool’s boundaries, </text:span><text:span text:style-name="T233">MEMSZ</text:span><text:span text:style-name="T303"> </text:span><text:span text:style-name="T233">POOL=YES</text:span><text:span text:style-name="T303"> can be used to initialize the memory pool’s controls.</text:span></text:p>
      <text:h text:style-name="P251" text:outline-level="1"><text:bookmark-start text:name="__RefHeading___Toc1259_3584288719"/>MEMPOOL<text:bookmark-end text:name="__RefHeading___Toc1259_3584288719"/></text:h>
      <text:p text:style-name="P81"><text:span text:style-name="T7">Source File</text:span><text:span text:style-name="T15">: </text:span><text:span text:style-name="T299">mmmac</text:span><text:span text:style-name="T182">/MEM</text:span><text:span text:style-name="T189">POOL</text:span><text:span text:style-name="T182">.mac</text:span></text:p>
      <text:p text:style-name="P18"><text:span text:style-name="T235">Macro Format</text:span>:</text:p>
      <text:p text:style-name="Standard"><text:span text:style-name="T189">[label] <text:s/>MEMPOOL </text:span><text:span text:style-name="T201">pair</text:span></text:p>
      <text:p text:style-name="P9"><text:span text:style-name="T255"><text:s text:c="15"/></text:span><text:span text:style-name="T257">[,</text:span><text:span text:style-name="T255">ERROR=</text:span><text:span text:style-name="T257">label</text:span><text:span text:style-name="T260">]</text:span></text:p>
      <text:p text:style-name="P73"/>
      <text:p text:style-name="P82"><text:span text:style-name="T171">MEMPOOL</text:span><text:span text:style-name="T1"> creates a structure for managing the allocation of memory</text:span><text:span text:style-name="T157">, the memory pool controls</text:span><text:span text:style-name="T1">. <text:s/>The memory pool is defined by a lower and upper bound </text:span><text:span text:style-name="T156">address </text:span><text:span text:style-name="T157">supplied by a register pair</text:span><text:span text:style-name="T1">.</text:span></text:p>
      <text:p text:style-name="P83"><text:span text:style-name="T6">Assembly Considerations</text:span><text:span text:style-name="T1">:</text:span></text:p>
      <text:list xml:id="list3185428" text:style-name="L9">
        <text:list-item>
          <text:p text:style-name="P295"><text:span text:style-name="T192">MEMPOOL</text:span><text:span text:style-name="T52"> requires addressing of the memory pool </text:span><text:span text:style-name="T300">DEFPOOL</text:span><text:span text:style-name="T164"> </text:span><text:span text:style-name="T52">DSECT</text:span></text:p>
        </text:list-item>
      </text:list>
      <text:p text:style-name="P138"><text:span text:style-name="T235">Execution Considerations</text:span>: <text:span text:style-name="T256">None</text:span></text:p>
      <text:list xml:id="list2922383010" text:style-name="L10">
        <text:list-item>
          <text:p text:style-name="P271">The memory pool area must be provided to the macro by means of the memory pool <text:span text:style-name="T301">DEFPOOL</text:span><text:span text:style-name="T165"> </text:span><text:span text:style-name="T171">DSECT</text:span><text:span text:style-name="T301">=YES</text:span> addressing <text:span text:style-name="T289">with a register</text:span>.</text:p>
        </text:list-item>
        <text:list-item>
          <text:p text:style-name="P296"><text:span text:style-name="T52">The supplied area must be large enough to contain the memory pool control fields as defined by the </text:span><text:span text:style-name="T301">DEFPOOL</text:span><text:span text:style-name="T165"> assembled </text:span><text:span text:style-name="T52">DSECT. <text:s/></text:span><text:span text:style-name="T83">For architectures using 32-bit registers, memory pool</text:span><text:span text:style-name="T84"> controls</text:span><text:span text:style-name="T83"> </text:span><text:span text:style-name="T85">are</text:span><text:span text:style-name="T83"> 20 bytes in length. <text:s/>For 64-bit registers, memory pool </text:span><text:span text:style-name="T84">controls</text:span><text:span text:style-name="T83"> </text:span><text:span text:style-name="T155">are</text:span><text:span text:style-name="T83"> 40 bytes in length.</text:span></text:p>
        </text:list-item>
      </text:list>
      <text:p text:style-name="P139"><text:span text:style-name="T235">Label Field Usage</text:span>:</text:p>
      <text:list xml:id="list112011458553877" text:continue-list="list2539389182" text:style-name="L11">
        <text:list-item>
          <text:p text:style-name="P272">When <text:span text:style-name="T171">DSECT=YES</text:span>, the supplied label is required and specifies the DSECT name.</text:p>
        </text:list-item>
        <text:list-item>
          <text:p text:style-name="P272">When <text:span text:style-name="T171">DSECT=NO</text:span>, the supplied label is associated with <text:span text:style-name="T290">the </text:span>first macro generated instruction.</text:p>
        </text:list-item>
      </text:list>
      <text:p text:style-name="P30"><text:span text:style-name="T235">Positional Parameters</text:span>:</text:p>
      <text:p text:style-name="P240">pair<text:span text:style-name="T1"> is an even/odd register pair that defines the memory pool’</text:span><text:span text:style-name="T157">s</text:span><text:span text:style-name="T1"> low</text:span><text:span text:style-name="T95">est</text:span><text:span text:style-name="T1"> (the even register) and the </text:span><text:span text:style-name="T95">highest (the odd register) </text:span><text:span text:style-name="T13">addresses</text:span><text:span text:style-name="T95">. <text:s/></text:span><text:span text:style-name="T157">Pair is required when </text:span><text:span text:style-name="T230">DSECT=NO</text:span><text:span text:style-name="T157">.</text:span></text:p>
      <text:p text:style-name="P237"/>
      <text:p text:style-name="P305"/>
      <text:p text:style-name="P305"/>
      <text:p text:style-name="P30"><text:soft-page-break/><text:span text:style-name="T235">Keyword Parameters</text:span>:</text:p>
      <table:table table:name="Table2" table:style-name="Table2">
        <table:table-column table:style-name="Table2.A"/>
        <table:table-column table:style-name="Table2.B"/>
        <table:table-column table:style-name="Table2.C"/>
        <table:table-header-rows>
          <table:table-row table:style-name="TableLine94154776292288">
            <table:table-cell table:style-name="Table2.A1" office:value-type="string">
              <text:p text:style-name="P215">Keyword</text:p>
            </table:table-cell>
            <table:table-cell table:style-name="Table2.A1" office:value-type="string">
              <text:p text:style-name="P215">Default</text:p>
            </table:table-cell>
            <table:table-cell table:style-name="Table2.C1" office:value-type="string">
              <text:p text:style-name="P215">Description</text:p>
            </table:table-cell>
          </table:table-row>
        </table:table-header-rows>
        <table:table-row table:style-name="TableLine94154776383008">
          <table:table-cell table:style-name="Table2.A2" office:value-type="string">
            <text:p text:style-name="P150">ERROR</text:p>
          </table:table-cell>
          <table:table-cell table:style-name="Table2.A2" office:value-type="string">
            <text:p text:style-name="P171">none</text:p>
          </table:table-cell>
          <table:table-cell table:style-name="Table2.C2" office:value-type="string">
            <text:p text:style-name="P205"><text:span text:style-name="T55">When supplied the lower and upper bounds are checked to ensure the starting address is lower than the ending address. <text:s/></text:span><text:span text:style-name="T56">If </text:span><text:span text:style-name="T57">the bounds fail this test</text:span><text:span text:style-name="T56">, control is transferred to the </text:span><text:span text:style-name="T57">specified label. </text:span><text:span text:style-name="T55"><text:s/>If omitted, no </text:span><text:span text:style-name="T57">bounds</text:span><text:span text:style-name="T58"> </text:span><text:span text:style-name="T55">checking occurs.</text:span></text:p>
          </table:table-cell>
        </table:table-row>
      </table:table>
      <text:p text:style-name="P3"/>
      <text:p text:style-name="Text_20_body"><text:span text:style-name="T6">Programming </text:span><text:span text:style-name="T11">Considerations</text:span><text:span text:style-name="T1">:</text:span></text:p>
      <text:p text:style-name="P140">The <text:span text:style-name="T171">MEMSZ</text:span> macro may be used to identify the end-of-memory when the memory pool includes the last available address.</text:p>
      <text:p text:style-name="P141">Multiple memory pools may be used. <text:s/>For example a large pool might allocate memory the size of an entire 4096-byte page. <text:s/>Another memory pool might be used to allocate individual areas from the page.</text:p>
      <text:p text:style-name="P143"><text:span text:style-name="T86">Refer to </text:span><text:span text:style-name="T87">the </text:span><text:span text:style-name="T195">ALLOC</text:span><text:span text:style-name="T202">H</text:span><text:span text:style-name="T88"> and </text:span><text:span text:style-name="T202">ALLOCL</text:span><text:span text:style-name="T86"> macro </text:span><text:span text:style-name="T87">description</text:span><text:span text:style-name="T88">s</text:span><text:span text:style-name="T86"> for details on actual allocations from the pool </text:span><text:span text:style-name="T87">and how the alignment controls are used. <text:s/></text:span><text:span text:style-name="T88">Refer to the “Memory Pools” section for more operational details.</text:span></text:p>
      <text:p text:style-name="P17"/>
      <text:p text:style-name="P14"/>
      <text:h text:style-name="P252" text:outline-level="1"><text:bookmark-start text:name="__RefHeading___Toc681_2279673435"/>Memory Management<text:bookmark-end text:name="__RefHeading___Toc681_2279673435"/></text:h>
      <text:p text:style-name="P23">Managing memory within the mainframe system has some inherent complexities that do not exist for most systems. <text:s/>These complexities result from the design principle of backward compatibility for application programs and history, the driver of backward compatibility requirements. <text:s/>No requirement for backward compatibility exists for control programs, the programs that are inherently bare-metal software. <text:s/>This becomes very clear when developing software for the bare-metal mainframe software space, the very target of SATK.</text:p>
      <text:p text:style-name="P74"><text:span text:style-name="T28">Legacy control programs typically manage memory in </text:span><text:span text:style-name="T29">three real memory</text:span><text:span text:style-name="T28"> contexts:</text:span></text:p>
      <text:list xml:id="list1568509972" text:style-name="L22">
        <text:list-item>
          <text:p text:style-name="P274"><text:span text:style-name="T253">X’</text:span>0’ – X’<text:span text:style-name="T238">00</text:span>FFFFFF’ – the first 16 megabytes, up to “the line”,</text:p>
        </text:list-item>
        <text:list-item>
          <text:p text:style-name="P297"><text:span text:style-name="T28">X’</text:span><text:span text:style-name="T150">0</text:span><text:span text:style-name="T28">1000000’ – X’7FFFFFFF’ – memory </text:span><text:span text:style-name="T151">up to</text:span><text:span text:style-name="T28"> next two gigabytes,</text:span></text:p>
        </text:list-item>
        <text:list-item>
          <text:p text:style-name="P274">X’<text:span text:style-name="T238">00000000</text:span>10000000 – X’FFFFFFFFFFFFFFFF’ – memory through to the maximum.</text:p>
        </text:list-item>
      </text:list>
      <text:p text:style-name="P79"><text:span text:style-name="T29">Virtual storage adds the complexity of the imposed inability in 31-bit addressing mode to address above </text:span><text:span text:style-name="T28">X’7FFFFFFF’, </text:span><text:span text:style-name="T29">“the bar” </text:span><text:span text:style-name="T48">in addresses X’80000000’ – X’FFFFFFFF’</text:span><text:span text:style-name="T29">. <text:s/></text:span><text:span text:style-name="T151">The bar applies all addresses in 31-bit address mode: logical addresses (frequently virtual storage), real addresses, and absolute addresses. <text:s/></text:span><text:span text:style-name="T29">Virtual storage must manage, therefore, four contexts. <text:s/></text:span><text:span text:style-name="T35">The 2G bar (between </text:span><text:span text:style-name="T28">X’</text:span><text:span text:style-name="T35">80000000</text:span><text:span text:style-name="T28">’ </text:span><text:span text:style-name="T35">and </text:span><text:span text:style-name="T28">X’</text:span><text:span text:style-name="T35">F</text:span><text:span text:style-name="T28">FFFFFFF’</text:span><text:span text:style-name="T35">) </text:span><text:span text:style-name="T151">that is not accessible to a program</text:span><text:span text:style-name="T35"> exists because of the usage of bit 0 in the 32-bit register to indicate 31-bit address mode vs. 24-bit address mode. <text:s/>If a program is addressing in </text:span><text:span text:style-name="T48">24</text:span><text:span text:style-name="T35">-bit </text:span><text:span text:style-name="T151">or 31-bit </text:span><text:span text:style-name="T35">address mode</text:span><text:span text:style-name="T151">s</text:span><text:span text:style-name="T35"> and then converts to </text:span><text:span text:style-name="T151">64</text:span><text:span text:style-name="T35">-bit address mode, the </text:span><text:span text:style-name="T151">entire contents of the </text:span><text:span text:style-name="T35">same register now points into “the bar” area. <text:s/></text:span><text:span text:style-name="T151">That is bit 32 of the 64-bit register now points into “the bar”.</text:span><text:span text:style-name="T35"> <text:s/>Again, this is totally legitimate in 64-bit address mode. <text:s/>By creating the bar in virtual storage (the realm of application programs and probably some portions of a control program), making it</text:span><text:span text:style-name="T49">s locations</text:span><text:span text:style-name="T35"> una</text:span><text:span text:style-name="T44">vailable</text:span><text:span text:style-name="T35">, causes a program to cease operation rather than create some unexpected behavior. <text:s/>In this context it makes sense to separate </text:span><text:span text:style-name="T36">the memory allocations. <text:s/>And an operating system knows which mode is in use. <text:s/>For these systems, the application program must communicate whether it is desiring memory within the first 16M, up to the bar (the first 2G), or above the bar (above 4G) when memory is allocated.</text:span></text:p>
      <text:p text:style-name="P75"><text:span text:style-name="T29">For real storage, the bar can be considered nonexistent in 64-bit addressing. <text:s/>Each of these addressing modes were introduced at different historical times. <text:s/>Even bare-metal programs are influenced by this history. <text:s/>While no restrictions exist for 64-bit addressing by the CPU, not all memory is access</text:span><text:span text:style-name="T152">able</text:span><text:span text:style-name="T29"> by the </text:span><text:span text:style-name="T36">I/O systems</text:span><text:span text:style-name="T29">. <text:s/>The channel subsystem is limited to the first 2G of memory, and the earlier channel-based I/O is limited to the first 16M of memory. <text:s/>These constraints result from the CCW-based channel programs. <text:s/>This is not strictly a bare-metal programming concern. <text:s/>Legacy operating systems offer the ability for </text:span><text:span text:style-name="T30">application </text:span><text:span text:style-name="T29">programs to execute their own channel programs. <text:s/></text:span><text:span text:style-name="T30">On the surface few application programs actually do </text:span><text:soft-page-break/><text:span text:style-name="T30">this. <text:s/>However, the operating system offers I/O services for various devices implemented on top of this ability </text:span><text:span text:style-name="T36">within the application program itself</text:span><text:span text:style-name="T30">. <text:s/>So, nearly all “application” programs actually do utilize channel programming, just not visible to the application programmer. <text:s/>Legacy operating system</text:span><text:span text:style-name="T31">s</text:span><text:span text:style-name="T30"> must handle these challenges created by backward compatibility.</text:span></text:p>
      <text:p text:style-name="P75"><text:span text:style-name="T30">SATK lacks th</text:span><text:span text:style-name="T47">e</text:span><text:span text:style-name="T30"> baggage </text:span><text:span text:style-name="T47">of backward compatibility</text:span><text:span text:style-name="T30">. <text:s/>However, some of the constraints surrounding memory management still persist, particularly those imposed by the I/O systems. <text:s/>Managing memory is somewhat simplified but still must deal with the existence of “the bar”. <text:s/>Not from the stand point of virtual storage, a capability not presently supported by SATK, but from the standpoint of allocating solely from below the start of the bar (for 31-bit addressing) </text:span><text:span text:style-name="T31">for the</text:span><text:span text:style-name="T30"> </text:span><text:span text:style-name="T31">residency of </text:span><text:span text:style-name="T30">I/O constructs such as the CCW, </text:span><text:span text:style-name="T31">MIDAW’s or IDAW’s</text:span><text:span text:style-name="T30"> </text:span><text:span text:style-name="T31">when programming within a 64-bit addressing environment. <text:s/></text:span><text:span text:style-name="T32">The ORB, an I/O construct used in both the 31-bit and 64-bit address modes, is not memory resident constrained as are the other I/O constructs. <text:s/></text:span><text:span text:style-name="T152">However, the initial CCW of the CCW program to which the ORB points </text:span><text:span text:style-name="T12">is</text:span><text:span text:style-name="T152"> constrained to below the the bar.</text:span></text:p>
      <text:p text:style-name="P76"><text:span text:style-name="T1">In 64-bit addressing environments, two channel programming techniques exist: <text:s/>Channel-Command Word (CCW) programs and Transport Command Word (TCW) programs. <text:s/>CCW programs and their constituent parts are restricted to below the bar residency </text:span><text:span text:style-name="T44">(although they can access for I/O purposes data above the bar)</text:span><text:span text:style-name="T1">. <text:s/>TCW programs </text:span><text:span text:style-name="T32">and their constituent parts </text:span><text:span text:style-name="T1">can reside </text:span><text:span text:style-name="T45">and access </text:span><text:span text:style-name="T1">anywhere with</text:span><text:span text:style-name="T32">in</text:span><text:span text:style-name="T1"> the 64-bit address space. <text:s/>The challenge of TCW programs is that they are not universally supported. <text:s/>TCW programs require certain hardware features on mainframe systems not universally supported for all hardware devices and </text:span><text:span text:style-name="T32">TCW programs are</text:span><text:span text:style-name="T1"> not supported at all by Hercules, the primary SATK target hardware, albeit emulated.</text:span></text:p>
      <text:p text:style-name="P77"><text:span text:style-name="T1">These considerations emerged when SATK introduced relocation and especially of a boot loader itself </text:span><text:span text:style-name="T25">that performs I/O</text:span><text:span text:style-name="T1">. <text:s/>Some of these considerations are reduced by SATK’s use of architecture levels within macros and sensitivity to CCW and PSW formats by ASMA itself. <text:s/></text:span><text:span text:style-name="T25">The use of the </text:span><text:span text:style-name="T183">OPSYN</text:span><text:span text:style-name="T1"> </text:span><text:span text:style-name="T25">assembler operation further </text:span><text:span text:style-name="T34">aids </text:span><text:span text:style-name="T25">in making instruction generation architecture insensitive. <text:s/></text:span><text:span text:style-name="T34">SATK never uses a three-byte field for an address. <text:s/>While valid for 24-bit addressing, it forces program changes for 31-bit addressing.</text:span></text:p>
      <text:p text:style-name="P78"><text:span text:style-name="T25">While all of these things help, one can not avoid the I/O constraints that exist for </text:span><text:span text:style-name="T36">I/O structure</text:span><text:span text:style-name="T25"> residence. <text:s/>The mechanisms </text:span><text:span text:style-name="T33">described above</text:span><text:span text:style-name="T25"> allow a program to be targeted to a specific architecture level and the program can largely be made to operate within that level without too many considerations. <text:s/></text:span><text:span text:style-name="T33">SATK’s “Boot Loader Services” pokes at some of these issues and concludes that </text:span><text:span text:style-name="T34">b</text:span><text:span text:style-name="T33">oot </text:span><text:span text:style-name="T34">l</text:span><text:span text:style-name="T33">oaders will be restricted to below “the bar” operation, largely because of these I/O constraints.</text:span></text:p>
      <text:p text:style-name="P80"><text:span text:style-name="T33">I</text:span><text:span text:style-name="T37">n the event that boot loaders execute at higher locations, it must address the issue of I/O constraints to below the bar. <text:s/></text:span><text:span text:style-name="T49">At this time, this is not being considered.</text:span></text:p>
      <text:h text:style-name="Heading_20_2" text:outline-level="2"><text:bookmark-start text:name="__RefHeading___Toc1051_2279673435"/><text:soft-page-break/>SATK Memory Management Practices<text:bookmark-end text:name="__RefHeading___Toc1051_2279673435"/></text:h>
      <text:p text:style-name="P24">SATK software targets specifically these hardware environments:</text:p>
      <text:list xml:id="list333871518" text:style-name="L23">
        <text:list-item>
          <text:p text:style-name="P275">24-bit addressing by <text:span text:style-name="T239">S/360</text:span>, <text:span text:style-name="T235">S/370 in BC-mode</text:span>, <text:span text:style-name="T235">S/370 in EC-mode</text:span>,</text:p>
        </text:list-item>
        <text:list-item>
          <text:p text:style-name="P275">31-bit addressing by S/380, 370-XA, ESA/370, <text:span text:style-name="T235">ESA/390</text:span>, and</text:p>
        </text:list-item>
        <text:list-item>
          <text:p text:style-name="P275">64-bit addressing by <text:span text:style-name="T235">z/Architecture</text:span>.</text:p>
        </text:list-item>
      </text:list>
      <text:p text:style-name="P301"><text:span text:style-name="T166">Each environment is a separate target of ASMA. <text:s/>Architectures in </text:span><text:span text:style-name="T14">bold</text:span><text:span text:style-name="T166"> face font can actually be tested using Hercules. <text:s/>While Hercules can support S/380, a special version </text:span><text:span text:style-name="T167">of Hercules</text:span><text:span text:style-name="T166"> is required. <text:s/></text:span><text:span text:style-name="T167">S/380</text:span><text:span text:style-name="T166"> is not supported “out of the box”.</text:span></text:p>
      <text:p text:style-name="P26">While SATK initially sought mechanisms that allow for multiple architectures to execute the same program, this did not prove to be a viable approach. <text:s/>Rather SATK programs are designed to utilize a common source program, while being assembled for a specific execution architecture. <text:s/>This drives use of many macros for conditionally assembled code within SATK programs. <text:s/>This is not required for other programs.</text:p>
      <text:p text:style-name="P25">As mentioned previously, SATK itself, never uses three-byte address constants. <text:s/>Only four-byte constants are used. <text:s/>This in no way restricts a program from doing so. <text:s/>Just that programs supplied by SATK will not do so. <text:s/><text:span text:style-name="T240">Because each targeted architecture is assembled separately, when z/Architecture is targeted, only 8-byte address constants </text:span><text:span text:style-name="T244">should be</text:span><text:span text:style-name="T240"> used. <text:s/></text:span><text:span text:style-name="T245">The SATK </text:span><text:span text:style-name="T186">ARCHLVL</text:span><text:span text:style-name="T245"> macro provides significant assistance i</text:span><text:span text:style-name="T254">n</text:span><text:span text:style-name="T245"> creation of conditionally assembled programs. <text:s/>It communicates to the assembled program which architecture is being targeted and that allows a macro even one specific to the program to adjust accordingly.</text:span></text:p>
      <text:p text:style-name="P26">To simplify the combinations, SATK programs assume that a single targeted architecture is universal in the program. <text:s/><text:span text:style-name="T241">For example, a</text:span> program targeting 31-bit addressing will never change the architecture or change to 64-bit addressing even if the underlying hardware might <text:span text:style-name="T244">allow</text:span> <text:span text:style-name="T244">it</text:span>. <text:s/><text:span text:style-name="T241">A program that does these things must be targeted for z/Architecture, which by its nature starts out in ESA/390 mode and is then changed, usually very early in the program’s execution. <text:s/></text:span><text:span text:style-name="T242">By “targeting” an architecture, SATK means that the architecture is the target used with the ASMA assembler </text:span><text:span text:style-name="T184">-</text:span><text:span text:style-name="T185">t</text:span><text:span text:style-name="T243"> command-line argument.</text:span></text:p>
      <text:p text:style-name="P89"><text:span text:style-name="T38">SATK allocates memory to a program from a </text:span><text:span text:style-name="T40">memory pool</text:span><text:span text:style-name="T38">. <text:s/>A memory pool is defined by a lower bound and an upper bound. <text:s/>Whether the lower bound is zero of some other value and the upper bound is the end-of-memory location </text:span><text:span text:style-name="T37">or some other location</text:span><text:span text:style-name="T38"> is a decision of the program. <text:s/>The macro</text:span><text:span text:style-name="T74">s</text:span><text:span text:style-name="T38"> </text:span><text:span text:style-name="T198">ALLOCH</text:span><text:span text:style-name="T74"> and </text:span><text:span text:style-name="T198">ALLOCL</text:span><text:span text:style-name="T38"> dole out memory from either the lower bound (moving to higher memory locations) or the upper bound (moving to lower memory locations), </text:span><text:span text:style-name="T74">respectively</text:span><text:span text:style-name="T38">. <text:s/>Further the program can support multiple memory pools. <text:s/>Whether the pools overlap is a decision of the program. <text:s/></text:span><text:span text:style-name="T37">The pool(s) must be consistent with the addressing </text:span><text:soft-page-break/><text:span text:style-name="T37">mode used by the program. <text:s/>The </text:span><text:span text:style-name="T198">ALLOCH</text:span><text:span text:style-name="T74"> and </text:span><text:span text:style-name="T198">ALLOCL</text:span><text:span text:style-name="T37"> macro</text:span><text:span text:style-name="T74">s</text:span><text:span text:style-name="T37"> make no assumptions about where the memory pool bounds reside or whether the </text:span><text:span text:style-name="T48">memory pools</text:span><text:span text:style-name="T37"> are contiguous. <text:s/></text:span><text:span text:style-name="T42">It is really expected that the </text:span><text:span text:style-name="T198">ALLOCH</text:span><text:span text:style-name="T74"> and </text:span><text:span text:style-name="T198">ALLOCL</text:span><text:span text:style-name="T42"> macro</text:span><text:span text:style-name="T74">s</text:span><text:span text:style-name="T42"> </text:span><text:span text:style-name="T74">are</text:span><text:span text:style-name="T42"> used within a broader </text:span><text:span text:style-name="T43">implementation of</text:span><text:span text:style-name="T42"> general memory management</text:span><text:span text:style-name="T45"> </text:span><text:span text:style-name="T42">mak</text:span><text:span text:style-name="T46">ing</text:span><text:span text:style-name="T42"> sense for the program.</text:span></text:p>
      <text:p text:style-name="P27">To summarize some of this information, see the following tabl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header-rows>
          <table:table-row table:style-name="TableLine94154776775088">
            <table:table-cell table:style-name="Table1.A1" office:value-type="string">
              <text:p text:style-name="P216">ASMA</text:p>
              <text:p text:style-name="P224">ARCHLVL</text:p>
            </table:table-cell>
            <table:table-cell table:style-name="Table1.A1" office:value-type="string">
              <text:p text:style-name="P217">Architecture <text:span text:style-name="T247">Name</text:span></text:p>
            </table:table-cell>
            <table:table-cell table:style-name="Table1.C1" office:value-type="string">
              <text:p text:style-name="P217">ASMA -t</text:p>
            </table:table-cell>
            <table:table-cell table:style-name="Table1.A1" office:value-type="string">
              <text:p text:style-name="P217">Hercules <text:span text:style-name="T187">ARCHLVL</text:span></text:p>
            </table:table-cell>
            <table:table-cell table:style-name="Table1.A1" office:value-type="string">
              <text:p text:style-name="P218">CCW <text:span text:style-name="T248">Format</text:span></text:p>
            </table:table-cell>
            <table:table-cell table:style-name="Table1.C1" office:value-type="string">
              <text:p text:style-name="P217">Lowest Memory <text:span text:style-name="T251">(hexadecimal)</text:span></text:p>
            </table:table-cell>
            <table:table-cell table:style-name="Table1.C1" office:value-type="string">
              <text:p text:style-name="P217">Highest Memory <text:span text:style-name="T251">(hexadecimal)</text:span></text:p>
            </table:table-cell>
          </table:table-row>
        </table:table-header-rows>
        <table:table-row table:style-name="TableLine94154778124144">
          <table:table-cell table:style-name="Table1.A1" office:value-type="string">
            <text:p text:style-name="P163">1</text:p>
          </table:table-cell>
          <table:table-cell table:style-name="Table1.A1" office:value-type="string">
            <text:p text:style-name="P163">S/360</text:p>
          </table:table-cell>
          <table:table-cell table:style-name="Table1.A1" office:value-type="string">
            <text:p text:style-name="P147">s360</text:p>
          </table:table-cell>
          <table:table-cell table:style-name="Table1.A1" office:value-type="string">
            <text:p text:style-name="P147">S/370</text:p>
          </table:table-cell>
          <table:table-cell table:style-name="Table1.A1" office:value-type="string">
            <text:p text:style-name="P167">0</text:p>
          </table:table-cell>
          <table:table-cell table:style-name="Table1.C1" table:number-rows-spanned="3" office:value-type="string">
            <text:p text:style-name="P164">000000</text:p>
          </table:table-cell>
          <table:table-cell table:style-name="Table1.C1" table:number-rows-spanned="3" office:value-type="string">
            <text:p text:style-name="P164">7FFFFF</text:p>
          </table:table-cell>
        </table:table-row>
        <table:table-row table:style-name="TableLine94154778125872">
          <table:table-cell table:style-name="Table1.A1" office:value-type="string">
            <text:p text:style-name="P163">2</text:p>
          </table:table-cell>
          <table:table-cell table:style-name="Table1.A1" office:value-type="string">
            <text:p text:style-name="P163">S/370 <text:span text:style-name="T246">BC-</text:span><text:span text:style-name="T249">mode</text:span></text:p>
          </table:table-cell>
          <table:table-cell table:style-name="Table1.A1" office:value-type="string">
            <text:p text:style-name="P147">s370</text:p>
          </table:table-cell>
          <table:table-cell table:style-name="Table1.A1" office:value-type="string">
            <text:p text:style-name="P147">S/370</text:p>
          </table:table-cell>
          <table:table-cell table:style-name="Table1.A1" office:value-type="string">
            <text:p text:style-name="P167">0</text:p>
          </table:table-cell>
          <table:covered-table-cell/>
          <table:covered-table-cell/>
        </table:table-row>
        <table:table-row table:style-name="TableLine94154778147872">
          <table:table-cell table:style-name="Table1.A1" office:value-type="string">
            <text:p text:style-name="P163">3</text:p>
          </table:table-cell>
          <table:table-cell table:style-name="Table1.A1" office:value-type="string">
            <text:p text:style-name="P165">S/370 EC-<text:span text:style-name="T249">mode</text:span></text:p>
          </table:table-cell>
          <table:table-cell table:style-name="Table1.A1" office:value-type="string">
            <text:p text:style-name="P148">s370</text:p>
          </table:table-cell>
          <table:table-cell table:style-name="Table1.A1" office:value-type="string">
            <text:p text:style-name="P148">S/370</text:p>
          </table:table-cell>
          <table:table-cell table:style-name="Table1.A1" office:value-type="string">
            <text:p text:style-name="P167">0</text:p>
          </table:table-cell>
          <table:covered-table-cell/>
          <table:covered-table-cell/>
        </table:table-row>
        <table:table-row table:style-name="TableLine94154778153392">
          <table:table-cell table:style-name="Table1.A1" office:value-type="string">
            <text:p text:style-name="P165">4</text:p>
          </table:table-cell>
          <table:table-cell table:style-name="Table1.A1" office:value-type="string">
            <text:p text:style-name="P165">S/380</text:p>
          </table:table-cell>
          <table:table-cell table:style-name="Table1.A1" office:value-type="string">
            <text:p text:style-name="P148">s380</text:p>
          </table:table-cell>
          <table:table-cell table:style-name="Table1.A1" office:value-type="string">
            <text:p text:style-name="P170">Note 1</text:p>
          </table:table-cell>
          <table:table-cell table:style-name="Table1.A1" office:value-type="string">
            <text:p text:style-name="P170">0</text:p>
          </table:table-cell>
          <table:table-cell table:style-name="Table1.C1" table:number-rows-spanned="5" office:value-type="string">
            <text:p text:style-name="P166">00000000</text:p>
          </table:table-cell>
          <table:table-cell table:style-name="Table1.C1" table:number-rows-spanned="5" office:value-type="string">
            <text:p text:style-name="P166">7FFFFFFF</text:p>
          </table:table-cell>
        </table:table-row>
        <table:table-row table:style-name="TableLine94154778154960">
          <table:table-cell table:style-name="Table1.A1" office:value-type="string">
            <text:p text:style-name="P165">5</text:p>
          </table:table-cell>
          <table:table-cell table:style-name="Table1.A1" office:value-type="string">
            <text:p text:style-name="P165">370-XA</text:p>
          </table:table-cell>
          <table:table-cell table:style-name="Table1.A1" office:value-type="string">
            <text:p text:style-name="P148">370xa</text:p>
          </table:table-cell>
          <table:table-cell table:style-name="Table1.A1" office:value-type="string">
            <text:p text:style-name="P148">ESA/390</text:p>
          </table:table-cell>
          <table:table-cell table:style-name="Table1.A1" office:value-type="string">
            <text:p text:style-name="P167">1</text:p>
          </table:table-cell>
          <table:covered-table-cell/>
          <table:covered-table-cell/>
        </table:table-row>
        <table:table-row table:style-name="TableLine94154778157392">
          <table:table-cell table:style-name="Table1.A1" office:value-type="string">
            <text:p text:style-name="P165">6</text:p>
          </table:table-cell>
          <table:table-cell table:style-name="Table1.A1" office:value-type="string">
            <text:p text:style-name="P165">ESA/370</text:p>
          </table:table-cell>
          <table:table-cell table:style-name="Table1.A1" office:value-type="string">
            <text:p text:style-name="P148">e370</text:p>
          </table:table-cell>
          <table:table-cell table:style-name="Table1.A1" office:value-type="string">
            <text:p text:style-name="P148">ESA/390</text:p>
          </table:table-cell>
          <table:table-cell table:style-name="Table1.A1" office:value-type="string">
            <text:p text:style-name="P167">1</text:p>
          </table:table-cell>
          <table:covered-table-cell/>
          <table:covered-table-cell/>
        </table:table-row>
        <table:table-row table:style-name="TableLine94154778159920">
          <table:table-cell table:style-name="Table1.A1" office:value-type="string">
            <text:p text:style-name="P165">7</text:p>
          </table:table-cell>
          <table:table-cell table:style-name="Table1.A1" office:value-type="string">
            <text:p text:style-name="P168">ESA/390</text:p>
          </table:table-cell>
          <table:table-cell table:style-name="Table1.A1" office:value-type="string">
            <text:p text:style-name="P149">e390</text:p>
          </table:table-cell>
          <table:table-cell table:style-name="Table1.A1" office:value-type="string">
            <text:p text:style-name="P149">ESA/390</text:p>
          </table:table-cell>
          <table:table-cell table:style-name="Table1.A1" office:value-type="string">
            <text:p text:style-name="P167">1</text:p>
          </table:table-cell>
          <table:covered-table-cell/>
          <table:covered-table-cell/>
        </table:table-row>
        <table:table-row table:style-name="TableLine94154778162448">
          <table:table-cell table:style-name="Table1.A1" office:value-type="string">
            <text:p text:style-name="P168">8</text:p>
          </table:table-cell>
          <table:table-cell table:style-name="Table1.A1" office:value-type="string">
            <text:p text:style-name="P168">ESA/390 on</text:p>
            <text:p text:style-name="P168">z/Architecture</text:p>
          </table:table-cell>
          <table:table-cell table:style-name="Table1.C1" office:value-type="string">
            <text:p text:style-name="P149">s390</text:p>
          </table:table-cell>
          <table:table-cell table:style-name="Table1.C1" office:value-type="string">
            <text:p text:style-name="P149">ESA/390</text:p>
          </table:table-cell>
          <table:table-cell table:style-name="Table1.C1" office:value-type="string">
            <text:p text:style-name="P167">1</text:p>
          </table:table-cell>
          <table:covered-table-cell/>
          <table:covered-table-cell/>
        </table:table-row>
        <table:table-row table:style-name="TableLine94154778165984">
          <table:table-cell table:style-name="Table1.A1" office:value-type="string">
            <text:p text:style-name="P168">9</text:p>
          </table:table-cell>
          <table:table-cell table:style-name="Table1.A1" office:value-type="string">
            <text:p text:style-name="P168">z/Architecture</text:p>
          </table:table-cell>
          <table:table-cell table:style-name="Table1.A1" office:value-type="string">
            <text:p text:style-name="P149">s390x</text:p>
          </table:table-cell>
          <table:table-cell table:style-name="Table1.A1" office:value-type="string">
            <text:p text:style-name="P149">z/Arch</text:p>
          </table:table-cell>
          <table:table-cell table:style-name="Table1.A1" office:value-type="string">
            <text:p text:style-name="P167">1</text:p>
          </table:table-cell>
          <table:table-cell table:style-name="Table1.C1" office:value-type="string">
            <text:p text:style-name="P169">0000000000000000</text:p>
          </table:table-cell>
          <table:table-cell table:style-name="Table1.C1" office:value-type="string">
            <text:p text:style-name="P169">FFFFFFFFFFFFFFFF</text:p>
          </table:table-cell>
        </table:table-row>
      </table:table>
      <text:p text:style-name="P27"/>
      <text:p text:style-name="P28">Note 1. <text:s/>While S/380 is supported as a<text:span text:style-name="T249">n assembler</text:span> target, s380, is not supported by Hercule<text:span text:style-name="T251">s</text:span>. <text:s/><text:span text:style-name="T249">S/380 is a hybrid using </text:span><text:span text:style-name="T253">the </text:span><text:span text:style-name="T249">memory addressing of 370-XA but the I/O design of S/370. <text:s/>A special version of Hercules must be locally built to utilize this operational mode as well as </text:span><text:span text:style-name="T283">a </text:span><text:span text:style-name="T249">special version of the operating system.</text:span></text:p>
      <text:p text:style-name="P28">The architecture level detected by the <text:span text:style-name="T171">ARCHLVL</text:span> macro is reported in a <text:span text:style-name="T171">MNOTE</text:span> message. <text:s/><text:span text:style-name="T250">It can be interrogated during program execution using the </text:span><text:span text:style-name="T188">APROB</text:span><text:span text:style-name="T250"> macro.</text:span></text:p>
      <text:p text:style-name="P29">This summary suggests that for architecture levels 1-8 a single memory pool will suffice, provided the default CCW format is used. <text:s/>The memory pool would start at address 0 and go to whichever is lower, the end of memory, or the memory maximum.</text:p>
      <text:p text:style-name="P29">Architecture level 9 would likely need two memory pools: one that is the same as architecture levels 1-8 and one that starts at address X’80000000’ and goes to whichever is lower, the end of memory, or the memory maximum. <text:s/><text:span text:style-name="T252">This second pool would only be needed when the first pool is at its maximum, and there is additional memory.</text:span></text:p>
      <text:h text:style-name="Heading_20_2" text:outline-level="2"><text:bookmark-start text:name="__RefHeading___Toc2070_1712276402"/>Memory Pools<text:bookmark-end text:name="__RefHeading___Toc2070_1712276402"/></text:h>
      <text:p text:style-name="P89"><text:span text:style-name="T74">The </text:span><text:span text:style-name="T198">MEMPOOL</text:span><text:span text:style-name="T74"> macro </text:span><text:span text:style-name="T167">initializes during program execution </text:span><text:span text:style-name="T74">a memory pool. <text:s/>The memory pool contains two boundaries:</text:span></text:p>
      <text:list xml:id="list4061927687" text:style-name="L24">
        <text:list-item>
          <text:p text:style-name="P276">the lowest memory address of the pool <text:span text:style-name="T263">(the lower bound)</text:span>, and</text:p>
        </text:list-item>
        <text:list-item>
          <text:p text:style-name="P276">the highest memory address of the pool <text:span text:style-name="T263">(the high bound)</text:span>.</text:p>
        </text:list-item>
      </text:list>
      <text:p text:style-name="P90"><text:soft-page-break/><text:span text:style-name="T75">These two boundaries define the area of memory being managed by the pool. <text:s/>Memory is allocated from the lower bound to higher addresses and conversely from from the higher bound to lower memory addresses. <text:s/></text:span><text:span text:style-name="T76">Available memory is indicated with the light gray background. <text:s/></text:span><text:span text:style-name="T77">In this diagram, the memory pool has been initialized, but no memory has been allocated.</text:span></text:p>
      <table:table table:name="Table5" table:style-name="Table5">
        <table:table-column table:style-name="Table5.A"/>
        <table:table-column table:style-name="Table5.B"/>
        <table:table-column table:style-name="Table5.C"/>
        <table:table-column table:style-name="Table5.A"/>
        <table:table-column table:style-name="Table5.E"/>
        <table:table-row table:style-name="Table5.1">
          <table:table-cell table:style-name="Table5.A1" office:value-type="string">
            <text:p text:style-name="P206">Lower Bound</text:p>
          </table:table-cell>
          <table:table-cell table:style-name="Table5.B1" office:value-type="string">
            <text:p text:style-name="Table_20_Contents"><text:s/>- - - - - - - - <text:span text:style-name="T263">&gt;</text:span></text:p>
          </table:table-cell>
          <table:table-cell table:style-name="Table5.B1" office:value-type="string">
            <text:p text:style-name="P208">Available</text:p>
          </table:table-cell>
          <table:table-cell table:style-name="Table5.B1" office:value-type="string">
            <text:p text:style-name="P207">&lt; - - - - - - - -</text:p>
          </table:table-cell>
          <table:table-cell table:style-name="Table5.A1" office:value-type="string">
            <text:p text:style-name="P207">Higher Bound</text:p>
          </table:table-cell>
        </table:table-row>
      </table:table>
      <text:p text:style-name="P42"/>
      <text:p text:style-name="P91"><text:span text:style-name="T75">A</text:span><text:span text:style-name="T1">fter an allocation, the memory can be visualized as in this diagram.</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10">Current Lower Bound</text:p>
          </table:table-cell>
          <table:table-cell table:style-name="Table6.B1" office:value-type="string">
            <text:p text:style-name="P211">Available</text:p>
          </table:table-cell>
          <table:table-cell table:style-name="Table6.A1" office:value-type="string">
            <text:p text:style-name="P209">Current Upper Bound</text:p>
          </table:table-cell>
        </table:table-row>
      </table:table>
      <text:p text:style-name="P42"/>
      <text:p text:style-name="P91"><text:span text:style-name="T75">F</text:span><text:span text:style-name="T1">ollowing the allocation, the boundary has been adjusted upward or downward as appropriate for the allocation and less memory is available.</text:span></text:p>
      <text:p text:style-name="P91"><text:span text:style-name="T75">T</text:span><text:span text:style-name="T1">he memory pool structure contains f</text:span><text:span text:style-name="T96">ive</text:span><text:span text:style-name="T1"> register sized fields:</text:span></text:p>
      <text:list xml:id="list2268219351" text:style-name="L25">
        <text:list-item>
          <text:p text:style-name="P277">Available <text:span text:style-name="T274">memory within the pool,</text:span></text:p>
        </text:list-item>
        <text:list-item>
          <text:p text:style-name="P278">Initial lower boundary,</text:p>
        </text:list-item>
        <text:list-item>
          <text:p text:style-name="P278">current <text:span text:style-name="T264">next available </text:span>lower boundary,</text:p>
        </text:list-item>
        <text:list-item>
          <text:p text:style-name="P298"><text:span text:style-name="T76">current </text:span><text:span text:style-name="T78">next available</text:span><text:span text:style-name="T76"> </text:span><text:span text:style-name="T78">higher boundary</text:span><text:span text:style-name="T76">, and</text:span></text:p>
        </text:list-item>
        <text:list-item>
          <text:p text:style-name="P278">Initial higher boundary.</text:p>
        </text:list-item>
      </text:list>
      <text:p text:style-name="P43">The initial boundaries are not changed. <text:s/>The current lower boundary and current higher boundary are initialized to the same value as their respective initial boundaries. <text:s/>It is the current boundary that is altered when memory is allocated.</text:p>
      <text:p text:style-name="P44">It is important to understand that the “current next” boundaries do not refer to the same thing. <text:s/>The next available lower boundary identifies the address of the <text:span text:style-name="T235">first byte</text:span> of the next low allocation that will be allocated. <text:s/>The next available higher boundary identifies the address of the <text:span text:style-name="T235">last byte</text:span> of the next allocation that will be allocated.</text:p>
      <text:p text:style-name="P92"><text:span text:style-name="T78">To illustrate how this operates lets look at a memory pool of 12K bytes. <text:s/>From this pool only entire pages will be allocated. <text:s/>That means the pool contains three pages that may be allocated from either the high end or the low end. <text:s/></text:span><text:span text:style-name="T79">The memory pool looks like this. <text:s/>In this example the pool starts at address X’0’. <text:s/>Initially the entire pool is available for allocation, illustrated by </text:span><text:span text:style-name="T80">no </text:span><text:span text:style-name="T79">back ground </text:span><text:span text:style-name="T80">color</text:span><text:span text:style-name="T79">.</text:span></text:p>
      <table:table table:name="Table7" table:style-name="Table7">
        <table:table-column table:style-name="Table7.A" table:number-columns-repeated="3"/>
        <table:table-row table:style-name="Table7.1">
          <table:table-cell table:style-name="Table7.A1" office:value-type="string">
            <text:p text:style-name="P160">X’0000’ <text:s text:c="8"/>X’0FFF’</text:p>
          </table:table-cell>
          <table:table-cell table:style-name="Table7.A1" office:value-type="string">
            <text:p text:style-name="P160">X’1000’ <text:s text:c="8"/>X’1FFF’</text:p>
          </table:table-cell>
          <table:table-cell table:style-name="Table7.A1" office:value-type="string">
            <text:p text:style-name="P160">X’2000’ <text:s text:c="8"/>X’2FFF’</text:p>
          </table:table-cell>
        </table:table-row>
      </table:table>
      <text:p text:style-name="P44"/>
      <text:p text:style-name="P45">This table illustrates the values assigned to the boundaries upon initialization.</text:p>
      <table:table table:name="Table8" table:style-name="Table8">
        <table:table-column table:style-name="Table8.A"/>
        <table:table-column table:style-name="Table8.B"/>
        <table:table-column table:style-name="Table8.C"/>
        <table:table-column table:style-name="Table8.D"/>
        <table:table-column table:style-name="Table8.E"/>
        <table:table-header-rows>
          <text:soft-page-break/>
          <table:table-row table:style-name="TableLine94154778216400">
            <table:table-cell table:style-name="Table8.A1" office:value-type="string">
              <text:p text:style-name="P221">State following...</text:p>
            </table:table-cell>
            <table:table-cell table:style-name="Table8.A1" office:value-type="string">
              <text:p text:style-name="P221">Initial Lower</text:p>
            </table:table-cell>
            <table:table-cell table:style-name="Table8.A1" office:value-type="string">
              <text:p text:style-name="P221">Next Avail. Lower</text:p>
            </table:table-cell>
            <table:table-cell table:style-name="Table8.A1" office:value-type="string">
              <text:p text:style-name="P221">Next Avail. Higher</text:p>
            </table:table-cell>
            <table:table-cell table:style-name="Table8.A1" office:value-type="string">
              <text:p text:style-name="P221">Initial Higher</text:p>
            </table:table-cell>
          </table:table-row>
        </table:table-header-rows>
        <table:table-row table:style-name="TableLine94154778242544">
          <table:table-cell table:style-name="Table8.A1" office:value-type="string">
            <text:p text:style-name="P191">Initialization</text:p>
          </table:table-cell>
          <table:table-cell table:style-name="Table8.A1" office:value-type="string">
            <text:p text:style-name="P192">X’0000’</text:p>
          </table:table-cell>
          <table:table-cell table:style-name="Table8.A1" office:value-type="string">
            <text:p text:style-name="P192">X’0000’</text:p>
          </table:table-cell>
          <table:table-cell table:style-name="Table8.A1" office:value-type="string">
            <text:p text:style-name="P192">X’2FFF</text:p>
          </table:table-cell>
          <table:table-cell table:style-name="Table8.A1" office:value-type="string">
            <text:p text:style-name="P192">X’2FFF’</text:p>
          </table:table-cell>
        </table:table-row>
      </table:table>
      <text:p text:style-name="P45"/>
      <text:p text:style-name="P45">The first allocation will be from the low end for the first page. <text:s/>This table illustrate the next state of the boundaries and the pool states. <text:s/>The red back ground illustrates what is no longer available</text:p>
      <table:table table:name="Table9" table:style-name="Table9">
        <table:table-column table:style-name="Table9.A" table:number-columns-repeated="3"/>
        <table:table-row table:style-name="Table9.1">
          <table:table-cell table:style-name="Table9.A1" office:value-type="string">
            <text:p text:style-name="P161">X’0000’ <text:s text:c="8"/>X’0FFF’</text:p>
          </table:table-cell>
          <table:table-cell table:style-name="Table9.B1" office:value-type="string">
            <text:p text:style-name="P161">X’1000’ <text:s text:c="8"/>X’1FFF’</text:p>
          </table:table-cell>
          <table:table-cell table:style-name="Table9.B1" office:value-type="string">
            <text:p text:style-name="P161">X’2000’ <text:s text:c="8"/>X’2FFF’</text:p>
          </table:table-cell>
        </table:table-row>
      </table:table>
      <text:p text:style-name="P4"/>
      <text:p text:style-name="P4"/>
      <table:table table:name="Table10" table:style-name="Table10">
        <table:table-column table:style-name="Table10.A"/>
        <table:table-column table:style-name="Table10.B"/>
        <table:table-column table:style-name="Table10.C"/>
        <table:table-column table:style-name="Table10.D"/>
        <table:table-column table:style-name="Table10.E"/>
        <table:table-header-rows>
          <table:table-row table:style-name="TableLine94154778249488">
            <table:table-cell table:style-name="Table10.A1" office:value-type="string">
              <text:p text:style-name="P221">State following...</text:p>
            </table:table-cell>
            <table:table-cell table:style-name="Table10.A1" office:value-type="string">
              <text:p text:style-name="P221">Initial Lower</text:p>
            </table:table-cell>
            <table:table-cell table:style-name="Table10.A1" office:value-type="string">
              <text:p text:style-name="P221">Next Avail. Lower</text:p>
            </table:table-cell>
            <table:table-cell table:style-name="Table10.A1" office:value-type="string">
              <text:p text:style-name="P221">Next Avail. Higher</text:p>
            </table:table-cell>
            <table:table-cell table:style-name="Table10.A1" office:value-type="string">
              <text:p text:style-name="P221">Initial Higher</text:p>
            </table:table-cell>
          </table:table-row>
        </table:table-header-rows>
        <table:table-row table:style-name="TableLine94154778264032">
          <table:table-cell table:style-name="Table10.A1" office:value-type="string">
            <text:p text:style-name="P191">Initialization</text:p>
          </table:table-cell>
          <table:table-cell table:style-name="Table10.B2" table:number-rows-spanned="2" office:value-type="string">
            <text:p text:style-name="P192">X’0000’</text:p>
          </table:table-cell>
          <table:table-cell table:style-name="Table10.A1" office:value-type="string">
            <text:p text:style-name="P192">X’0000’</text:p>
          </table:table-cell>
          <table:table-cell table:style-name="Table10.A1" office:value-type="string">
            <text:p text:style-name="P192">X’2FFF</text:p>
          </table:table-cell>
          <table:table-cell table:style-name="Table10.B2" table:number-rows-spanned="2" office:value-type="string">
            <text:p text:style-name="P192">X’2FFF’</text:p>
          </table:table-cell>
        </table:table-row>
        <table:table-row table:style-name="TableLine94154778265968">
          <table:table-cell table:style-name="Table10.A1" office:value-type="string">
            <text:p text:style-name="P191">First allocation</text:p>
          </table:table-cell>
          <table:covered-table-cell/>
          <table:table-cell table:style-name="Table10.A1" office:value-type="string">
            <text:p text:style-name="P192">X’1000’</text:p>
          </table:table-cell>
          <table:table-cell table:style-name="Table10.A1" office:value-type="string">
            <text:p text:style-name="P192">X’2FFF</text:p>
          </table:table-cell>
          <table:covered-table-cell/>
        </table:table-row>
      </table:table>
      <text:p text:style-name="P4"/>
      <text:p text:style-name="P12">The next page is allocated from the high end.</text:p>
      <text:p text:style-name="P5"/>
      <table:table table:name="Table11" table:style-name="Table11">
        <table:table-column table:style-name="Table11.A" table:number-columns-repeated="3"/>
        <table:table-row table:style-name="Table11.1">
          <table:table-cell table:style-name="Table11.A1" office:value-type="string">
            <text:p text:style-name="P162">X’0000’ <text:s text:c="8"/>X’0FFF’</text:p>
          </table:table-cell>
          <table:table-cell table:style-name="Table11.B1" office:value-type="string">
            <text:p text:style-name="P162">X’1000’ <text:s text:c="8"/>X’1FFF’</text:p>
          </table:table-cell>
          <table:table-cell table:style-name="Table11.A1" office:value-type="string">
            <text:p text:style-name="P162">X’2000’ <text:s text:c="8"/>X’2FFF’</text:p>
          </table:table-cell>
        </table:table-row>
      </table:table>
      <text:p text:style-name="Text_20_body"/>
      <table:table table:name="Table12" table:style-name="Table12">
        <table:table-column table:style-name="Table12.A"/>
        <table:table-column table:style-name="Table12.B"/>
        <table:table-column table:style-name="Table12.C"/>
        <table:table-column table:style-name="Table12.D"/>
        <table:table-column table:style-name="Table12.E"/>
        <table:table-header-rows>
          <table:table-row table:style-name="TableLine94154778280128">
            <table:table-cell table:style-name="Table12.A1" office:value-type="string">
              <text:p text:style-name="P222">State following...</text:p>
            </table:table-cell>
            <table:table-cell table:style-name="Table12.A1" office:value-type="string">
              <text:p text:style-name="P222">Initial Lower</text:p>
            </table:table-cell>
            <table:table-cell table:style-name="Table12.A1" office:value-type="string">
              <text:p text:style-name="P222">Next Avail. Lower</text:p>
            </table:table-cell>
            <table:table-cell table:style-name="Table12.A1" office:value-type="string">
              <text:p text:style-name="P222">Next Avail. Higher</text:p>
            </table:table-cell>
            <table:table-cell table:style-name="Table12.A1" office:value-type="string">
              <text:p text:style-name="P222">Initial Higher</text:p>
            </table:table-cell>
          </table:table-row>
        </table:table-header-rows>
        <table:table-row table:style-name="TableLine94154778296992">
          <table:table-cell table:style-name="Table12.A1" office:value-type="string">
            <text:p text:style-name="P195">Initialization</text:p>
          </table:table-cell>
          <table:table-cell table:style-name="Table12.B2" table:number-rows-spanned="3" office:value-type="string">
            <text:p text:style-name="P193">X’0000’</text:p>
          </table:table-cell>
          <table:table-cell table:style-name="Table12.A1" office:value-type="string">
            <text:p text:style-name="P193">X’0000’</text:p>
          </table:table-cell>
          <table:table-cell table:style-name="Table12.A1" office:value-type="string">
            <text:p text:style-name="P193">X’2FFF</text:p>
          </table:table-cell>
          <table:table-cell table:style-name="Table12.B2" table:number-rows-spanned="3" office:value-type="string">
            <text:p text:style-name="P193">X’2FFF’</text:p>
          </table:table-cell>
        </table:table-row>
        <table:table-row table:style-name="TableLine94154778298928">
          <table:table-cell table:style-name="Table12.A1" office:value-type="string">
            <text:p text:style-name="P195">First allocation</text:p>
          </table:table-cell>
          <table:covered-table-cell/>
          <table:table-cell table:style-name="Table12.A1" office:value-type="string">
            <text:p text:style-name="P193">X’1000’</text:p>
          </table:table-cell>
          <table:table-cell table:style-name="Table12.A1" office:value-type="string">
            <text:p text:style-name="P193">X’2FFF</text:p>
          </table:table-cell>
          <table:covered-table-cell/>
        </table:table-row>
        <table:table-row table:style-name="TableLine94154778300672">
          <table:table-cell table:style-name="Table12.A1" office:value-type="string">
            <text:p text:style-name="P197">Second allocation</text:p>
          </table:table-cell>
          <table:covered-table-cell/>
          <table:table-cell table:style-name="Table12.A1" office:value-type="string">
            <text:p text:style-name="P193">X’1000’</text:p>
          </table:table-cell>
          <table:table-cell table:style-name="Table12.A1" office:value-type="string">
            <text:p text:style-name="P198">X’1FFF</text:p>
          </table:table-cell>
          <table:covered-table-cell/>
        </table:table-row>
      </table:table>
      <text:p text:style-name="Text_20_body"/>
      <text:p text:style-name="P50">Following the second allocation the next available boundaries point to the same last page, albeit with different addresses. <text:s/>Assume that the final allocation is from the low end of memory for this last page of the pool. <text:s/>This updates th<text:span text:style-name="T265">e</text:span> picture.</text:p>
      <table:table table:name="Table13" table:style-name="Table13">
        <table:table-column table:style-name="Table13.A" table:number-columns-repeated="3"/>
        <table:table-row table:style-name="Table13.1">
          <table:table-cell table:style-name="Table13.A1" office:value-type="string">
            <text:p text:style-name="P162">X’0000’ <text:s text:c="8"/>X’0FFF’</text:p>
          </table:table-cell>
          <table:table-cell table:style-name="Table13.A1" office:value-type="string">
            <text:p text:style-name="P162">X’1000’ <text:s text:c="8"/>X’1FFF’</text:p>
          </table:table-cell>
          <table:table-cell table:style-name="Table13.A1" office:value-type="string">
            <text:p text:style-name="P162">X’2000’ <text:s text:c="8"/>X’2FFF’</text:p>
          </table:table-cell>
        </table:table-row>
      </table:table>
      <text:p text:style-name="P46"/>
      <table:table table:name="Table14" table:style-name="Table14">
        <table:table-column table:style-name="Table14.A"/>
        <table:table-column table:style-name="Table14.B"/>
        <table:table-column table:style-name="Table14.C"/>
        <table:table-column table:style-name="Table14.D"/>
        <table:table-column table:style-name="Table14.E"/>
        <table:table-header-rows>
          <table:table-row table:style-name="TableLine94154778309344">
            <table:table-cell table:style-name="Table14.A1" office:value-type="string">
              <text:p text:style-name="P222">State following...</text:p>
            </table:table-cell>
            <table:table-cell table:style-name="Table14.A1" office:value-type="string">
              <text:p text:style-name="P222">Initial Lower</text:p>
            </table:table-cell>
            <table:table-cell table:style-name="Table14.A1" office:value-type="string">
              <text:p text:style-name="P222">Next Avail. Lower</text:p>
            </table:table-cell>
            <table:table-cell table:style-name="Table14.A1" office:value-type="string">
              <text:p text:style-name="P222">Next Avail. Higher</text:p>
            </table:table-cell>
            <table:table-cell table:style-name="Table14.A1" office:value-type="string">
              <text:p text:style-name="P222">Initial Higher</text:p>
            </table:table-cell>
          </table:table-row>
        </table:table-header-rows>
        <table:table-row table:style-name="TableLine94154778327552">
          <table:table-cell table:style-name="Table14.A1" office:value-type="string">
            <text:p text:style-name="P195">Initialization</text:p>
          </table:table-cell>
          <table:table-cell table:style-name="Table14.B2" table:number-rows-spanned="4" office:value-type="string">
            <text:p text:style-name="P193">X’0000’</text:p>
          </table:table-cell>
          <table:table-cell table:style-name="Table14.A1" office:value-type="string">
            <text:p text:style-name="P193">X’0000’</text:p>
          </table:table-cell>
          <table:table-cell table:style-name="Table14.A1" office:value-type="string">
            <text:p text:style-name="P193">X’2FFF</text:p>
          </table:table-cell>
          <table:table-cell table:style-name="Table14.B2" table:number-rows-spanned="4" office:value-type="string">
            <text:p text:style-name="P193">X’2FFF’</text:p>
          </table:table-cell>
        </table:table-row>
        <table:table-row table:style-name="TableLine94154778329488">
          <table:table-cell table:style-name="Table14.A1" office:value-type="string">
            <text:p text:style-name="P195">First allocation</text:p>
          </table:table-cell>
          <table:covered-table-cell/>
          <table:table-cell table:style-name="Table14.A1" office:value-type="string">
            <text:p text:style-name="P193">X’1000’</text:p>
          </table:table-cell>
          <table:table-cell table:style-name="Table14.A1" office:value-type="string">
            <text:p text:style-name="P193">X’2FFF</text:p>
          </table:table-cell>
          <table:covered-table-cell/>
        </table:table-row>
        <table:table-row table:style-name="TableLine94154778331232">
          <table:table-cell table:style-name="Table14.A1" office:value-type="string">
            <text:p text:style-name="P197">Second allocation</text:p>
          </table:table-cell>
          <table:covered-table-cell/>
          <table:table-cell table:style-name="Table14.A1" office:value-type="string">
            <text:p text:style-name="P193">X’1000’</text:p>
          </table:table-cell>
          <table:table-cell table:style-name="Table14.A1" office:value-type="string">
            <text:p text:style-name="P198">X’1FFF</text:p>
          </table:table-cell>
          <table:covered-table-cell/>
        </table:table-row>
        <table:table-row table:style-name="Table14.5">
          <table:table-cell table:style-name="Table14.A1" office:value-type="string">
            <text:p text:style-name="P197">Final allocation</text:p>
          </table:table-cell>
          <table:covered-table-cell/>
          <table:table-cell table:style-name="Table14.C5" office:value-type="string">
            <text:p text:style-name="P198">X’2000’</text:p>
          </table:table-cell>
          <table:table-cell table:style-name="Table14.D5" office:value-type="string">
            <text:p text:style-name="P198">X’1FFF</text:p>
          </table:table-cell>
          <table:covered-table-cell/>
        </table:table-row>
      </table:table>
      <text:p text:style-name="P46"/>
      <text:p text:style-name="P48">If on the other hand the allocation of the final page occurs from the high end, the state changes to this.</text:p>
      <text:p text:style-name="P48"/>
      <table:table table:name="Table15" table:style-name="Table15">
        <table:table-column table:style-name="Table15.A"/>
        <table:table-column table:style-name="Table15.B"/>
        <table:table-column table:style-name="Table15.C"/>
        <table:table-column table:style-name="Table15.D"/>
        <table:table-column table:style-name="Table15.E"/>
        <table:table-header-rows>
          <text:soft-page-break/>
          <table:table-row table:style-name="TableLine94154778338256">
            <table:table-cell table:style-name="Table15.A1" office:value-type="string">
              <text:p text:style-name="P223">State following...</text:p>
            </table:table-cell>
            <table:table-cell table:style-name="Table15.A1" office:value-type="string">
              <text:p text:style-name="P223">Initial Lower</text:p>
            </table:table-cell>
            <table:table-cell table:style-name="Table15.A1" office:value-type="string">
              <text:p text:style-name="P223">Next Avail. Lower</text:p>
            </table:table-cell>
            <table:table-cell table:style-name="Table15.A1" office:value-type="string">
              <text:p text:style-name="P223">Next Avail. Higher</text:p>
            </table:table-cell>
            <table:table-cell table:style-name="Table15.A1" office:value-type="string">
              <text:p text:style-name="P223">Initial Higher</text:p>
            </table:table-cell>
          </table:table-row>
        </table:table-header-rows>
        <table:table-row table:style-name="TableLine94154778356096">
          <table:table-cell table:style-name="Table15.A1" office:value-type="string">
            <text:p text:style-name="P196">Initialization</text:p>
          </table:table-cell>
          <table:table-cell table:style-name="Table15.B2" table:number-rows-spanned="4" office:value-type="string">
            <text:p text:style-name="P194">X’0000’</text:p>
          </table:table-cell>
          <table:table-cell table:style-name="Table15.A1" office:value-type="string">
            <text:p text:style-name="P194">X’0000’</text:p>
          </table:table-cell>
          <table:table-cell table:style-name="Table15.A1" office:value-type="string">
            <text:p text:style-name="P194">X’2FFF</text:p>
          </table:table-cell>
          <table:table-cell table:style-name="Table15.B2" table:number-rows-spanned="4" office:value-type="string">
            <text:p text:style-name="P194">X’2FFF’</text:p>
          </table:table-cell>
        </table:table-row>
        <table:table-row table:style-name="TableLine94154778358032">
          <table:table-cell table:style-name="Table15.A1" office:value-type="string">
            <text:p text:style-name="P196">First allocation</text:p>
          </table:table-cell>
          <table:covered-table-cell/>
          <table:table-cell table:style-name="Table15.A1" office:value-type="string">
            <text:p text:style-name="P194">X’1000’</text:p>
          </table:table-cell>
          <table:table-cell table:style-name="Table15.A1" office:value-type="string">
            <text:p text:style-name="P194">X’2FFF</text:p>
          </table:table-cell>
          <table:covered-table-cell/>
        </table:table-row>
        <table:table-row table:style-name="TableLine94154778359456">
          <table:table-cell table:style-name="Table15.A1" office:value-type="string">
            <text:p text:style-name="P200">Second allocation</text:p>
          </table:table-cell>
          <table:covered-table-cell/>
          <table:table-cell table:style-name="Table15.A1" office:value-type="string">
            <text:p text:style-name="P194">X’1000’</text:p>
          </table:table-cell>
          <table:table-cell table:style-name="Table15.A1" office:value-type="string">
            <text:p text:style-name="P199">X’1FFF</text:p>
          </table:table-cell>
          <table:covered-table-cell/>
        </table:table-row>
        <table:table-row table:style-name="Table15.5">
          <table:table-cell table:style-name="Table15.A1" office:value-type="string">
            <text:p text:style-name="P200">Final allocation</text:p>
          </table:table-cell>
          <table:covered-table-cell/>
          <table:table-cell table:style-name="Table15.C5" office:value-type="string">
            <text:p text:style-name="P199">X’<text:span text:style-name="T266">1</text:span>000’</text:p>
          </table:table-cell>
          <table:table-cell table:style-name="Table15.D5" office:value-type="string">
            <text:p text:style-name="P199">X’<text:span text:style-name="T266">0</text:span>FFF</text:p>
          </table:table-cell>
          <table:covered-table-cell/>
        </table:table-row>
      </table:table>
      <text:p text:style-name="P47"/>
      <text:p text:style-name="P49">Regardless of whether the allocation is from the high end or low end, the next available boundaries will cross on the last legitimate allocation. <text:s/><text:span text:style-name="T274">This p</text:span><text:span text:style-name="T267">ool state </text:span><text:span text:style-name="T268">is </text:span><text:span text:style-name="T267">highlighted with a light green.</text:span></text:p>
      <text:p text:style-name="P93"><text:span text:style-name="T81">How is it determined that the pool is empty? <text:s/>In the legitimate case, the difference between the two next available boundaries is never greater than one. <text:s/>That in theory would require this condition be detected. <text:s/>However, allocations do not have to be the same size. <text:s/>Hence, how is it determined that the pool has insufficient available memory for an allocation? <text:s/>One approach </text:span><text:span text:style-name="T82">would be</text:span><text:span text:style-name="T81"> calculat</text:span><text:span text:style-name="T82">ion</text:span><text:span text:style-name="T81"> from the two next available boundaries </text:span><text:span text:style-name="T82">of </text:span><text:span text:style-name="T81">how much space remains. <text:s/>This would work. <text:s/>However, it is much simpler to simply track remaining available space each time an allocation is </text:span><text:span text:style-name="T82">provided</text:span><text:span text:style-name="T81">. <text:s/></text:span><text:span text:style-name="T82">This requires </text:span><text:span text:style-name="T97">the</text:span><text:span text:style-name="T82"> additional memory pool field, the available memory.</text:span></text:p>
      <text:p text:style-name="P94"><text:span text:style-name="T82">T</text:span><text:span text:style-name="T1">his table illustrates the additional information in the memory pool state.</text:span></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header-rows>
          <table:table-row table:style-name="TableLine94154778368640">
            <table:table-cell table:style-name="Table17.A1" office:value-type="string">
              <text:p text:style-name="P219">State following...</text:p>
            </table:table-cell>
            <table:table-cell table:style-name="Table17.A1" office:value-type="string">
              <text:p text:style-name="P219">Initial Lower</text:p>
            </table:table-cell>
            <table:table-cell table:style-name="Table17.A1" office:value-type="string">
              <text:p text:style-name="P219">Next Avail. Lower</text:p>
            </table:table-cell>
            <table:table-cell table:style-name="Table17.A1" office:value-type="string">
              <text:p text:style-name="P220">Available</text:p>
            </table:table-cell>
            <table:table-cell table:style-name="Table17.A1" office:value-type="string">
              <text:p text:style-name="P219">Next Avail. Higher</text:p>
            </table:table-cell>
            <table:table-cell table:style-name="Table17.A1" office:value-type="string">
              <text:p text:style-name="P219">Initial Higher</text:p>
            </table:table-cell>
          </table:table-row>
        </table:table-header-rows>
        <table:table-row table:style-name="TableLine94154778393728">
          <table:table-cell table:style-name="Table17.A1" office:value-type="string">
            <text:p text:style-name="P172">Initialization</text:p>
          </table:table-cell>
          <table:table-cell table:style-name="Table17.B2" table:number-rows-spanned="4" office:value-type="string">
            <text:p text:style-name="P173">X’0000’</text:p>
          </table:table-cell>
          <table:table-cell table:style-name="Table17.A1" office:value-type="string">
            <text:p text:style-name="P173">X’0000’</text:p>
          </table:table-cell>
          <table:table-cell table:style-name="Table17.A1" office:value-type="string">
            <text:p text:style-name="P176">X’3000’</text:p>
          </table:table-cell>
          <table:table-cell table:style-name="Table17.A1" office:value-type="string">
            <text:p text:style-name="P173">X’2FFF</text:p>
          </table:table-cell>
          <table:table-cell table:style-name="Table17.B2" table:number-rows-spanned="4" office:value-type="string">
            <text:p text:style-name="P173">X’2FFF’</text:p>
          </table:table-cell>
        </table:table-row>
        <table:table-row table:style-name="TableLine94154778395776">
          <table:table-cell table:style-name="Table17.A1" office:value-type="string">
            <text:p text:style-name="P172">First allocation</text:p>
          </table:table-cell>
          <table:covered-table-cell/>
          <table:table-cell table:style-name="Table17.A1" office:value-type="string">
            <text:p text:style-name="P173">X’1000’</text:p>
          </table:table-cell>
          <table:table-cell table:style-name="Table17.A1" office:value-type="string">
            <text:p text:style-name="P176">X’2000’</text:p>
          </table:table-cell>
          <table:table-cell table:style-name="Table17.A1" office:value-type="string">
            <text:p text:style-name="P173">X’2FFF</text:p>
          </table:table-cell>
          <table:covered-table-cell/>
        </table:table-row>
        <table:table-row table:style-name="TableLine94154778397584">
          <table:table-cell table:style-name="Table17.A1" office:value-type="string">
            <text:p text:style-name="P174">Second allocation</text:p>
          </table:table-cell>
          <table:covered-table-cell/>
          <table:table-cell table:style-name="Table17.A1" office:value-type="string">
            <text:p text:style-name="P173">X’1000’</text:p>
          </table:table-cell>
          <table:table-cell table:style-name="Table17.A1" office:value-type="string">
            <text:p text:style-name="P176">X’1000’</text:p>
          </table:table-cell>
          <table:table-cell table:style-name="Table17.A1" office:value-type="string">
            <text:p text:style-name="P175">X’1FFF</text:p>
          </table:table-cell>
          <table:covered-table-cell/>
        </table:table-row>
        <table:table-row table:style-name="Table17.5">
          <table:table-cell table:style-name="Table17.A1" office:value-type="string">
            <text:p text:style-name="P174">Final allocation</text:p>
          </table:table-cell>
          <table:covered-table-cell/>
          <table:table-cell table:style-name="Table17.C5" office:value-type="string">
            <text:p text:style-name="P175">X’<text:span text:style-name="T266">1</text:span>000’</text:p>
          </table:table-cell>
          <table:table-cell table:style-name="Table17.D5" office:value-type="string">
            <text:p text:style-name="P176">X’0000’</text:p>
          </table:table-cell>
          <table:table-cell table:style-name="Table17.E5" office:value-type="string">
            <text:p text:style-name="P175">X’<text:span text:style-name="T266">0</text:span>FFF</text:p>
          </table:table-cell>
          <table:covered-table-cell/>
        </table:table-row>
      </table:table>
      <text:p text:style-name="P6"/>
      <text:p text:style-name="P51">There is one corner case that is not covered by this design. <text:s/>That is the case where a single memory pool is established for all memory of a 64-bit register system. <text:s/>This is because all memory as a size can not be contained within a 64-bit register value. <text:s/>That number causes a 64-bit value to overflow. <text:s/>In practical terms, this case can not happen. <text:s/>No physical system of any kind as of yet can support this huge amount of memory. <text:s/>Even if it could, with the practices described here, two memory pools would be, at a minimum, required. <text:s/>The second pool could extend to the end of memory, but the size of available memory would fit within a 64-bit register system.</text:p>
      <text:p text:style-name="P28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Sans1" svg:font-family="'Liberation Sans'" style:font-family-generic="swiss"/>
    <style:font-face style:name="Noto Sans Devanagari1" svg:font-family="'Noto Sans Devanaga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Liberation Sans" fo:font-size="14pt" officeooo:rsid="01ddf29a" officeooo:paragraph-rsid="01ddf29a" style:font-size-asian="12.25pt" style:font-size-complex="14pt"/>
    </style:style>
    <style:style style:name="MP2" style:family="paragraph" style:parent-style-name="Footer">
      <style:paragraph-properties fo:text-align="center" style:justify-single-word="false"/>
      <style:text-properties style:font-name="Liberation Sans" fo:font-size="11pt" officeooo:rsid="001ece1a" officeooo:paragraph-rsid="001ece1a" style:font-size-asian="9.60000038146973pt" style:font-size-complex="11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Memory Management</text:p>
      </style:header>
      <style:footer>
        <text:p text:style-name="MP2">Page <text:page-number text:select-page="current">17</text:page-number><text:s/>of <text:page-count>17</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16T15:46:55.460447742</meta:creation-date>
    <meta:generator>LibreOffice/6.4.7.2$Linux_X86_64 LibreOffice_project/40$Build-2</meta:generator>
    <dc:date>2021-05-20T11:20:09.908757220</dc:date>
    <meta:editing-duration>P2DT3H5M</meta:editing-duration>
    <meta:editing-cycles>275</meta:editing-cycles>
    <meta:document-statistic meta:table-count="15" meta:image-count="0" meta:object-count="0" meta:page-count="17" meta:paragraph-count="370" meta:word-count="4375" meta:character-count="27487" meta:non-whitespace-character-count="23224"/>
  </office:meta>
</office:document-meta>
</file>